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3229in" fo:margin-left="-0.0222in" fo:margin-top="0in" fo:margin-bottom="0in" table:align="left"/>
    </style:style>
    <style:style style:name="Table1.A" style:family="table-column">
      <style:table-column-properties style:column-width="1.2708in"/>
    </style:style>
    <style:style style:name="Table1.B" style:family="table-column">
      <style:table-column-properties style:column-width="0.8222in"/>
    </style:style>
    <style:style style:name="Table1.C" style:family="table-column">
      <style:table-column-properties style:column-width="1.084in"/>
    </style:style>
    <style:style style:name="Table1.D" style:family="table-column">
      <style:table-column-properties style:column-width="1.0313in"/>
    </style:style>
    <style:style style:name="Table1.E" style:family="table-column">
      <style:table-column-properties style:column-width="1.0938in"/>
    </style:style>
    <style:style style:name="Table1.F" style:family="table-column">
      <style:table-column-properties style:column-width="1.0201in"/>
    </style:style>
    <style:style style:name="Table1.1" style:family="table-row">
      <style:table-row-properties style:min-row-height="0.3056in" fo:keep-together="auto"/>
    </style:style>
    <style:style style:name="Table1.A1" style:family="table-cell">
      <style:table-cell-properties style:vertical-align="" fo:padding="0.0694in" fo:border-left="1.5pt solid #000000" fo:border-right="1pt solid #000000" fo:border-top="1.5pt solid #000000" fo:border-bottom="1.5pt solid #000000"/>
    </style:style>
    <style:style style:name="Table1.C1" style:family="table-cell">
      <style:table-cell-properties style:vertical-align="" fo:padding="0.0694in" fo:border="1.5pt solid #000000"/>
    </style:style>
    <style:style style:name="Table1.A2" style:family="table-cell">
      <style:table-cell-properties style:vertical-align="middle" fo:padding="0.0694in" fo:border-left="1.5pt solid #000000" fo:border-right="1pt dashed #000000" fo:border-top="1.5pt solid #000000" fo:border-bottom="1pt solid #000000"/>
    </style:style>
    <style:style style:name="Table1.B2" style:family="table-cell">
      <style:table-cell-properties style:vertical-align="middle" fo:padding="0.0694in" fo:border-left="1pt dashed #000000" fo:border-right="1.5pt solid #000000" fo:border-top="1.5pt solid #000000" fo:border-bottom="1pt dashed #000000"/>
    </style:style>
    <style:style style:name="Table1.C2" style:family="table-cell">
      <style:table-cell-properties style:vertical-align="middle" fo:padding="0.0694in" fo:border-left="1.5pt solid #000000" fo:border-right="1.5pt solid #000000" fo:border-top="1.5pt solid #000000" fo:border-bottom="1pt dashed #000000"/>
    </style:style>
    <style:style style:name="Table1.F2" style:family="table-cell">
      <style:table-cell-properties style:vertical-align="middle" fo:padding="0.0694in" fo:border-left="1.5pt solid #000000" fo:border-right="1.5pt solid #000000" fo:border-top="1.5pt solid #000000" fo:border-bottom="none"/>
    </style:style>
    <style:style style:name="Table1.A3" style:family="table-cell">
      <style:table-cell-properties style:vertical-align="middle" fo:padding="0.0694in" fo:border-left="1.5pt solid #000000" fo:border-right="1pt dashed #000000" fo:border-top="1pt solid #000000" fo:border-bottom="1.5pt solid #000000"/>
    </style:style>
    <style:style style:name="Table1.B3" style:family="table-cell">
      <style:table-cell-properties style:vertical-align="middle" fo:padding="0.0694in" fo:border-left="1pt dashed #000000" fo:border-right="1.5pt solid #000000" fo:border-top="1pt dashed #000000" fo:border-bottom="1.5pt solid #000000"/>
    </style:style>
    <style:style style:name="Table1.C3" style:family="table-cell">
      <style:table-cell-properties style:vertical-align="middle" fo:padding="0.0694in" fo:border-left="1.5pt solid #000000" fo:border-right="1.5pt solid #000000" fo:border-top="1pt dashed #000000" fo:border-bottom="1.5pt solid #000000"/>
    </style:style>
    <style:style style:name="Table1.F3" style:family="table-cell">
      <style:table-cell-properties style:vertical-align="middle" fo:padding="0.0694in" fo:border-left="1.5pt solid #000000" fo:border-right="1.5pt solid #000000" fo:border-top="none" fo:border-bottom="1.5pt solid #000000"/>
    </style:style>
    <style:style style:name="P1" style:family="paragraph" style:parent-style-name="Standard">
      <style:text-properties fo:font-size="12pt" fo:font-weight="bold" style:font-size-asian="12pt" style:font-weight-asian="bold" style:font-size-complex="12pt"/>
    </style:style>
    <style:style style:name="P2" style:family="paragraph" style:parent-style-name="Standard">
      <style:text-properties fo:font-size="12pt"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text-properties fo:font-size="12pt" fo:font-style="italic" fo:font-weight="bold" style:font-size-asian="12pt" style:font-style-asian="italic" style:font-weight-asian="bold" style:font-size-complex="12pt"/>
    </style:style>
    <style:style style:name="P6" style:family="paragraph" style:parent-style-name="Standard">
      <style:paragraph-properties fo:text-align="start" style:justify-single-word="false"/>
    </style:style>
    <style:style style:name="P7" style:family="paragraph" style:parent-style-name="Standard">
      <style:text-properties fo:font-size="14pt" fo:font-weight="bold" style:font-size-asian="14pt" style:font-weight-asian="bold" style:font-size-complex="14pt"/>
    </style:style>
    <style:style style:name="P8" style:family="paragraph" style:parent-style-name="Standard">
      <style:paragraph-properties fo:line-height="100%" fo:orphans="0" fo:widows="0"/>
    </style:style>
    <style:style style:name="P9" style:family="paragraph" style:parent-style-name="Standard">
      <style:paragraph-properties fo:margin-left="1in" fo:margin-right="0in" fo:text-indent="0.5in" style:auto-text-indent="false"/>
    </style:style>
    <style:style style:name="P10" style:family="paragraph" style:parent-style-name="Standard">
      <style:paragraph-properties fo:margin-left="1in" fo:margin-right="0in" fo:text-indent="0.5in" style:auto-text-indent="false"/>
      <style:text-properties fo:font-size="12pt" fo:font-style="italic" fo:font-weight="bold" style:font-size-asian="12pt" style:font-style-asian="italic" style:font-weight-asian="bold" style:font-size-complex="12pt"/>
    </style:style>
    <style:style style:name="P11" style:family="paragraph" style:parent-style-name="Standard" style:list-style-name="WWNum17">
      <style:paragraph-properties fo:margin-left="0.2953in" fo:margin-right="0in" fo:text-align="start" style:justify-single-word="false" fo:text-indent="-0.25in" style:auto-text-indent="false"/>
    </style:style>
    <style:style style:name="P12" style:family="paragraph" style:parent-style-name="Standard" style:list-style-name="WWNum16">
      <style:paragraph-properties fo:margin-left="0.2953in" fo:margin-right="0in" fo:text-align="start" style:justify-single-word="false" fo:text-indent="-0.25in" style:auto-text-indent="false"/>
    </style:style>
    <style:style style:name="P13" style:family="paragraph" style:parent-style-name="Standard" style:list-style-name="WWNum22">
      <style:paragraph-properties fo:margin-left="0.2953in" fo:margin-right="0in" fo:text-indent="-0.25in" style:auto-text-indent="false"/>
    </style:style>
    <style:style style:name="P14" style:family="paragraph" style:parent-style-name="Standard" style:list-style-name="WWNum15">
      <style:paragraph-properties fo:margin-left="0.2953in" fo:margin-right="0in" fo:text-indent="-0.25in" style:auto-text-indent="false"/>
    </style:style>
    <style:style style:name="P15" style:family="paragraph" style:parent-style-name="Standard" style:list-style-name="WWNum2">
      <style:paragraph-properties fo:margin-left="0.2953in" fo:margin-right="0in" fo:text-indent="-0.25in" style:auto-text-indent="false"/>
    </style:style>
    <style:style style:name="P16" style:family="paragraph" style:parent-style-name="Standard" style:list-style-name="WWNum20">
      <style:paragraph-properties fo:margin-left="0.2953in" fo:margin-right="0in" fo:text-indent="-0.25in" style:auto-text-indent="false"/>
    </style:style>
    <style:style style:name="P17" style:family="paragraph" style:parent-style-name="Standard" style:list-style-name="WWNum19">
      <style:paragraph-properties fo:margin-left="0.2953in" fo:margin-right="0in" fo:text-indent="-0.25in" style:auto-text-indent="false"/>
    </style:style>
    <style:style style:name="P18" style:family="paragraph" style:parent-style-name="Standard" style:list-style-name="WWNum7">
      <style:paragraph-properties fo:margin-left="0.2953in" fo:margin-right="0in" fo:text-indent="-0.25in" style:auto-text-indent="false"/>
    </style:style>
    <style:style style:name="P19" style:family="paragraph" style:parent-style-name="Standard" style:list-style-name="WWNum11">
      <style:paragraph-properties fo:margin-left="0.2953in" fo:margin-right="0in" fo:text-indent="-0.25in" style:auto-text-indent="false"/>
    </style:style>
    <style:style style:name="P20" style:family="paragraph" style:parent-style-name="Standard" style:list-style-name="WWNum5">
      <style:paragraph-properties fo:margin-left="0.2953in" fo:margin-right="0in" fo:text-indent="-0.25in" style:auto-text-indent="false"/>
    </style:style>
    <style:style style:name="P21" style:family="paragraph" style:parent-style-name="Standard" style:list-style-name="WWNum8">
      <style:paragraph-properties fo:margin-left="0.2953in" fo:margin-right="0in" fo:text-indent="-0.25in" style:auto-text-indent="false"/>
    </style:style>
    <style:style style:name="P22" style:family="paragraph" style:parent-style-name="Standard" style:list-style-name="WWNum3">
      <style:paragraph-properties fo:margin-left="0.2953in" fo:margin-right="0in" fo:text-indent="-0.25in" style:auto-text-indent="false"/>
    </style:style>
    <style:style style:name="P23" style:family="paragraph" style:parent-style-name="Standard" style:list-style-name="WWNum21">
      <style:paragraph-properties fo:margin-left="0.2953in" fo:margin-right="0in" fo:text-indent="-0.25in" style:auto-text-indent="false"/>
    </style:style>
    <style:style style:name="P24" style:family="paragraph" style:parent-style-name="Standard" style:list-style-name="WWNum25">
      <style:paragraph-properties fo:margin-left="0.2953in" fo:margin-right="0in" fo:text-indent="-0.25in" style:auto-text-indent="false"/>
    </style:style>
    <style:style style:name="P25" style:family="paragraph" style:parent-style-name="Standard" style:list-style-name="WWNum12">
      <style:paragraph-properties fo:margin-left="0.2953in" fo:margin-right="0in" fo:text-indent="-0.25in" style:auto-text-indent="false"/>
    </style:style>
    <style:style style:name="P26" style:family="paragraph" style:parent-style-name="Standard" style:list-style-name="WWNum28">
      <style:paragraph-properties fo:margin-left="0.2953in" fo:margin-right="0in" fo:text-indent="-0.25in" style:auto-text-indent="false"/>
    </style:style>
    <style:style style:name="P27" style:family="paragraph" style:parent-style-name="Standard" style:list-style-name="WWNum26">
      <style:paragraph-properties fo:margin-left="0.2953in" fo:margin-right="0in" fo:text-indent="-0.25in" style:auto-text-indent="false"/>
    </style:style>
    <style:style style:name="P28" style:family="paragraph" style:parent-style-name="Standard" style:list-style-name="WWNum6">
      <style:paragraph-properties fo:margin-left="0.2953in" fo:margin-right="0in" fo:text-indent="-0.25in" style:auto-text-indent="false"/>
    </style:style>
    <style:style style:name="P29" style:family="paragraph" style:parent-style-name="Standard" style:list-style-name="WWNum23">
      <style:paragraph-properties fo:margin-left="0.2953in" fo:margin-right="0in" fo:text-indent="-0.25in" style:auto-text-indent="false"/>
    </style:style>
    <style:style style:name="P30" style:family="paragraph" style:parent-style-name="Standard" style:list-style-name="WWNum18">
      <style:paragraph-properties fo:margin-left="0.2953in" fo:margin-right="0in" fo:text-indent="-0.25in" style:auto-text-indent="false"/>
    </style:style>
    <style:style style:name="P31" style:family="paragraph" style:parent-style-name="Standard" style:list-style-name="WWNum1">
      <style:paragraph-properties fo:margin-left="0.2953in" fo:margin-right="0in" fo:text-indent="-0.25in" style:auto-text-indent="false"/>
    </style:style>
    <style:style style:name="P32" style:family="paragraph" style:parent-style-name="Standard" style:list-style-name="WWNum13">
      <style:paragraph-properties fo:margin-left="0.2953in" fo:margin-right="0in" fo:text-indent="-0.25in" style:auto-text-indent="false"/>
    </style:style>
    <style:style style:name="P33" style:family="paragraph" style:parent-style-name="Standard" style:list-style-name="WWNum24">
      <style:paragraph-properties fo:margin-left="0.2953in" fo:margin-right="0in" fo:text-indent="-0.25in" style:auto-text-indent="false"/>
    </style:style>
    <style:style style:name="P34" style:family="paragraph" style:parent-style-name="Standard" style:list-style-name="WWNum29">
      <style:paragraph-properties fo:margin-left="0.2953in" fo:margin-right="0in" fo:text-indent="-0.25in" style:auto-text-indent="false"/>
    </style:style>
    <style:style style:name="P35" style:family="paragraph" style:parent-style-name="Standard" style:list-style-name="WWNum4">
      <style:paragraph-properties fo:margin-left="0.2953in" fo:margin-right="0in" fo:text-indent="-0.25in" style:auto-text-indent="false"/>
    </style:style>
    <style:style style:name="P36" style:family="paragraph" style:parent-style-name="Standard" style:list-style-name="WWNum27">
      <style:paragraph-properties fo:margin-left="0.2953in" fo:margin-right="0in" fo:text-indent="-0.25in" style:auto-text-indent="false"/>
    </style:style>
    <style:style style:name="P37" style:family="paragraph" style:parent-style-name="Standard" style:list-style-name="WWNum14">
      <style:paragraph-properties fo:margin-left="0.2953in" fo:margin-right="0in" fo:text-indent="-0.25in" style:auto-text-indent="false"/>
    </style:style>
    <style:style style:name="P38" style:family="paragraph" style:parent-style-name="Standard" style:list-style-name="WWNum10">
      <style:paragraph-properties fo:margin-left="0.2953in" fo:margin-right="0in" fo:text-indent="-0.25in" style:auto-text-indent="false"/>
    </style:style>
    <style:style style:name="P39" style:family="paragraph" style:parent-style-name="Standard" style:list-style-name="WWNum9">
      <style:paragraph-properties fo:margin-left="0.2953in" fo:margin-right="0in" fo:text-indent="-0.25in" style:auto-text-indent="false"/>
    </style:style>
    <style:style style:name="P40" style:family="paragraph" style:parent-style-name="Standard">
      <style:paragraph-properties fo:margin-left="0in" fo:margin-right="0in" fo:text-indent="0in" style:auto-text-indent="false"/>
    </style:style>
    <style:style style:name="P41" style:family="paragraph" style:parent-style-name="Standard">
      <style:paragraph-properties fo:margin-left="0in" fo:margin-right="0in" fo:text-indent="0in" style:auto-text-indent="false"/>
      <style:text-properties fo:font-size="12pt" style:font-size-asian="12pt" style:font-size-complex="12pt"/>
    </style:style>
    <style:style style:name="P42" style:family="paragraph" style:parent-style-name="Standard">
      <style:paragraph-properties fo:margin-left="0in" fo:margin-right="0in" fo:text-align="start" style:justify-single-word="false" fo:text-indent="0in" style:auto-text-indent="false"/>
      <style:text-properties fo:font-size="12pt" style:font-size-asian="12pt" style:font-size-complex="12pt"/>
    </style:style>
    <style:style style:name="P43" style:family="paragraph" style:parent-style-name="Standard">
      <style:paragraph-properties fo:margin-left="0in" fo:margin-right="0in" fo:text-align="start" style:justify-single-word="false" fo:text-indent="0in" style:auto-text-indent="false"/>
    </style:style>
    <style:style style:name="P44" style:family="paragraph" style:parent-style-name="Standard">
      <style:paragraph-properties fo:margin-left="0in" fo:margin-right="0in" fo:text-indent="0in" style:auto-text-indent="false" fo:break-before="page"/>
    </style:style>
    <style:style style:name="P45" style:family="paragraph" style:parent-style-name="Standard">
      <style:paragraph-properties fo:margin-left="0.5in" fo:margin-right="0in" fo:text-indent="0in" style:auto-text-indent="false"/>
    </style:style>
    <style:style style:name="P46" style:family="paragraph" style:parent-style-name="Standard">
      <style:paragraph-properties fo:margin-left="0.5in" fo:margin-right="0in" fo:text-indent="0in" style:auto-text-indent="false"/>
      <style:text-properties fo:font-size="12pt" style:font-size-asian="12pt" style:font-size-complex="12pt"/>
    </style:style>
    <style:style style:name="P47" style:family="paragraph" style:parent-style-name="Standard" style:list-style-name="WWNum3">
      <style:paragraph-properties fo:margin-left="0.5902in" fo:margin-right="0in" fo:text-indent="-0.25in" style:auto-text-indent="false"/>
    </style:style>
    <style:style style:name="P4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4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style:font-size-asian="12pt" style:font-size-complex="12pt"/>
    </style:style>
    <style:style style:name="P51" style:family="paragraph" style:parent-style-name="Standard" style:list-style-name="WWNum24">
      <style:paragraph-properties fo:margin-left="0.4917in" fo:margin-right="0in" fo:text-indent="-0.25in" style:auto-text-indent="false"/>
    </style:style>
    <style:style style:name="P52" style:family="paragraph" style:parent-style-name="Standard" style:list-style-name="WWNum27">
      <style:paragraph-properties fo:margin-left="0.4917in" fo:margin-right="0in" fo:text-indent="-0.25in" style:auto-text-indent="false"/>
    </style:style>
    <style:style style:name="P53" style:family="paragraph" style:parent-style-name="Standard" style:list-style-name="WWNum10">
      <style:paragraph-properties fo:margin-left="0.4917in" fo:margin-right="0in" fo:text-indent="-0.25in" style:auto-text-indent="false"/>
    </style:style>
    <style:style style:name="P54" style:family="paragraph" style:parent-style-name="Standard" style:master-page-name="Standard">
      <style:paragraph-properties fo:text-align="center" style:justify-single-word="false" style:page-number="1"/>
    </style:style>
    <style:style style:name="P55" style:family="paragraph">
      <loext:graphic-properties draw:fill="none"/>
      <style:paragraph-properties fo:text-align="start"/>
    </style:style>
    <style:style style:name="P56" style:family="paragraph">
      <style:paragraph-properties fo:margin-top="0in" fo:margin-bottom="0in" fo:line-height="100%" fo:text-align="center"/>
    </style:style>
    <style:style style:name="P57" style:family="paragraph">
      <loext:graphic-properties draw:fill="none"/>
      <style:paragraph-properties fo:margin-top="0in" fo:margin-bottom="0in" fo:line-height="100%" fo:text-align="center"/>
    </style:style>
    <style:style style:name="P58" style:family="paragraph">
      <loext:graphic-properties draw:fill="solid" draw:fill-color="#d9ead3" draw:opacity="73%"/>
      <style:paragraph-properties fo:text-align="start"/>
    </style:style>
    <style:style style:name="P59" style:family="paragraph">
      <style:paragraph-properties fo:margin-top="0in" fo:margin-bottom="0in" fo:line-height="100%" fo:text-align="start"/>
    </style:style>
    <style:style style:name="P60" style:family="paragraph">
      <loext:graphic-properties draw:fill="none"/>
      <style:paragraph-properties fo:margin-top="0in" fo:margin-bottom="0in" fo:line-height="100%" fo:text-align="start"/>
    </style:style>
    <style:style style:name="P61" style:family="paragraph">
      <loext:graphic-properties draw:fill="solid" draw:fill-color="#fff2cc"/>
      <style:paragraph-properties fo:margin-top="0in" fo:margin-bottom="0in" fo:line-height="100%" fo:text-align="center"/>
    </style:style>
    <style:style style:name="P62" style:family="paragraph">
      <loext:graphic-properties draw:fill="solid" draw:fill-color="#fff2cc"/>
      <style:paragraph-properties fo:margin-top="0in" fo:margin-bottom="0in" fo:line-height="100%" fo:text-align="start"/>
    </style:style>
    <style:style style:name="P63" style:family="paragraph">
      <style:paragraph-properties fo:margin-top="0in" fo:margin-bottom="0in" fo:line-height="100%" fo:text-align="end"/>
    </style:style>
    <style:style style:name="P64" style:family="paragraph">
      <loext:graphic-properties draw:fill="none"/>
      <style:paragraph-properties fo:margin-top="0in" fo:margin-bottom="0in" fo:line-height="100%" fo:text-align="end"/>
    </style:style>
    <style:style style:name="T1" style:family="text">
      <style:text-properties fo:font-size="18pt" fo:font-weight="bold" style:font-size-asian="18pt" style:font-weight-asian="bold" style:font-size-complex="18pt"/>
    </style:style>
    <style:style style:name="T2" style:family="text">
      <style:text-properties fo:font-size="14pt" fo:font-weight="bold" style:font-size-asian="14pt" style:font-weight-asian="bold" style:font-size-complex="14pt"/>
    </style:style>
    <style:style style:name="T3" style:family="text">
      <style:text-properties fo:font-size="14pt" style:font-size-asian="14pt" style:font-size-complex="14pt"/>
    </style:style>
    <style:style style:name="T4" style:family="text">
      <style:text-properties fo:font-size="12pt" fo:font-weight="bold" style:font-size-asian="12pt" style:font-weight-asian="bold" style:font-size-complex="12pt"/>
    </style:style>
    <style:style style:name="T5" style:family="text">
      <style:text-properties fo:font-size="12pt" fo:font-style="italic" style:font-size-asian="12pt" style:font-style-asian="italic" style:font-size-complex="12pt"/>
    </style:style>
    <style:style style:name="T6" style:family="text">
      <style:text-properties fo:font-size="12pt" fo:font-style="italic" fo:font-weight="bold" style:font-size-asian="12pt" style:font-style-asian="italic" style:font-weight-asian="bold" style:font-size-complex="12pt"/>
    </style:style>
    <style:style style:name="T7" style:family="text">
      <style:text-properties fo:font-size="12pt" style:font-size-asian="12pt" style:font-size-complex="12pt"/>
    </style:style>
    <style:style style:name="T8" style:family="text">
      <style:text-properties fo:font-size="12pt" style:text-underline-style="solid" style:text-underline-width="auto" style:text-underline-color="font-color" style:font-size-asian="12pt" style:font-size-complex="12pt"/>
    </style:style>
    <style:style style:name="T9" style:family="text">
      <style:text-properties fo:font-size="12pt" style:text-underline-style="none" style:font-size-asian="12pt" style:font-size-complex="12pt"/>
    </style:style>
    <style:style style:name="T10" style:family="text">
      <style:text-properties fo:font-variant="normal" fo:text-transform="none" fo:color="#073763"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11" style:family="text">
      <style:text-properties fo:font-variant="normal" fo:text-transform="none" fo:color="#783f04" style:text-line-through-style="none" style:text-line-through-type="none" style:text-position="0% 100%" style:font-name="Arial1" fo:font-size="10pt" fo:letter-spacing="normal"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15" style:family="text">
      <style:text-properties fo:font-variant="normal" fo:text-transform="none" fo:color="#073763"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6" style:family="text">
      <style:text-properties fo:font-variant="normal" fo:text-transform="none" fo:color="#66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1" fo:font-size="10pt" fo:letter-spacing="normal" fo:font-style="italic" style:text-underline-style="none" fo:font-weight="normal" style:font-name-asian="Arial1" style:font-size-asian="10pt" style:font-style-asian="italic" style:font-weight-asian="normal" style:font-name-complex="Arial1" style:font-size-complex="10pt" style:font-style-complex="italic" style:font-weight-complex="normal"/>
    </style:style>
    <style:style style:name="T19"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gr1" style:family="graphic">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9in" svg:stroke-color="#073763" draw:stroke-linejoin="round" draw:fill="none" draw:textarea-vertical-align="middle" draw:auto-grow-height="false" draw:fit-to-size="false" style:shrink-to-fit="false" fo:min-height="0.7016in" fo:min-width="0.8457in" fo:padding-top="0.1in" fo:padding-bottom="0.1in" fo:padding-left="0.1in" fo:padding-right="0.1in" fo:wrap-option="wrap" style:run-through="foreground"/>
    </style:style>
    <style:style style:name="gr3" style:family="graphic">
      <style:graphic-properties draw:stroke="solid" svg:stroke-width="0.0102in" svg:stroke-color="#073763" draw:stroke-linejoin="round" draw:fill="none" draw:textarea-vertical-align="middle" draw:auto-grow-height="false" draw:fit-to-size="false" style:shrink-to-fit="false" fo:min-height="0.5717in" fo:min-width="0.6945in" fo:padding-top="0.1in" fo:padding-bottom="0.1in" fo:padding-left="0.1in" fo:padding-right="0.1in" fo:wrap-option="wrap" style:run-through="foreground"/>
    </style:style>
    <style:style style:name="gr4" style:family="graphic">
      <style:graphic-properties draw:stroke="solid" svg:stroke-width="0.0102in" svg:stroke-color="#073763" draw:stroke-linejoin="round" draw:fill="none" draw:textarea-vertical-align="middle" draw:auto-grow-height="false" draw:fit-to-size="false" style:shrink-to-fit="false" fo:min-height="0.4173in" fo:min-width="0.5146in" fo:padding-top="0.1in" fo:padding-bottom="0.1in" fo:padding-left="0.1in" fo:padding-right="0.1in" fo:wrap-option="wrap" style:run-through="foreground"/>
    </style:style>
    <style:style style:name="gr5" style:family="graphic">
      <style:graphic-properties draw:stroke="solid" svg:stroke-width="0.0102in" svg:stroke-color="#073763" draw:stroke-linejoin="round" draw:fill="none" draw:textarea-vertical-align="middle" draw:auto-grow-height="false" draw:fit-to-size="false" style:shrink-to-fit="false" fo:min-height="0.2689in" fo:min-width="0.3425in" fo:padding-top="0.1in" fo:padding-bottom="0.1in" fo:padding-left="0.1in" fo:padding-right="0.1in" fo:wrap-option="wrap" style:run-through="foreground"/>
    </style:style>
    <style:style style:name="gr6" style:family="graphic">
      <style:graphic-properties draw:stroke="solid" svg:stroke-width="0.0102in" svg:stroke-color="#073763" draw:stroke-linejoin="round" draw:fill="none" draw:textarea-vertical-align="middle" draw:auto-grow-height="false" draw:fit-to-size="false" style:shrink-to-fit="false" fo:min-height="0.1425in" fo:min-width="0.1945in" fo:padding-top="0.1in" fo:padding-bottom="0.1in" fo:padding-left="0.1in" fo:padding-right="0.1in" fo:wrap-option="wrap" style:run-through="foreground"/>
    </style:style>
    <style:style style:name="gr7" style:family="graphic">
      <style:graphic-properties draw:stroke="solid" svg:stroke-width="0.0209in" svg:stroke-color="#073763" draw:stroke-linejoin="round" draw:fill="none" draw:textarea-vertical-align="middle" draw:auto-grow-height="false" draw:fit-to-size="false" style:shrink-to-fit="false" fo:min-height="1.3154in" fo:min-width="0in" fo:padding-top="0.1in" fo:padding-bottom="0.1in" fo:padding-left="0.1in" fo:padding-right="0.1in" fo:wrap-option="wrap" style:run-through="foreground"/>
    </style:style>
    <style:style style:name="gr8" style:family="graphic">
      <style:graphic-properties draw:stroke="solid" svg:stroke-width="0.0209in" svg:stroke-color="#073763" draw:stroke-linejoin="round" draw:fill="none" draw:textarea-vertical-align="middle" draw:auto-grow-height="false" draw:fit-to-size="false" style:shrink-to-fit="false" fo:min-height="0.6575in" fo:min-width="1.1071in" fo:padding-top="0.1in" fo:padding-bottom="0.1in" fo:padding-left="0.1in" fo:padding-right="0.1in" fo:wrap-option="wrap" style:run-through="foreground"/>
    </style:style>
    <style:style style:name="gr9" style:family="graphic">
      <style:graphic-properties draw:stroke="none" svg:stroke-width="0in" draw:fill="none" draw:textarea-vertical-align="middle" draw:auto-grow-height="false" draw:fit-to-size="false" style:shrink-to-fit="false" fo:min-height="0.072in" fo:min-width="0.4138in" fo:padding-top="0.1in" fo:padding-bottom="0.1in" fo:padding-left="0.1in" fo:padding-right="0.1in" fo:wrap-option="wrap" style:run-through="foreground"/>
    </style:style>
    <style:style style:name="gr10" style:family="graphic">
      <style:graphic-properties draw:stroke="none" svg:stroke-width="0in" draw:fill="none" draw:textarea-vertical-align="middle" draw:auto-grow-height="false" draw:fit-to-size="false" style:shrink-to-fit="false" fo:min-height="0.0728in" fo:min-width="0.4138in" fo:padding-top="0.1in" fo:padding-bottom="0.1in" fo:padding-left="0.1in" fo:padding-right="0.1in" fo:wrap-option="wrap" style:run-through="foreground"/>
    </style:style>
    <style:style style:name="gr11" style:family="graphic">
      <style:graphic-properties draw:stroke="none" svg:stroke-width="0in" draw:fill="none" draw:textarea-vertical-align="middle" draw:auto-grow-height="false" draw:fit-to-size="false" style:shrink-to-fit="false" fo:min-height="0.0728in" fo:min-width="0.5209in" fo:padding-top="0.1in" fo:padding-bottom="0.1in" fo:padding-left="0.1in" fo:padding-right="0.1in" fo:wrap-option="wrap" style:run-through="foreground"/>
    </style:style>
    <style:style style:name="gr12" style:family="graphic">
      <style:graphic-properties draw:stroke="none" svg:stroke-width="0in" draw:fill="none" draw:textarea-vertical-align="middle" draw:auto-grow-height="false" draw:fit-to-size="false" style:shrink-to-fit="false" fo:min-height="0.072in" fo:min-width="0.5209in" fo:padding-top="0.1in" fo:padding-bottom="0.1in" fo:padding-left="0.1in" fo:padding-right="0.1in" fo:wrap-option="wrap" style:run-through="foreground"/>
    </style:style>
    <style:style style:name="gr13" style:family="graphic">
      <style:graphic-properties draw:stroke="none" svg:stroke-width="0in" draw:fill="none" draw:textarea-vertical-align="middle" draw:auto-grow-height="false" draw:fit-to-size="false" style:shrink-to-fit="false" fo:min-height="0.0728in" fo:min-width="0.5701in" fo:padding-top="0.1in" fo:padding-bottom="0.1in" fo:padding-left="0.1in" fo:padding-right="0.1in" fo:wrap-option="wrap" style:run-through="foreground"/>
    </style:style>
    <style:style style:name="gr14" style:family="graphic">
      <style:graphic-properties draw:stroke="none" svg:stroke-width="0in" draw:fill="none" draw:textarea-vertical-align="middle" draw:auto-grow-height="false" draw:fit-to-size="false" style:shrink-to-fit="false" fo:min-height="0.0728in" fo:min-width="0.7346in" fo:padding-top="0.1in" fo:padding-bottom="0.1in" fo:padding-left="0.1in" fo:padding-right="0.1in" fo:wrap-option="wrap" style:run-through="foreground"/>
    </style:style>
    <style:style style:name="gr15" style:family="graphic">
      <style:graphic-properties draw:stroke="solid" svg:stroke-width="0.0102in" svg:stroke-color="#38761d" draw:stroke-linejoin="round" draw:fill="solid" draw:fill-color="#d9ead3" draw:opacity="73%" draw:textarea-vertical-align="middle" draw:auto-grow-height="false" draw:fit-to-size="false" style:shrink-to-fit="false" fo:min-height="0.8in" fo:min-width="0.8043in" fo:padding-top="0.1in" fo:padding-bottom="0.1in" fo:padding-left="0.1in" fo:padding-right="0.1in" fo:wrap-option="wrap" style:run-through="foreground"/>
    </style:style>
    <style:style style:name="gr16" style:family="graphic">
      <style:graphic-properties style:run-through="foreground"/>
    </style:style>
    <style:style style:name="gr17" style:family="graphic">
      <style:graphic-properties draw:stroke="solid" svg:stroke-width="0.0209in" svg:stroke-color="#000000" draw:stroke-linejoin="round" draw:fill="none" draw:textarea-vertical-align="middle" draw:auto-grow-height="false" draw:fit-to-size="false" style:shrink-to-fit="false" fo:min-height="0.6957in" fo:min-width="0in" fo:padding-top="0.1in" fo:padding-bottom="0.1in" fo:padding-left="0.1in" fo:padding-right="0.1in" fo:wrap-option="wrap" style:run-through="foreground"/>
    </style:style>
    <style:style style:name="gr18" style:family="graphic">
      <style:graphic-properties draw:stroke="solid" svg:stroke-width="0.0209in" svg:stroke-color="#000000" draw:stroke-linejoin="round" draw:fill="none" draw:textarea-vertical-align="middle" draw:auto-grow-height="false" draw:fit-to-size="false" style:shrink-to-fit="false" fo:min-height="0in" fo:min-width="0.748in" fo:padding-top="0.1in" fo:padding-bottom="0.1in" fo:padding-left="0.1in" fo:padding-right="0.1in" fo:wrap-option="wrap" style:run-through="foreground"/>
    </style:style>
    <style:style style:name="gr19" style:family="graphic">
      <style:graphic-properties draw:stroke="solid" svg:stroke-width="0.0209in" svg:stroke-color="#000000" draw:stroke-linejoin="round" draw:fill="none" draw:textarea-vertical-align="middle" draw:auto-grow-height="false" draw:fit-to-size="false" style:shrink-to-fit="false" fo:min-height="0.2689in" fo:min-width="0.2752in" fo:padding-top="0.1in" fo:padding-bottom="0.1in" fo:padding-left="0.1in" fo:padding-right="0.1in" fo:wrap-option="wrap" style:run-through="foreground"/>
    </style:style>
    <style:style style:name="gr20" style:family="graphic">
      <style:graphic-properties draw:stroke="solid" svg:stroke-width="0.0209in" svg:stroke-color="#000000" draw:stroke-linejoin="round" draw:fill="none" draw:textarea-vertical-align="middle" draw:auto-grow-height="false" draw:fit-to-size="false" style:shrink-to-fit="false" fo:min-height="0.7807in" fo:min-width="0in" fo:padding-top="0.1in" fo:padding-bottom="0.1in" fo:padding-left="0.1in" fo:padding-right="0.1in" fo:wrap-option="wrap" style:run-through="foreground"/>
    </style:style>
    <style:style style:name="gr21" style:family="graphic">
      <style:graphic-properties draw:stroke="solid" svg:stroke-width="0.0209in" svg:stroke-color="#000000" draw:stroke-linejoin="round" draw:fill="none" draw:textarea-vertical-align="middle" draw:auto-grow-height="false" draw:fit-to-size="false" style:shrink-to-fit="false" fo:min-height="0in" fo:min-width="0.7264in" fo:padding-top="0.1in" fo:padding-bottom="0.1in" fo:padding-left="0.1in" fo:padding-right="0.1in" fo:wrap-option="wrap" style:run-through="foreground"/>
    </style:style>
    <style:style style:name="gr22" style:family="graphic">
      <style:graphic-properties draw:stroke="solid" svg:stroke-width="0.0209in" svg:stroke-color="#000000" draw:stroke-linejoin="round" draw:fill="none" draw:textarea-vertical-align="middle" draw:auto-grow-height="false" draw:fit-to-size="false" style:shrink-to-fit="false" fo:min-height="0.311in" fo:min-width="0.2638in" fo:padding-top="0.1in" fo:padding-bottom="0.1in" fo:padding-left="0.1in" fo:padding-right="0.1in" fo:wrap-option="wrap" style:run-through="foreground"/>
    </style:style>
    <style:style style:name="gr23" style:family="graphic">
      <style:graphic-properties draw:stroke="solid" svg:stroke-width="0.0209in" svg:stroke-color="#000000" draw:stroke-linejoin="round" draw:fill="none" draw:textarea-vertical-align="middle" draw:auto-grow-height="false" draw:fit-to-size="false" style:shrink-to-fit="false" fo:min-height="0.6335in" fo:min-width="0in" fo:padding-top="0.1in" fo:padding-bottom="0.1in" fo:padding-left="0.1in" fo:padding-right="0.1in" fo:wrap-option="wrap" style:run-through="foreground"/>
    </style:style>
    <style:style style:name="gr24" style:family="graphic">
      <style:graphic-properties draw:stroke="solid" svg:stroke-width="0.0209in" svg:stroke-color="#000000" draw:stroke-linejoin="round" draw:fill="none" draw:textarea-vertical-align="middle" draw:auto-grow-height="false" draw:fit-to-size="false" style:shrink-to-fit="false" fo:min-height="0.6339in" fo:min-width="0.748in" fo:padding-top="0.1in" fo:padding-bottom="0.1in" fo:padding-left="0.1in" fo:padding-right="0.1in" fo:wrap-option="wrap" style:run-through="foreground"/>
    </style:style>
    <style:style style:name="gr25" style:family="graphic">
      <style:graphic-properties draw:stroke="solid" svg:stroke-width="0.0209in" svg:stroke-color="#000000" draw:stroke-linejoin="round" draw:fill="none" draw:textarea-vertical-align="middle" draw:auto-grow-height="false" draw:fit-to-size="false" style:shrink-to-fit="false" fo:min-height="0.772in" fo:min-width="0in" fo:padding-top="0.1in" fo:padding-bottom="0.1in" fo:padding-left="0.1in" fo:padding-right="0.1in" fo:wrap-option="wrap" style:run-through="foreground"/>
    </style:style>
    <style:style style:name="gr26" style:family="graphic">
      <style:graphic-properties draw:stroke="solid" svg:stroke-width="0.0209in" svg:stroke-color="#000000" draw:stroke-linejoin="round" draw:fill="none" draw:textarea-vertical-align="middle" draw:auto-grow-height="false" draw:fit-to-size="false" style:shrink-to-fit="false" fo:min-height="0in" fo:min-width="0.6709in" fo:padding-top="0.1in" fo:padding-bottom="0.1in" fo:padding-left="0.1in" fo:padding-right="0.1in" fo:wrap-option="wrap" style:run-through="foreground"/>
    </style:style>
    <style:style style:name="gr27" style:family="graphic">
      <style:graphic-properties draw:stroke="solid" svg:stroke-width="0.0209in" svg:stroke-color="#000000" draw:stroke-linejoin="round" draw:fill="none" draw:textarea-vertical-align="middle" draw:auto-grow-height="false" draw:fit-to-size="false" style:shrink-to-fit="false" fo:min-height="0.772in" fo:min-width="0.6709in" fo:padding-top="0.1in" fo:padding-bottom="0.1in" fo:padding-left="0.1in" fo:padding-right="0.1in" fo:wrap-option="wrap" style:run-through="foreground"/>
    </style:style>
    <style:style style:name="gr28" style:family="graphic">
      <style:graphic-properties draw:stroke="none" svg:stroke-width="0in" draw:fill="none" draw:textarea-vertical-align="middle" draw:auto-grow-height="false" draw:fit-to-size="false" style:shrink-to-fit="false" fo:min-height="0.2016in" fo:min-width="0.7173in" fo:padding-top="0.1in" fo:padding-bottom="0.1in" fo:padding-left="0.1in" fo:padding-right="0.1in" fo:wrap-option="wrap" style:run-through="foreground"/>
    </style:style>
    <style:style style:name="gr29" style:family="graphic">
      <style:graphic-properties draw:stroke="none" svg:stroke-width="0in" draw:fill="none" draw:textarea-vertical-align="middle" draw:auto-grow-height="false" draw:fit-to-size="false" style:shrink-to-fit="false" fo:min-height="0.7945in" fo:min-width="1.2307in" fo:padding-top="0.1in" fo:padding-bottom="0.1in" fo:padding-left="0.1in" fo:padding-right="0.1in" fo:wrap-option="wrap" style:run-through="foreground"/>
    </style:style>
    <style:style style:name="gr30" style:family="graphic">
      <style:graphic-properties draw:stroke="none" svg:stroke-width="0in" draw:fill="none" draw:textarea-vertical-align="middle" draw:auto-grow-height="false" draw:fit-to-size="false" style:shrink-to-fit="false" fo:min-height="0.7953in" fo:min-width="0.8992in" fo:padding-top="0.1in" fo:padding-bottom="0.1in" fo:padding-left="0.1in" fo:padding-right="0.1in" fo:wrap-option="wrap" style:run-through="foreground"/>
    </style:style>
    <style:style style:name="gr31" style:family="graphic">
      <style:graphic-properties draw:stroke="none" svg:stroke-width="0in" draw:fill="none" draw:textarea-vertical-align="middle" draw:auto-grow-height="false" draw:fit-to-size="false" style:shrink-to-fit="false" fo:min-height="0.7953in" fo:min-width="1.2307in" fo:padding-top="0.1in" fo:padding-bottom="0.1in" fo:padding-left="0.1in" fo:padding-right="0.1in" fo:wrap-option="wrap" style:run-through="foreground"/>
    </style:style>
    <style:style style:name="gr32" style:family="graphic">
      <style:graphic-properties draw:stroke="solid" svg:stroke-width="0.0102in" svg:stroke-color="#783f04" draw:stroke-linejoin="round" draw:fill="solid" draw:fill-color="#fff2cc" draw:textarea-vertical-align="middle" draw:auto-grow-height="false" draw:fit-to-size="false" style:shrink-to-fit="false" fo:min-height="0.0744in" fo:min-width="0.8484in" fo:padding-top="0.1in" fo:padding-bottom="0.1in" fo:padding-left="0.1in" fo:padding-right="0.1in" fo:wrap-option="wrap" style:run-through="foreground"/>
    </style:style>
    <style:style style:name="gr33" style:family="graphic">
      <style:graphic-properties draw:stroke="solid" svg:stroke-width="0.0102in" svg:stroke-color="#783f04" draw:stroke-linejoin="round" draw:fill="solid" draw:fill-color="#fff2cc" draw:textarea-vertical-align="middle" draw:auto-grow-height="false" draw:fit-to-size="false" style:shrink-to-fit="false" fo:min-height="0.0783in" fo:min-width="1.1283in" fo:padding-top="0.1in" fo:padding-bottom="0.1in" fo:padding-left="0.1in" fo:padding-right="0.1in" fo:wrap-option="wrap" style:run-through="foreground"/>
    </style:style>
    <style:style style:name="gr34" style:family="graphic">
      <style:graphic-properties draw:stroke="solid" svg:stroke-width="0.0102in" svg:stroke-color="#783f04" draw:stroke-linejoin="round" draw:fill="solid" draw:fill-color="#fff2cc" draw:textarea-vertical-align="middle" draw:auto-grow-height="false" draw:fit-to-size="false" style:shrink-to-fit="false" fo:min-height="0.0819in" fo:min-width="1.4244in" fo:padding-top="0.1in" fo:padding-bottom="0.1in" fo:padding-left="0.1in" fo:padding-right="0.1in" fo:wrap-option="wrap" style:run-through="foreground"/>
    </style:style>
    <style:style style:name="gr35" style:family="graphic">
      <style:graphic-properties draw:stroke="solid" svg:stroke-width="0.0102in" svg:stroke-color="#783f04" draw:stroke-linejoin="round" draw:fill="solid" draw:fill-color="#fff2cc" draw:textarea-vertical-align="middle" draw:auto-grow-height="false" draw:fit-to-size="false" style:shrink-to-fit="false" fo:min-height="0.0839in" fo:min-width="1.7201in" fo:padding-top="0.1in" fo:padding-bottom="0.1in" fo:padding-left="0.1in" fo:padding-right="0.1in" fo:wrap-option="wrap" style:run-through="foreground"/>
    </style:style>
    <style:style style:name="gr36" style:family="graphic">
      <style:graphic-properties draw:stroke="solid" svg:stroke-width="0.0102in" svg:stroke-color="#783f04" draw:stroke-linejoin="round" draw:fill="solid" draw:fill-color="#fff2cc" draw:textarea-vertical-align="middle" draw:auto-grow-height="false" draw:fit-to-size="false" style:shrink-to-fit="false" fo:min-height="0.0854in" fo:min-width="2.0161in" fo:padding-top="0.1in" fo:padding-bottom="0.1in" fo:padding-left="0.1in" fo:padding-right="0.1in" fo:wrap-option="wrap" style:run-through="foreground"/>
    </style:style>
    <style:style style:name="gr37" style:family="graphic">
      <style:graphic-properties fo:margin-left="0.1252in" fo:margin-right="0.1252in" fo:margin-top="0.1252in" fo:margin-bottom="0.1252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8" style:family="graphic">
      <style:graphic-properties draw:stroke="none" svg:stroke-width="0in" draw:fill="none" draw:textarea-vertical-align="top" draw:auto-grow-height="false" draw:fit-to-size="false" style:shrink-to-fit="false" fo:min-height="0.2146in" fo:min-width="0.8173in" fo:padding-top="0.1in" fo:padding-bottom="0.1in" fo:padding-left="0.1in" fo:padding-right="0.1in" fo:wrap-option="wrap" style:run-through="foreground"/>
    </style:style>
    <style:style style:name="gr39" style:family="graphic">
      <style:graphic-properties draw:stroke="solid" svg:stroke-width="0.0209in" svg:stroke-color="#783f04" draw:stroke-linejoin="round" draw:fill="none" draw:textarea-vertical-align="middle" draw:auto-grow-height="false" draw:fit-to-size="false" style:shrink-to-fit="false" fo:min-height="1.272in" fo:min-width="3.2827in" fo:padding-top="0.1in" fo:padding-bottom="0.1in" fo:padding-left="0.1in" fo:padding-right="0.1in" fo:wrap-option="wrap" style:run-through="foreground"/>
    </style:style>
    <style:style style:name="gr40" style:family="graphic">
      <style:graphic-properties draw:stroke="solid" svg:stroke-width="0.0102in" svg:stroke-color="#783f04" draw:stroke-linejoin="round" draw:fill="solid" draw:fill-color="#fff2cc" draw:textarea-vertical-align="middle" draw:auto-grow-height="false" draw:fit-to-size="false" style:shrink-to-fit="false" fo:min-height="0.2862in" fo:min-width="0.839in" fo:padding-top="0.1in" fo:padding-bottom="0.1in" fo:padding-left="0.1in" fo:padding-right="0.1in" fo:wrap-option="wrap" style:run-through="foreground"/>
    </style:style>
    <style:style style:name="gr41" style:family="graphic">
      <style:graphic-properties draw:stroke="solid" svg:stroke-width="0.0102in" svg:stroke-color="#783f04" draw:stroke-linejoin="round" draw:fill="solid" draw:fill-color="#fff2cc" draw:textarea-vertical-align="middle" draw:auto-grow-height="false" draw:fit-to-size="false" style:shrink-to-fit="false" fo:min-height="0.2866in" fo:min-width="0.8382in" fo:padding-top="0.1in" fo:padding-bottom="0.1in" fo:padding-left="0.1in" fo:padding-right="0.1in" fo:wrap-option="wrap" style:run-through="foreground"/>
    </style:style>
    <style:style style:name="gr42" style:family="graphic">
      <style:graphic-properties draw:stroke="none" svg:stroke-width="0in" draw:fill="none" draw:textarea-vertical-align="middle" draw:auto-grow-height="false" draw:fit-to-size="false" style:shrink-to-fit="false" fo:min-height="0.1646in" fo:min-width="0.1484in" fo:padding-top="0.1in" fo:padding-bottom="0.1in" fo:padding-left="0.1in" fo:padding-right="0.1in" fo:wrap-option="wrap" style:run-through="foreground"/>
    </style:style>
    <style:style style:name="gr43" style:family="graphic">
      <style:graphic-properties draw:stroke="none" svg:stroke-width="0in" draw:fill="none" draw:textarea-vertical-align="middle" draw:auto-grow-height="false" draw:fit-to-size="false" style:shrink-to-fit="false" fo:min-height="0.1638in" fo:min-width="0.1484in" fo:padding-top="0.1in" fo:padding-bottom="0.1in" fo:padding-left="0.1in" fo:padding-right="0.1in" fo:wrap-option="wrap" style:run-through="foreground"/>
    </style:style>
    <style:style style:name="gr44" style:family="graphic">
      <style:graphic-properties draw:stroke="solid" svg:stroke-width="0.0209in" svg:stroke-color="#073763" draw:marker-end="msArrowEnd_20_5" draw:marker-end-width="0.0827in" draw:marker-end-center="false" draw:stroke-linejoin="round" draw:fill="none" draw:textarea-vertical-align="middle" draw:auto-grow-height="false" draw:fit-to-size="false" style:shrink-to-fit="false" fo:min-height="0.2626in" fo:min-width="0.0382in" fo:padding-top="0.1in" fo:padding-bottom="0.1in" fo:padding-left="0.1in" fo:padding-right="0.1in" fo:wrap-option="wrap" style:run-through="foreground"/>
    </style:style>
    <style:style style:name="gr45" style:family="graphic">
      <style:graphic-properties draw:stroke="solid" svg:stroke-width="0.0209in" svg:stroke-color="#073763" draw:marker-end="msArrowEnd_20_5" draw:marker-end-width="0.0827in" draw:marker-end-center="false" draw:stroke-linejoin="round" draw:fill="none" draw:textarea-vertical-align="middle" draw:auto-grow-height="false" draw:fit-to-size="false" style:shrink-to-fit="false" fo:min-height="0in" fo:min-width="0.5634in" fo:padding-top="0.1in" fo:padding-bottom="0.1in" fo:padding-left="0.1in" fo:padding-right="0.1in" fo:wrap-option="wrap" style:run-through="foreground"/>
    </style:style>
    <style:style style:name="gr46" style:family="graphic">
      <style:graphic-properties draw:stroke="solid" svg:stroke-width="0.0209in" svg:stroke-color="#073763" draw:marker-end="msArrowEnd_20_5" draw:marker-end-width="0.0827in" draw:marker-end-center="false" draw:stroke-linejoin="round" draw:fill="none" draw:textarea-vertical-align="middle" draw:auto-grow-height="false" draw:fit-to-size="false" style:shrink-to-fit="false" fo:min-height="0.5634in" fo:min-width="0in" fo:padding-top="0.1in" fo:padding-bottom="0.1in" fo:padding-left="0.1in" fo:padding-right="0.1in" fo:wrap-option="wrap" style:run-through="foreground"/>
    </style:style>
    <style:style style:name="gr47" style:family="graphic">
      <style:graphic-properties draw:stroke="solid" svg:stroke-width="0.0209in" svg:stroke-color="#073763" draw:marker-end="msArrowEnd_20_5" draw:marker-end-width="0.0827in" draw:marker-end-center="false" draw:stroke-linejoin="round" draw:fill="none" draw:textarea-vertical-align="middle" draw:auto-grow-height="false" draw:fit-to-size="false" style:shrink-to-fit="false" fo:min-height="0.0035in" fo:min-width="0.2626in" fo:padding-top="0.1in" fo:padding-bottom="0.1in" fo:padding-left="0.1in" fo:padding-right="0.1in" fo:wrap-option="wrap" style:run-through="foreground"/>
    </style:style>
    <style:style style:name="gr48" style:family="graphic">
      <style:graphic-properties draw:stroke="none" svg:stroke-width="0in" draw:fill="none" draw:textarea-vertical-align="middle" draw:auto-grow-height="false" draw:fit-to-size="false" style:shrink-to-fit="false" fo:min-height="0.0075in" fo:min-width="0.4425in" fo:padding-top="0.1in" fo:padding-bottom="0.1in" fo:padding-left="0.1in" fo:padding-right="0.1in" fo:wrap-option="wrap" style:run-through="foreground"/>
    </style:style>
    <style:style style:name="gr49" style:family="graphic">
      <style:graphic-properties draw:stroke="none" svg:stroke-width="0in" draw:fill="none" draw:textarea-vertical-align="middle" draw:auto-grow-height="false" draw:fit-to-size="false" style:shrink-to-fit="false" fo:min-height="0.0083in" fo:min-width="0.3945in" fo:padding-top="0.1in" fo:padding-bottom="0.1in" fo:padding-left="0.1in" fo:padding-right="0.1in" fo:wrap-option="wrap" style:run-through="foreground"/>
    </style:style>
    <style:style style:name="gr50" style:family="graphic">
      <style:graphic-properties draw:stroke="none" svg:stroke-width="0in" draw:fill="none" draw:textarea-vertical-align="middle" draw:auto-grow-height="false" draw:fit-to-size="false" style:shrink-to-fit="false" fo:min-height="0.0083in" fo:min-width="0.3937in" fo:padding-top="0.1in" fo:padding-bottom="0.1in" fo:padding-left="0.1in" fo:padding-right="0.1in" fo:wrap-option="wrap" style:run-through="foreground"/>
    </style:style>
    <style:style style:name="gr51" style:family="graphic">
      <style:graphic-properties draw:stroke="none" svg:stroke-width="0in" draw:fill="none" draw:textarea-vertical-align="middle" draw:auto-grow-height="false" draw:fit-to-size="false" style:shrink-to-fit="false" fo:min-height="0.0083in" fo:min-width="0.4882in" fo:padding-top="0.1in" fo:padding-bottom="0.1in" fo:padding-left="0.1in" fo:padding-right="0.1in" fo:wrap-option="wrap" style:run-through="foreground"/>
    </style:style>
    <style:style style:name="gr52" style:family="graphic">
      <style:graphic-properties draw:stroke="solid" svg:stroke-width="0.0102in" svg:stroke-color="#783f04" draw:stroke-linejoin="round" draw:fill="solid" draw:fill-color="#fff2cc" draw:textarea-vertical-align="middle" draw:auto-grow-height="false" draw:fit-to-size="false" style:shrink-to-fit="false" fo:min-height="0.0311in" fo:min-width="0.2272in" fo:padding-top="0.1in" fo:padding-bottom="0.1in" fo:padding-left="0.1in" fo:padding-right="0.1in" fo:wrap-option="wrap" style:run-through="foreground"/>
    </style:style>
    <style:style style:name="gr53" style:family="graphic">
      <style:graphic-properties draw:stroke="solid" svg:stroke-width="0.0102in" svg:stroke-color="#783f04" draw:stroke-linejoin="round" draw:fill="solid" draw:fill-color="#fff2cc" draw:textarea-vertical-align="middle" draw:auto-grow-height="false" draw:fit-to-size="false" style:shrink-to-fit="false" fo:min-height="0.0311in" fo:min-width="0.2634in" fo:padding-top="0.1in" fo:padding-bottom="0.1in" fo:padding-left="0.1in" fo:padding-right="0.1in" fo:wrap-option="wrap" style:run-through="foreground"/>
    </style:style>
    <style:style style:name="gr54" style:family="graphic">
      <style:graphic-properties draw:stroke="solid" svg:stroke-width="0.0209in" svg:stroke-color="#073763" draw:marker-end="msArrowEnd_20_5" draw:marker-end-width="0.0827in" draw:marker-end-center="false" draw:stroke-linejoin="round" draw:fill="none" draw:textarea-vertical-align="middle" draw:auto-grow-height="false" draw:fit-to-size="false" style:shrink-to-fit="false" fo:min-height="0in" fo:min-width="0.072in" fo:padding-top="0.1in" fo:padding-bottom="0.1in" fo:padding-left="0.1in" fo:padding-right="0.1in" fo:wrap-option="wrap" style:run-through="foreground"/>
    </style:style>
    <style:style style:name="gr55" style:family="graphic">
      <style:graphic-properties draw:stroke="solid" svg:stroke-width="0.0209in" svg:stroke-color="#073763" draw:marker-start="msArrowEnd_20_5" draw:marker-start-width="0.0827in" draw:marker-start-center="false" draw:marker-end="msArrowEnd_20_5" draw:marker-end-width="0.0827in" draw:marker-end-center="false" draw:stroke-linejoin="round" draw:fill="none" draw:textarea-vertical-align="middle" draw:auto-grow-height="false" draw:fit-to-size="false" style:shrink-to-fit="false" fo:min-height="0.0165in" fo:min-width="0in" fo:padding-top="0.1in" fo:padding-bottom="0.1in" fo:padding-left="0.1in" fo:padding-right="0.1in" fo:wrap-option="wrap" style:run-through="foreground"/>
    </style:style>
    <style:style style:name="gr56" style:family="graphic">
      <style:graphic-properties draw:stroke="solid" svg:stroke-width="0.0209in" svg:stroke-color="#073763" draw:marker-end="msArrowEnd_20_5" draw:marker-end-width="0.0827in" draw:marker-end-center="false" draw:stroke-linejoin="round" draw:fill="none" draw:textarea-vertical-align="middle" draw:auto-grow-height="false" draw:fit-to-size="false" style:shrink-to-fit="false" fo:min-height="0.0256in" fo:min-width="0.5098in" fo:padding-top="0.1in" fo:padding-bottom="0.1in" fo:padding-left="0.1in" fo:padding-right="0.1in" fo:wrap-option="wrap" style:run-through="foreground"/>
    </style:style>
    <style:style style:name="gr57" style:family="graphic">
      <style:graphic-properties draw:stroke="solid" svg:stroke-width="0.0209in" svg:stroke-color="#073763" draw:marker-end="msArrowEnd_20_5" draw:marker-end-width="0.0827in" draw:marker-end-center="false" draw:stroke-linejoin="round" draw:fill="none" draw:textarea-vertical-align="middle" draw:auto-grow-height="false" draw:fit-to-size="false" style:shrink-to-fit="false" fo:min-height="0.0256in" fo:min-width="0.5008in" fo:padding-top="0.1in" fo:padding-bottom="0.1in" fo:padding-left="0.1in" fo:padding-right="0.1in" fo:wrap-option="wrap" style:run-through="foreground"/>
    </style:style>
    <style:style style:name="gr58" style:family="graphic">
      <style:graphic-properties draw:stroke="solid" svg:stroke-width="0.0209in" svg:stroke-color="#073763" draw:marker-end="msArrowEnd_20_5" draw:marker-end-width="0.0827in" draw:marker-end-center="false" draw:stroke-linejoin="round" draw:fill="none" draw:textarea-vertical-align="middle" draw:auto-grow-height="false" draw:fit-to-size="false" style:shrink-to-fit="false" fo:min-height="0.0102in" fo:min-width="0.5528in" fo:padding-top="0.1in" fo:padding-bottom="0.1in" fo:padding-left="0.1in" fo:padding-right="0.1in" fo:wrap-option="wrap" style:run-through="foreground"/>
    </style:style>
    <style:style style:name="gr59" style:family="graphic">
      <style:graphic-properties draw:stroke="solid" svg:stroke-width="0.0209in" svg:stroke-color="#073763" draw:marker-end="msArrowEnd_20_5" draw:marker-end-width="0.0827in" draw:marker-end-center="false" draw:stroke-linejoin="round" draw:fill="none" draw:textarea-vertical-align="middle" draw:auto-grow-height="false" draw:fit-to-size="false" style:shrink-to-fit="false" fo:min-height="0.0264in" fo:min-width="0.522in" fo:padding-top="0.1in" fo:padding-bottom="0.1in" fo:padding-left="0.1in" fo:padding-right="0.1in" fo:wrap-option="wrap" style:run-through="foreground"/>
    </style:style>
    <style:style style:name="gr60" style:family="graphic">
      <style:graphic-properties draw:stroke="solid" svg:stroke-width="0.0102in" svg:stroke-color="#783f04" draw:stroke-linejoin="round" draw:fill="solid" draw:fill-color="#fff2cc" draw:textarea-vertical-align="middle" draw:auto-grow-height="false" draw:fit-to-size="false" style:shrink-to-fit="false" fo:min-height="0.1217in" fo:min-width="0.3866in" fo:padding-top="0.1in" fo:padding-bottom="0.1in" fo:padding-left="0.1in" fo:padding-right="0.1in" fo:wrap-option="wrap" style:run-through="foreground"/>
    </style:style>
    <style:style style:name="gr61" style:family="graphic">
      <style:graphic-properties draw:stroke="none" svg:stroke-width="0in" draw:fill="none" draw:textarea-vertical-align="middle" draw:auto-grow-height="false" draw:fit-to-size="false" style:shrink-to-fit="false" fo:min-height="0.1555in" fo:min-width="0.4862in" fo:padding-top="0.1in" fo:padding-bottom="0.1in" fo:padding-left="0.1in" fo:padding-right="0.1in" fo:wrap-option="wrap" style:run-through="foreground"/>
    </style:style>
    <style:style style:name="gr62" style:family="graphic">
      <style:graphic-properties draw:stroke="none" svg:stroke-width="0in" draw:fill="none" draw:textarea-vertical-align="middle" draw:auto-grow-height="false" draw:fit-to-size="false" style:shrink-to-fit="false" fo:min-height="0.1563in" fo:min-width="0.678in" fo:padding-top="0.1in" fo:padding-bottom="0.1in" fo:padding-left="0.1in" fo:padding-right="0.1in" fo:wrap-option="wrap" style:run-through="foreground"/>
    </style:style>
    <style:style style:name="gr63" style:family="graphic">
      <style:graphic-properties draw:stroke="none" svg:stroke-width="0in" draw:fill="none" draw:textarea-vertical-align="middle" draw:auto-grow-height="false" draw:fit-to-size="false" style:shrink-to-fit="false" fo:min-height="0.1555in" fo:min-width="0.678in" fo:padding-top="0.1in" fo:padding-bottom="0.1in" fo:padding-left="0.1in" fo:padding-right="0.1in" fo:wrap-option="wrap" style:run-through="foreground"/>
    </style:style>
    <style:style style:name="gr64" style:family="graphic">
      <style:graphic-properties draw:stroke="none" svg:stroke-width="0in" draw:fill="none" draw:textarea-vertical-align="middle" draw:auto-grow-height="false" draw:fit-to-size="false" style:shrink-to-fit="false" fo:min-height="0.0453in" fo:min-width="0.4209in" fo:padding-top="0.1in" fo:padding-bottom="0.1in" fo:padding-left="0.1in" fo:padding-right="0.1in" fo:wrap-option="wrap" style:run-through="foreground"/>
    </style:style>
    <style:style style:name="gr65" style:family="graphic">
      <style:graphic-properties draw:stroke="none" svg:stroke-width="0in" draw:fill="none" draw:textarea-vertical-align="middle" draw:auto-grow-height="false" draw:fit-to-size="false" style:shrink-to-fit="false" fo:min-height="0.0453in" fo:min-width="0.2161in" fo:padding-top="0.1in" fo:padding-bottom="0.1in" fo:padding-left="0.1in" fo:padding-right="0.1in" fo:wrap-option="wrap" style:run-through="foreground"/>
    </style:style>
    <style:style style:name="gr66" style:family="graphic">
      <style:graphic-properties draw:stroke="solid" svg:stroke-width="0.0209in" svg:stroke-color="#073763" draw:marker-end="msArrowEnd_20_5" draw:marker-end-width="0.0827in" draw:marker-end-center="false" draw:stroke-linejoin="round" draw:fill="none" draw:textarea-vertical-align="middle" draw:auto-grow-height="false" draw:fit-to-size="false" style:shrink-to-fit="false" fo:min-height="0in" fo:min-width="0.1902in" fo:padding-top="0.1in" fo:padding-bottom="0.1in" fo:padding-left="0.1in" fo:padding-right="0.1in" fo:wrap-option="wrap" style:run-through="foreground"/>
    </style:style>
    <style:style style:name="gr67" style:family="graphic">
      <style:graphic-properties draw:stroke="solid" svg:stroke-width="0.0209in" svg:stroke-color="#073763" draw:marker-end="msArrowEnd_20_5" draw:marker-end-width="0.0827in" draw:marker-end-center="false" draw:stroke-linejoin="round" draw:fill="none" draw:textarea-vertical-align="middle" draw:auto-grow-height="false" draw:fit-to-size="false" style:shrink-to-fit="false" fo:min-height="0.0063in" fo:min-width="0in" fo:padding-top="0.1in" fo:padding-bottom="0.1in" fo:padding-left="0.1in" fo:padding-right="0.1in" fo:wrap-option="wrap" style:run-through="foreground"/>
    </style:style>
    <style:style style:name="gr68" style:family="graphic">
      <style:graphic-properties draw:stroke="solid" svg:stroke-width="0.0209in" svg:stroke-color="#073763" draw:marker-end="msArrowEnd_20_5" draw:marker-end-width="0.0827in" draw:marker-end-center="false" draw:stroke-linejoin="round" draw:fill="none" draw:textarea-vertical-align="middle" draw:auto-grow-height="false" draw:fit-to-size="false" style:shrink-to-fit="false" fo:min-height="0in" fo:min-width="0.0717in" fo:padding-top="0.1in" fo:padding-bottom="0.1in" fo:padding-left="0.1in" fo:padding-right="0.1in" fo:wrap-option="wrap" style:run-through="foreground"/>
    </style:style>
    <style:style style:name="gr69" style:family="graphic">
      <style:graphic-properties draw:stroke="solid" svg:stroke-width="0.0209in" svg:stroke-color="#073763" draw:marker-end="msArrowEnd_20_5" draw:marker-end-width="0.0827in" draw:marker-end-center="false" draw:stroke-linejoin="round" draw:fill="none" draw:textarea-vertical-align="middle" draw:auto-grow-height="false" draw:fit-to-size="false" style:shrink-to-fit="false" fo:min-height="0.0583in" fo:min-width="0in" fo:padding-top="0.1in" fo:padding-bottom="0.1in" fo:padding-left="0.1in" fo:padding-right="0.1in" fo:wrap-option="wrap" style:run-through="foreground"/>
    </style:style>
    <style:style style:name="gr70" style:family="graphic">
      <style:graphic-properties draw:stroke="solid" svg:stroke-width="0.0209in" svg:stroke-color="#073763" draw:marker-end="msArrowEnd_20_5" draw:marker-end-width="0.0827in" draw:marker-end-center="false" draw:stroke-linejoin="round" draw:fill="none" draw:textarea-vertical-align="middle" draw:auto-grow-height="false" draw:fit-to-size="false" style:shrink-to-fit="false" fo:min-height="0in" fo:min-width="0.1417in" fo:padding-top="0.1in" fo:padding-bottom="0.1in" fo:padding-left="0.1in" fo:padding-right="0.1in" fo:wrap-option="wrap" style:run-through="foreground"/>
    </style:style>
    <style:style style:name="gr71" style:family="graphic">
      <style:graphic-properties draw:stroke="solid" svg:stroke-width="0.0209in" svg:stroke-color="#073763" draw:marker-end="msArrowEnd_20_5" draw:marker-end-width="0.0827in" draw:marker-end-center="false" draw:stroke-linejoin="round" draw:fill="none" draw:textarea-vertical-align="middle" draw:auto-grow-height="false" draw:fit-to-size="false" style:shrink-to-fit="false" fo:min-height="0.1807in" fo:min-width="0in" fo:padding-top="0.1in" fo:padding-bottom="0.1in" fo:padding-left="0.1in" fo:padding-right="0.1in" fo:wrap-option="wrap" style:run-through="foreground"/>
    </style:style>
    <style:style style:name="gr72" style:family="graphic">
      <style:graphic-properties style:run-through="foreground" style:vertical-pos="top" style:vertical-rel="baseline" style:horizontal-pos="from-left" style:horizontal-rel="paragraph" draw:wrap-influence-on-position="once-concurrent" style:flow-with-text="false"/>
    </style:style>
    <style:style style:name="gr73" style:family="graphic">
      <style:graphic-properties draw:stroke="none" svg:stroke-width="0in" draw:fill="none" draw:textarea-vertical-align="middle" draw:auto-grow-height="false" draw:fit-to-size="false" style:shrink-to-fit="false" fo:min-height="0.1228in" fo:min-width="0.411in" fo:padding-top="0.1in" fo:padding-bottom="0.1in" fo:padding-left="0.1in" fo:padding-right="0.1in" fo:wrap-option="wrap" style:run-through="foreground"/>
    </style:style>
    <style:style style:name="gr74" style:family="graphic">
      <style:graphic-properties draw:stroke="none" svg:stroke-width="0in" draw:fill="none" draw:textarea-vertical-align="middle" draw:auto-grow-height="false" draw:fit-to-size="false" style:shrink-to-fit="false" fo:min-height="0.1236in" fo:min-width="0.6846in" fo:padding-top="0.1in" fo:padding-bottom="0.1in" fo:padding-left="0.1in" fo:padding-right="0.1in" fo:wrap-option="wrap" style:run-through="foreground"/>
    </style:style>
    <style:style style:name="gr75" style:family="graphic">
      <style:graphic-properties draw:stroke="none" svg:stroke-width="0in" draw:fill="none" draw:textarea-vertical-align="middle" draw:auto-grow-height="false" draw:fit-to-size="false" style:shrink-to-fit="false" fo:min-height="0.1236in" fo:min-width="0.9827in" fo:padding-top="0.1in" fo:padding-bottom="0.1in" fo:padding-left="0.1in" fo:padding-right="0.1in" fo:wrap-option="wrap" style:run-through="foreground"/>
    </style:style>
    <style:style style:name="gr76" style:family="graphic">
      <style:graphic-properties draw:stroke="none" svg:stroke-width="0in" draw:fill="none" draw:textarea-vertical-align="middle" draw:auto-grow-height="false" draw:fit-to-size="false" style:shrink-to-fit="false" fo:min-height="0.2472in" fo:min-width="0.9827in" fo:padding-top="0.1in" fo:padding-bottom="0.1in" fo:padding-left="0.1in" fo:padding-right="0.1in" fo:wrap-option="wrap" style:run-through="foreground"/>
    </style:style>
    <style:style style:name="gr77" style:family="graphic">
      <style:graphic-properties draw:stroke="none" svg:stroke-width="0in" draw:fill="none" draw:textarea-vertical-align="middle" draw:auto-grow-height="false" draw:fit-to-size="false" style:shrink-to-fit="false" fo:min-height="0.2465in" fo:min-width="0.7772in" fo:padding-top="0.1in" fo:padding-bottom="0.1in" fo:padding-left="0.1in" fo:padding-right="0.1in" fo:wrap-option="wrap" style:run-through="foreground"/>
    </style:style>
    <style:style style:name="gr78" style:family="graphic">
      <style:graphic-properties draw:stroke="solid" svg:stroke-width="0.0209in" svg:stroke-color="#073763" draw:marker-end="msArrowEnd_20_5" draw:marker-end-width="0.0827in" draw:marker-end-center="false" draw:stroke-linejoin="round" draw:fill="none" draw:textarea-vertical-align="middle" draw:auto-grow-height="false" draw:fit-to-size="false" style:shrink-to-fit="false" fo:min-height="0.0457in" fo:min-width="0.2417in" fo:padding-top="0.1in" fo:padding-bottom="0.1in" fo:padding-left="0.1in" fo:padding-right="0.1in" fo:wrap-option="wrap" style:run-through="foreground"/>
    </style:style>
    <style:style style:name="gr79" style:family="graphic">
      <style:graphic-properties draw:stroke="solid" svg:stroke-width="0.0209in" svg:stroke-color="#073763" draw:marker-end="msArrowEnd_20_5" draw:marker-end-width="0.0827in" draw:marker-end-center="false" draw:stroke-linejoin="round" draw:fill="none" draw:textarea-vertical-align="middle" draw:auto-grow-height="false" draw:fit-to-size="false" style:shrink-to-fit="false" fo:min-height="0in" fo:min-width="0in" fo:padding-top="0.1in" fo:padding-bottom="0.1in" fo:padding-left="0.1in" fo:padding-right="0.1in" fo:wrap-option="wrap" style:run-through="foreground"/>
    </style:style>
    <style:style style:name="gr80" style:family="graphic">
      <style:graphic-properties draw:stroke="solid" svg:stroke-width="0.0209in" svg:stroke-color="#073763" draw:marker-end="msArrowEnd_20_5" draw:marker-end-width="0.0827in" draw:marker-end-center="false" draw:stroke-linejoin="round" draw:fill="none" draw:textarea-vertical-align="middle" draw:auto-grow-height="false" draw:fit-to-size="false" style:shrink-to-fit="false" fo:min-height="0.0626in" fo:min-width="0.1472in" fo:padding-top="0.1in" fo:padding-bottom="0.1in" fo:padding-left="0.1in" fo:padding-right="0.1in" fo:wrap-option="wrap" style:run-through="foreground"/>
    </style:style>
    <style:style style:name="gr81" style:family="graphic">
      <style:graphic-properties draw:stroke="solid" svg:stroke-width="0.0209in" svg:stroke-color="#073763" draw:marker-end="msArrowEnd_20_5" draw:marker-end-width="0.0827in" draw:marker-end-center="false" draw:stroke-linejoin="round" draw:fill="none" draw:textarea-vertical-align="middle" draw:auto-grow-height="false" draw:fit-to-size="false" style:shrink-to-fit="false" fo:min-height="0.1071in" fo:min-width="0.2075in" fo:padding-top="0.1in" fo:padding-bottom="0.1in" fo:padding-left="0.1in" fo:padding-right="0.1in" fo:wrap-option="wrap" style:run-through="foreground"/>
    </style:style>
    <style:style style:name="gr82" style:family="graphic">
      <style:graphic-properties draw:stroke="solid" svg:stroke-width="0.0209in" svg:stroke-color="#073763" draw:marker-end="msArrowEnd_20_5" draw:marker-end-width="0.0827in" draw:marker-end-center="false" draw:stroke-linejoin="round" draw:fill="none" draw:textarea-vertical-align="middle" draw:auto-grow-height="false" draw:fit-to-size="false" style:shrink-to-fit="false" fo:min-height="0in" fo:min-width="0.0319in" fo:padding-top="0.1in" fo:padding-bottom="0.1in" fo:padding-left="0.1in" fo:padding-right="0.1in" fo:wrap-option="wrap" style:run-through="foreground"/>
    </style:style>
    <style:style style:name="gr83" style:family="graphic">
      <style:graphic-properties draw:stroke="solid" svg:stroke-width="0.0209in" svg:stroke-color="#073763" draw:marker-end="msArrowEnd_20_5" draw:marker-end-width="0.0827in" draw:marker-end-center="false" draw:stroke-linejoin="round" draw:fill="none" draw:textarea-vertical-align="middle" draw:auto-grow-height="false" draw:fit-to-size="false" style:shrink-to-fit="false" fo:min-height="0.3902in" fo:min-width="0.0457in" fo:padding-top="0.1in" fo:padding-bottom="0.1in" fo:padding-left="0.1in" fo:padding-right="0.1in" fo:wrap-option="wrap" style:run-through="foreground"/>
    </style:style>
    <style:style style:name="gr84" style:family="graphic">
      <style:graphic-properties draw:stroke="dash" draw:stroke-dash="Dashed_20__28_var_29__20_4" svg:stroke-width="0.0209in" svg:stroke-color="#660000" draw:marker-end="msArrowEnd_20_5" draw:marker-end-width="0.0827in" draw:marker-end-center="false" draw:stroke-linejoin="round" draw:fill="none" draw:textarea-vertical-align="middle" draw:auto-grow-height="false" draw:fit-to-size="false" style:shrink-to-fit="false" fo:min-height="0.239in" fo:min-width="0in" fo:padding-top="0.1in" fo:padding-bottom="0.1in" fo:padding-left="0.1in" fo:padding-right="0.1in" fo:wrap-option="wrap" style:run-through="foreground"/>
    </style:style>
    <style:style style:name="gr85" style:family="graphic">
      <style:graphic-properties draw:stroke="dash" draw:stroke-dash="Dashed_20__28_var_29__20_4" svg:stroke-width="0.0209in" svg:stroke-color="#660000" draw:marker-end="msArrowEnd_20_5" draw:marker-end-width="0.0827in" draw:marker-end-center="false" draw:stroke-linejoin="round" draw:fill="none" draw:textarea-vertical-align="middle" draw:auto-grow-height="false" draw:fit-to-size="false" style:shrink-to-fit="false" fo:min-height="0.3634in" fo:min-width="0in" fo:padding-top="0.1in" fo:padding-bottom="0.1in" fo:padding-left="0.1in" fo:padding-right="0.1in" fo:wrap-option="wrap" style:run-through="foreground"/>
    </style:style>
    <style:style style:name="gr86" style:family="graphic">
      <style:graphic-properties draw:stroke="none" svg:stroke-width="0in" draw:fill="none" draw:textarea-vertical-align="middle" draw:auto-grow-height="false" draw:fit-to-size="false" style:shrink-to-fit="false" fo:min-height="0in" fo:min-width="0.6839in" fo:padding-top="0.1in" fo:padding-bottom="0.1in" fo:padding-left="0.1in" fo:padding-right="0.1in" fo:wrap-option="wrap" style:run-through="foreground"/>
    </style:style>
    <style:style style:name="gr87" style:family="graphic">
      <style:graphic-properties draw:stroke="solid" svg:stroke-width="0.0209in" svg:stroke-color="#073763" draw:stroke-linejoin="round" draw:fill="none" draw:textarea-vertical-align="middle" draw:auto-grow-height="false" draw:fit-to-size="false" style:shrink-to-fit="false" fo:min-height="1.0846in" fo:min-width="0.1874in" fo:padding-top="0.1in" fo:padding-bottom="0.1in" fo:padding-left="0.1in" fo:padding-right="0.1in" fo:wrap-option="wrap" style:run-through="foreground"/>
    </style:style>
    <style:style style:name="gr88" style:family="graphic">
      <style:graphic-properties draw:stroke="none" svg:stroke-width="0in" draw:fill="none" draw:textarea-vertical-align="top" draw:auto-grow-height="false" draw:fit-to-size="false" style:shrink-to-fit="false" fo:min-height="0.2465in" fo:min-width="0.8311in" fo:padding-top="0.1in" fo:padding-bottom="0.1in" fo:padding-left="0.1in" fo:padding-right="0.1in" fo:wrap-option="wrap" style:run-through="foreground"/>
    </style:style>
    <style:style style:name="gr89" style:family="graphic">
      <style:graphic-properties draw:stroke="none" svg:stroke-width="0in" draw:fill="none" draw:textarea-vertical-align="middle" draw:auto-grow-height="false" draw:fit-to-size="false" style:shrink-to-fit="false" fo:min-height="0.2465in" fo:min-width="0.8307in" fo:padding-top="0.1in" fo:padding-bottom="0.1in" fo:padding-left="0.1in" fo:padding-right="0.1in" fo:wrap-option="wrap" style:run-through="foreground"/>
    </style:style>
    <style:style style:name="gr90" style:family="graphic">
      <style:graphic-properties draw:stroke="solid" svg:stroke-width="0.0209in" svg:stroke-color="#073763" draw:stroke-linejoin="round" draw:fill="none" draw:textarea-vertical-align="middle" draw:auto-grow-height="false" draw:fit-to-size="false" style:shrink-to-fit="false" fo:min-height="0.902in" fo:min-width="0.2535in" fo:padding-top="0.1in" fo:padding-bottom="0.1in" fo:padding-left="0.1in" fo:padding-right="0.1in" fo:wrap-option="wrap" style:run-through="foreground"/>
    </style:style>
    <style:style style:name="gr91" style:family="graphic">
      <style:graphic-properties draw:stroke="none" svg:stroke-width="0in" draw:fill="none" draw:textarea-vertical-align="middle" draw:auto-grow-height="false" draw:fit-to-size="false" style:shrink-to-fit="false" fo:min-height="0.2472in" fo:min-width="0.8307in" fo:padding-top="0.1in" fo:padding-bottom="0.1in" fo:padding-left="0.1in" fo:padding-right="0.1in" fo:wrap-option="wrap" style:run-through="foreground"/>
    </style:style>
    <style:style style:name="gr92" style:family="graphic">
      <style:graphic-properties draw:stroke="solid" svg:stroke-width="0.0209in" svg:stroke-color="#073763" draw:stroke-linejoin="round" draw:fill="none" draw:textarea-vertical-align="middle" draw:auto-grow-height="false" draw:fit-to-size="false" style:shrink-to-fit="false" fo:min-height="1.361in" fo:min-width="0.5709in" fo:padding-top="0.1in" fo:padding-bottom="0.1in" fo:padding-left="0.1in" fo:padding-right="0.1in" fo:wrap-option="wrap" style:run-through="foreground"/>
    </style:style>
    <style:style style:name="gr93" style:family="graphic">
      <style:graphic-properties draw:stroke="solid" svg:stroke-width="0.0102in" svg:stroke-color="#b45f06" draw:stroke-linejoin="round" draw:fill="solid" draw:fill-color="#fff2cc" draw:textarea-vertical-align="middle" draw:auto-grow-height="false" draw:fit-to-size="false" style:shrink-to-fit="false" fo:min-height="0.3571in" fo:min-width="0.3555in" fo:padding-top="0.1in" fo:padding-bottom="0.1in" fo:padding-left="0.1in" fo:padding-right="0.1in" fo:wrap-option="wrap" style:run-through="foreground"/>
    </style:style>
    <style:style style:name="gr94" style:family="graphic">
      <style:graphic-properties draw:stroke="solid" svg:stroke-width="0.0102in" svg:stroke-color="#b45f06" draw:stroke-linejoin="round" draw:fill="solid" draw:fill-color="#fff2cc" draw:textarea-vertical-align="middle" draw:auto-grow-height="false" draw:fit-to-size="false" style:shrink-to-fit="false" fo:min-height="0.3575in" fo:min-width="0.3555in" fo:padding-top="0.1in" fo:padding-bottom="0.1in" fo:padding-left="0.1in" fo:padding-right="0.1in" fo:wrap-option="wrap" style:run-through="foreground"/>
    </style:style>
    <style:style style:name="gr95" style:family="graphic">
      <style:graphic-properties draw:stroke="solid" svg:stroke-width="0.0102in" svg:stroke-color="#b45f06" draw:stroke-linejoin="round" draw:fill="solid" draw:fill-color="#fff2cc" draw:textarea-vertical-align="middle" draw:auto-grow-height="false" draw:fit-to-size="false" style:shrink-to-fit="false" fo:min-height="0.3575in" fo:min-width="0.3563in" fo:padding-top="0.1in" fo:padding-bottom="0.1in" fo:padding-left="0.1in" fo:padding-right="0.1in" fo:wrap-option="wrap" style:run-through="foreground"/>
    </style:style>
    <style:style style:name="gr96" style:family="graphic">
      <style:graphic-properties draw:stroke="solid" svg:stroke-width="0.0209in" svg:stroke-color="#073763" draw:marker-end="msArrowEnd_20_5" draw:marker-end-width="0.0827in" draw:marker-end-center="false" draw:stroke-linejoin="round" draw:fill="none" draw:textarea-vertical-align="middle" draw:auto-grow-height="false" draw:fit-to-size="false" style:shrink-to-fit="false" fo:min-height="0.061in" fo:min-width="0.7339in" fo:padding-top="0.1in" fo:padding-bottom="0.1in" fo:padding-left="0.1in" fo:padding-right="0.1in" fo:wrap-option="wrap" style:run-through="foreground"/>
    </style:style>
    <style:style style:name="gr97" style:family="graphic">
      <style:graphic-properties draw:stroke="solid" svg:stroke-width="0.0209in" svg:stroke-color="#073763" draw:marker-end="msArrowEnd_20_5" draw:marker-end-width="0.0827in" draw:marker-end-center="false" draw:stroke-linejoin="round" draw:fill="none" draw:textarea-vertical-align="middle" draw:auto-grow-height="false" draw:fit-to-size="false" style:shrink-to-fit="false" fo:min-height="0.7339in" fo:min-width="0.0543in" fo:padding-top="0.1in" fo:padding-bottom="0.1in" fo:padding-left="0.1in" fo:padding-right="0.1in" fo:wrap-option="wrap" style:run-through="foreground"/>
    </style:style>
    <style:style style:name="gr98" style:family="graphic">
      <style:graphic-properties draw:stroke="solid" svg:stroke-width="0.0209in" svg:stroke-color="#073763" draw:marker-end="msArrowEnd_20_5" draw:marker-end-width="0.0827in" draw:marker-end-center="false" draw:stroke-linejoin="round" draw:fill="none" draw:textarea-vertical-align="middle" draw:auto-grow-height="false" draw:fit-to-size="false" style:shrink-to-fit="false" fo:min-height="0.0543in" fo:min-width="0.7339in" fo:padding-top="0.1in" fo:padding-bottom="0.1in" fo:padding-left="0.1in" fo:padding-right="0.1in" fo:wrap-option="wrap" style:run-through="foreground"/>
    </style:style>
    <style:style style:name="gr99" style:family="graphic">
      <style:graphic-properties draw:stroke="solid" svg:stroke-width="0.0209in" svg:stroke-color="#073763" draw:marker-end="msArrowEnd_20_5" draw:marker-end-width="0.0827in" draw:marker-end-center="false" draw:stroke-linejoin="round" draw:fill="none" draw:textarea-vertical-align="middle" draw:auto-grow-height="false" draw:fit-to-size="false" style:shrink-to-fit="false" fo:min-height="0.7339in" fo:min-width="0.061in" fo:padding-top="0.1in" fo:padding-bottom="0.1in" fo:padding-left="0.1in" fo:padding-right="0.1in" fo:wrap-option="wrap" style:run-through="foreground"/>
    </style:style>
    <style:style style:name="gr100" style:family="graphic">
      <style:graphic-properties draw:stroke="none" svg:stroke-width="0in" draw:fill="none" draw:textarea-vertical-align="top" draw:auto-grow-height="false" draw:fit-to-size="false" style:shrink-to-fit="false" fo:min-height="0.4173in" fo:min-width="1.2134in" fo:padding-top="0.1in" fo:padding-bottom="0.1in" fo:padding-left="0.1in" fo:padding-right="0.1in" fo:wrap-option="wrap" style:run-through="foreground"/>
    </style:style>
    <style:style style:name="gr101" style:family="graphic">
      <style:graphic-properties draw:stroke="none" svg:stroke-width="0in" draw:fill="none" draw:textarea-vertical-align="top" draw:auto-grow-height="false" draw:fit-to-size="false" style:shrink-to-fit="false" fo:min-height="0.4173in" fo:min-width="1.1681in" fo:padding-top="0.1in" fo:padding-bottom="0.1in" fo:padding-left="0.1in" fo:padding-right="0.1in" fo:wrap-option="wrap" style:run-through="foreground"/>
    </style:style>
    <style:style style:name="gr102" style:family="graphic">
      <style:graphic-properties draw:stroke="none" svg:stroke-width="0in" draw:fill="none" draw:textarea-vertical-align="top" draw:auto-grow-height="false" draw:fit-to-size="false" style:shrink-to-fit="false" fo:min-height="0.2272in" fo:min-width="1.0272in" fo:padding-top="0.1in" fo:padding-bottom="0.1in" fo:padding-left="0.1in" fo:padding-right="0.1in" fo:wrap-option="wrap" style:run-through="foreground"/>
    </style:style>
    <style:style style:name="gr103" style:family="graphic">
      <style:graphic-properties draw:stroke="none" svg:stroke-width="0in" draw:fill="none" draw:textarea-vertical-align="top" draw:auto-grow-height="false" draw:fit-to-size="false" style:shrink-to-fit="false" fo:min-height="0.4173in" fo:min-width="1.4646in" fo:padding-top="0.1in" fo:padding-bottom="0.1in" fo:padding-left="0.1in" fo:padding-right="0.1in" fo:wrap-option="wrap" style:run-through="foreground"/>
    </style:style>
    <style:style style:name="gr104" style:family="graphic">
      <style:graphic-properties draw:stroke="solid" svg:stroke-width="0.0102in" svg:stroke-color="#783f04" draw:stroke-linejoin="round" draw:fill="solid" draw:fill-color="#fff2cc" draw:textarea-vertical-align="middle" draw:auto-grow-height="false" draw:fit-to-size="false" style:shrink-to-fit="false" fo:min-height="0.1882in" fo:min-width="0.6957in" fo:padding-top="0.1in" fo:padding-bottom="0.1in" fo:padding-left="0.1in" fo:padding-right="0.1in" fo:wrap-option="wrap" style:run-through="foreground"/>
    </style:style>
    <style:style style:name="gr105" style:family="graphic">
      <style:graphic-properties draw:stroke="solid" svg:stroke-width="0.0102in" svg:stroke-color="#783f04" draw:stroke-linejoin="round" draw:fill="solid" draw:fill-color="#fff2cc" draw:textarea-vertical-align="middle" draw:auto-grow-height="false" draw:fit-to-size="false" style:shrink-to-fit="false" fo:min-height="0.1882in" fo:min-width="0.8346in" fo:padding-top="0.1in" fo:padding-bottom="0.1in" fo:padding-left="0.1in" fo:padding-right="0.1in" fo:wrap-option="wrap" style:run-through="foreground"/>
    </style:style>
    <style:style style:name="gr106" style:family="graphic">
      <style:graphic-properties draw:stroke="solid" svg:stroke-width="0.0102in" svg:stroke-color="#783f04" draw:stroke-linejoin="round" draw:fill="solid" draw:fill-color="#fff2cc" draw:textarea-vertical-align="middle" draw:auto-grow-height="false" draw:fit-to-size="false" style:shrink-to-fit="false" fo:min-height="0.3028in" fo:min-width="1.072in" fo:padding-top="0.1in" fo:padding-bottom="0.1in" fo:padding-left="0.1in" fo:padding-right="0.1in" fo:wrap-option="wrap" style:run-through="foreground"/>
    </style:style>
    <style:style style:name="gr107" style:family="graphic">
      <style:graphic-properties draw:stroke="solid" svg:stroke-width="0.0102in" svg:stroke-color="#783f04" draw:stroke-linejoin="round" draw:fill="solid" draw:fill-color="#fff2cc" draw:textarea-vertical-align="middle" draw:auto-grow-height="false" draw:fit-to-size="false" style:shrink-to-fit="false" fo:min-height="0.1882in" fo:min-width="1.0846in" fo:padding-top="0.1in" fo:padding-bottom="0.1in" fo:padding-left="0.1in" fo:padding-right="0.1in" fo:wrap-option="wrap" style:run-through="foreground"/>
    </style:style>
    <style:style style:name="gr108" style:family="graphic">
      <style:graphic-properties draw:stroke="solid" svg:stroke-width="0.0209in" svg:stroke-color="#073763" draw:marker-end="msArrowEnd_20_5" draw:marker-end-width="0.0827in" draw:marker-end-center="false" draw:stroke-linejoin="round" draw:fill="none" draw:textarea-vertical-align="middle" draw:auto-grow-height="false" draw:fit-to-size="false" style:shrink-to-fit="false" fo:min-height="0in" fo:min-width="0.1126in" fo:padding-top="0.1in" fo:padding-bottom="0.1in" fo:padding-left="0.1in" fo:padding-right="0.1in" fo:wrap-option="wrap" style:run-through="foreground"/>
    </style:style>
    <style:style style:name="gr109" style:family="graphic">
      <style:graphic-properties draw:stroke="solid" svg:stroke-width="0.0209in" svg:stroke-color="#073763" draw:marker-end="msArrowEnd_20_5" draw:marker-end-width="0.0827in" draw:marker-end-center="false" draw:stroke-linejoin="round" draw:fill="none" draw:textarea-vertical-align="middle" draw:auto-grow-height="false" draw:fit-to-size="false" style:shrink-to-fit="false" fo:min-height="0.0882in" fo:min-width="0.589in" fo:padding-top="0.1in" fo:padding-bottom="0.1in" fo:padding-left="0.1in" fo:padding-right="0.1in" fo:wrap-option="wrap" style:run-through="foreground"/>
    </style:style>
    <style:style style:name="gr110" style:family="graphic">
      <style:graphic-properties draw:stroke="solid" svg:stroke-width="0.0209in" svg:stroke-color="#073763" draw:marker-end="msArrowEnd_20_5" draw:marker-end-width="0.0827in" draw:marker-end-center="false" draw:stroke-linejoin="round" draw:fill="none" draw:textarea-vertical-align="middle" draw:auto-grow-height="false" draw:fit-to-size="false" style:shrink-to-fit="false" fo:min-height="0.4634in" fo:min-width="0.0882in" fo:padding-top="0.1in" fo:padding-bottom="0.1in" fo:padding-left="0.1in" fo:padding-right="0.1in" fo:wrap-option="wrap" style:run-through="foreground"/>
    </style:style>
    <style:style style:name="gr111" style:family="graphic">
      <style:graphic-properties draw:stroke="solid" svg:stroke-width="0.0209in" svg:stroke-color="#073763" draw:marker-end="msArrowEnd_20_5" draw:marker-end-width="0.0827in" draw:marker-end-center="false" draw:stroke-linejoin="round" draw:fill="none" draw:textarea-vertical-align="middle" draw:auto-grow-height="false" draw:fit-to-size="false" style:shrink-to-fit="false" fo:min-height="0.0882in" fo:min-width="0.4634in" fo:padding-top="0.1in" fo:padding-bottom="0.1in" fo:padding-left="0.1in" fo:padding-right="0.1in" fo:wrap-option="wrap" style:run-through="foreground"/>
    </style:style>
    <style:style style:name="gr112" style:family="graphic">
      <style:graphic-properties draw:stroke="solid" svg:stroke-width="0.0209in" svg:stroke-color="#073763" draw:marker-end="msArrowEnd_20_5" draw:marker-end-width="0.0827in" draw:marker-end-center="false" draw:stroke-linejoin="round" draw:fill="none" draw:textarea-vertical-align="middle" draw:auto-grow-height="false" draw:fit-to-size="false" style:shrink-to-fit="false" fo:min-height="0.589in" fo:min-width="0.0882in" fo:padding-top="0.1in" fo:padding-bottom="0.1in" fo:padding-left="0.1in" fo:padding-right="0.1in" fo:wrap-option="wrap" style:run-through="foreground"/>
    </style:style>
    <style:style style:name="gr113" style:family="graphic">
      <style:graphic-properties draw:stroke="dash" draw:stroke-dash="Dashed_20__28_var_29__20_5" svg:stroke-width="0.0102in" svg:stroke-color="#783f04" draw:stroke-linejoin="round" draw:fill="solid" draw:fill-color="#fff2cc" draw:textarea-vertical-align="middle" draw:auto-grow-height="false" draw:fit-to-size="false" style:shrink-to-fit="false" fo:min-height="0.1591in" fo:min-width="0.4772in" fo:padding-top="0.1in" fo:padding-bottom="0.1in" fo:padding-left="0.1in" fo:padding-right="0.1in" fo:wrap-option="wrap" style:run-through="foreground"/>
    </style:style>
    <style:style style:name="gr114" style:family="graphic">
      <style:graphic-properties draw:stroke="dash" draw:stroke-dash="Dashed_20__28_var_29__20_4" svg:stroke-width="0.0209in" svg:stroke-color="#073763" draw:marker-end="msArrowStealthEnd_20_5" draw:marker-end-width="0.0827in" draw:marker-end-center="false" draw:stroke-linejoin="round" draw:fill="none" draw:textarea-vertical-align="middle" draw:auto-grow-height="false" draw:fit-to-size="false" style:shrink-to-fit="false" fo:min-height="0in" fo:min-width="0.2165in" fo:padding-top="0.1in" fo:padding-bottom="0.1in" fo:padding-left="0.1in" fo:padding-right="0.1in" fo:wrap-option="wrap" style:run-through="foreground"/>
    </style:style>
    <style:style style:name="gr115" style:family="graphic">
      <style:graphic-properties draw:stroke="dash" draw:stroke-dash="Dashed_20__28_var_29__20_5" svg:stroke-width="0.0102in" svg:stroke-color="#783f04" draw:stroke-linejoin="round" draw:fill="solid" draw:fill-color="#fff2cc" draw:textarea-vertical-align="middle" draw:auto-grow-height="false" draw:fit-to-size="false" style:shrink-to-fit="false" fo:min-height="0.1311in" fo:min-width="0.6362in" fo:padding-top="0.1in" fo:padding-bottom="0.1in" fo:padding-left="0.1in" fo:padding-right="0.1in" fo:wrap-option="wrap" style:run-through="foreground"/>
    </style:style>
    <style:style style:name="gr116" style:family="graphic">
      <style:graphic-properties draw:stroke="solid" svg:stroke-width="0.0102in" svg:stroke-color="#783f04" draw:stroke-linejoin="round" draw:fill="solid" draw:fill-color="#fff2cc" draw:textarea-vertical-align="middle" draw:auto-grow-height="false" draw:fit-to-size="false" style:shrink-to-fit="false" fo:min-height="0.1311in" fo:min-width="0.8154in" fo:padding-top="0.1in" fo:padding-bottom="0.1in" fo:padding-left="0.1in" fo:padding-right="0.1in" fo:wrap-option="wrap" style:run-through="foreground"/>
    </style:style>
    <style:style style:name="gr117" style:family="graphic">
      <style:graphic-properties draw:stroke="solid" svg:stroke-width="0.0102in" svg:stroke-color="#783f04" draw:stroke-linejoin="round" draw:fill="solid" draw:fill-color="#fff2cc" draw:textarea-vertical-align="middle" draw:auto-grow-height="false" draw:fit-to-size="false" style:shrink-to-fit="false" fo:min-height="0.1311in" fo:min-width="0.8161in" fo:padding-top="0.1in" fo:padding-bottom="0.1in" fo:padding-left="0.1in" fo:padding-right="0.1in" fo:wrap-option="wrap" style:run-through="foreground"/>
    </style:style>
    <style:style style:name="gr118" style:family="graphic">
      <style:graphic-properties draw:stroke="dash" draw:stroke-dash="Dashed_20__28_var_29__20_5" svg:stroke-width="0.0102in" svg:stroke-color="#783f04" draw:stroke-linejoin="round" draw:fill="solid" draw:fill-color="#fff2cc" draw:textarea-vertical-align="middle" draw:auto-grow-height="false" draw:fit-to-size="false" style:shrink-to-fit="false" fo:min-height="0.1311in" fo:min-width="0.7043in" fo:padding-top="0.1in" fo:padding-bottom="0.1in" fo:padding-left="0.1in" fo:padding-right="0.1in" fo:wrap-option="wrap" style:run-through="foreground"/>
    </style:style>
    <style:style style:name="gr119" style:family="graphic">
      <style:graphic-properties draw:stroke="solid" svg:stroke-width="0.0209in" svg:stroke-color="#073763" draw:marker-end="msArrowEnd_20_5" draw:marker-end-width="0.0827in" draw:marker-end-center="false" draw:stroke-linejoin="round" draw:fill="none" draw:textarea-vertical-align="middle" draw:auto-grow-height="false" draw:fit-to-size="false" style:shrink-to-fit="false" fo:min-height="0in" fo:min-width="0.1244in" fo:padding-top="0.1in" fo:padding-bottom="0.1in" fo:padding-left="0.1in" fo:padding-right="0.1in" fo:wrap-option="wrap" style:run-through="foreground"/>
    </style:style>
    <style:style style:name="gr120" style:family="graphic">
      <style:graphic-properties draw:stroke="solid" svg:stroke-width="0.0209in" svg:stroke-color="#073763" draw:marker-end="msArrowEnd_20_5" draw:marker-end-width="0.0827in" draw:marker-end-center="false" draw:stroke-linejoin="round" draw:fill="none" draw:textarea-vertical-align="middle" draw:auto-grow-height="false" draw:fit-to-size="false" style:shrink-to-fit="false" fo:min-height="0in" fo:min-width="0.1327in" fo:padding-top="0.1in" fo:padding-bottom="0.1in" fo:padding-left="0.1in" fo:padding-right="0.1in" fo:wrap-option="wrap" style:run-through="foreground"/>
    </style:style>
    <style:style style:name="gr121" style:family="graphic">
      <style:graphic-properties draw:stroke="solid" svg:stroke-width="0.0209in" svg:stroke-color="#073763" draw:marker-end="msArrowEnd_20_5" draw:marker-end-width="0.0827in" draw:marker-end-center="false" draw:stroke-linejoin="round" draw:fill="none" draw:textarea-vertical-align="middle" draw:auto-grow-height="false" draw:fit-to-size="false" style:shrink-to-fit="false" fo:min-height="0in" fo:min-width="0.1154in" fo:padding-top="0.1in" fo:padding-bottom="0.1in" fo:padding-left="0.1in" fo:padding-right="0.1in" fo:wrap-option="wrap" style:run-through="foreground"/>
    </style:style>
    <style:style style:name="gr122" style:family="graphic">
      <style:graphic-properties draw:stroke="none" svg:stroke-width="0in" draw:fill="none" draw:textarea-vertical-align="middle" draw:auto-grow-height="false" draw:fit-to-size="false" style:shrink-to-fit="false" fo:min-height="0.1665in" fo:min-width="1.0327in" fo:padding-top="0.1in" fo:padding-bottom="0.1in" fo:padding-left="0.1in" fo:padding-right="0.1in" fo:wrap-option="wrap" style:run-through="foreground"/>
    </style:style>
    <style:style style:name="gr123" style:family="graphic">
      <style:graphic-properties draw:stroke="none" svg:stroke-width="0in" draw:fill="none" draw:textarea-vertical-align="middle" draw:auto-grow-height="false" draw:fit-to-size="false" style:shrink-to-fit="false" fo:min-height="0.3327in" fo:min-width="1.3016in" fo:padding-top="0.1in" fo:padding-bottom="0.1in" fo:padding-left="0.1in" fo:padding-right="0.1in" fo:wrap-option="wrap" style:run-through="foreground"/>
    </style:style>
    <style:style style:name="gr124" style:family="graphic">
      <style:graphic-properties draw:stroke="none" svg:stroke-width="0in" draw:fill="none" draw:textarea-vertical-align="middle" draw:auto-grow-height="false" draw:fit-to-size="false" style:shrink-to-fit="false" fo:min-height="0.1665in" fo:min-width="1.0972in" fo:padding-top="0.1in" fo:padding-bottom="0.1in" fo:padding-left="0.1in" fo:padding-right="0.1in" fo:wrap-option="wrap" style:run-through="foreground"/>
    </style:style>
    <style:style style:name="gr125" style:family="graphic">
      <style:graphic-properties draw:stroke="solid" svg:stroke-width="0.0102in" svg:stroke-color="#783f04" draw:stroke-linejoin="round" draw:fill="solid" draw:fill-color="#fff2cc" draw:textarea-vertical-align="middle" draw:auto-grow-height="false" draw:fit-to-size="false" style:shrink-to-fit="false" fo:min-height="0.2492in" fo:min-width="0.6244in" fo:padding-top="0.1in" fo:padding-bottom="0.1in" fo:padding-left="0.1in" fo:padding-right="0.1in" fo:wrap-option="wrap" style:run-through="foreground"/>
    </style:style>
    <style:style style:name="gr126" style:family="graphic">
      <style:graphic-properties draw:stroke="solid" svg:stroke-width="0.0102in" svg:stroke-color="#783f04" draw:stroke-linejoin="round" draw:fill="solid" draw:fill-color="#fff2cc" draw:textarea-vertical-align="middle" draw:auto-grow-height="false" draw:fit-to-size="false" style:shrink-to-fit="false" fo:min-height="0.2492in" fo:min-width="1.1709in" fo:padding-top="0.1in" fo:padding-bottom="0.1in" fo:padding-left="0.1in" fo:padding-right="0.1in" fo:wrap-option="wrap" style:run-through="foreground"/>
    </style:style>
    <style:style style:name="gr127" style:family="graphic">
      <style:graphic-properties draw:stroke="solid" svg:stroke-width="0.0102in" svg:stroke-color="#783f04" draw:stroke-linejoin="round" draw:fill="solid" draw:fill-color="#fff2cc" draw:textarea-vertical-align="middle" draw:auto-grow-height="false" draw:fit-to-size="false" style:shrink-to-fit="false" fo:min-height="0.2492in" fo:min-width="1.1717in" fo:padding-top="0.1in" fo:padding-bottom="0.1in" fo:padding-left="0.1in" fo:padding-right="0.1in" fo:wrap-option="wrap" style:run-through="foreground"/>
    </style:style>
    <style:style style:name="gr128" style:family="graphic">
      <style:graphic-properties draw:stroke="solid" svg:stroke-width="0.0102in" svg:stroke-color="#783f04" draw:stroke-linejoin="round" draw:fill="solid" draw:fill-color="#fff2cc" draw:textarea-vertical-align="middle" draw:auto-grow-height="false" draw:fit-to-size="false" style:shrink-to-fit="false" fo:min-height="0.2492in" fo:min-width="0.9091in" fo:padding-top="0.1in" fo:padding-bottom="0.1in" fo:padding-left="0.1in" fo:padding-right="0.1in" fo:wrap-option="wrap" style:run-through="foreground"/>
    </style:style>
    <style:style style:name="gr129" style:family="graphic">
      <style:graphic-properties draw:stroke="none" svg:stroke-width="0in" draw:fill="none" draw:textarea-vertical-align="top" draw:auto-grow-height="false" draw:fit-to-size="false" style:shrink-to-fit="false" fo:min-height="0.2016in" fo:min-width="0.672in" fo:padding-top="0.1in" fo:padding-bottom="0.1in" fo:padding-left="0.1in" fo:padding-right="0.1in" fo:wrap-option="wrap" style:run-through="foreground"/>
    </style:style>
    <style:style style:name="gr130" style:family="graphic">
      <style:graphic-properties draw:stroke="none" svg:stroke-width="0in" draw:fill="none" draw:textarea-vertical-align="top" draw:auto-grow-height="false" draw:fit-to-size="false" style:shrink-to-fit="false" fo:min-height="0.4457in" fo:min-width="1.472in" fo:padding-top="0.1in" fo:padding-bottom="0.1in" fo:padding-left="0.1in" fo:padding-right="0.1in" fo:wrap-option="wrap" style:run-through="foreground"/>
    </style:style>
    <style:style style:name="gr131" style:family="graphic">
      <style:graphic-properties draw:stroke="none" svg:stroke-width="0in" draw:fill="none" draw:textarea-vertical-align="top" draw:auto-grow-height="false" draw:fit-to-size="false" style:shrink-to-fit="false" fo:min-height="0.2016in" fo:min-width="1.2189in" fo:padding-top="0.1in" fo:padding-bottom="0.1in" fo:padding-left="0.1in" fo:padding-right="0.1in" fo:wrap-option="wrap" style:run-through="foreground"/>
    </style:style>
    <style:style style:name="gr132" style:family="graphic">
      <style:graphic-properties draw:stroke="none" svg:stroke-width="0in" draw:fill="none" draw:textarea-vertical-align="top" draw:auto-grow-height="false" draw:fit-to-size="false" style:shrink-to-fit="false" fo:min-height="0.4457in" fo:min-width="1.2189in" fo:padding-top="0.1in" fo:padding-bottom="0.1in" fo:padding-left="0.1in" fo:padding-right="0.1in" fo:wrap-option="wrap" style:run-through="foreground"/>
    </style:style>
    <style:style style:name="gr133" style:family="graphic">
      <style:graphic-properties draw:stroke="solid" svg:stroke-width="0.0209in" svg:stroke-color="#073763" draw:marker-end="msArrowEnd_20_5" draw:marker-end-width="0.0827in" draw:marker-end-center="false" draw:stroke-linejoin="round" draw:fill="none" draw:textarea-vertical-align="middle" draw:auto-grow-height="false" draw:fit-to-size="false" style:shrink-to-fit="false" fo:min-height="0in" fo:min-width="0.1661in" fo:padding-top="0.1in" fo:padding-bottom="0.1in" fo:padding-left="0.1in" fo:padding-right="0.1in" fo:wrap-option="wrap" style:run-through="foreground"/>
    </style:style>
    <style:style style:name="gr134" style:family="graphic">
      <style:graphic-properties draw:stroke="solid" svg:stroke-width="0.0102in" svg:stroke-color="#073763" draw:stroke-linejoin="round" draw:fill="none" draw:textarea-vertical-align="middle" draw:auto-grow-height="false" draw:fit-to-size="false" style:shrink-to-fit="false" fo:min-height="2.511in" fo:min-width="0in" fo:padding-top="0.1in" fo:padding-bottom="0.1in" fo:padding-left="0.1in" fo:padding-right="0.1in" fo:wrap-option="wrap" style:run-through="foreground"/>
    </style:style>
    <style:style style:name="gr135" style:family="graphic">
      <style:graphic-properties draw:stroke="solid" svg:stroke-width="0.0102in" svg:stroke-color="#073763" draw:stroke-linejoin="round" draw:fill="none" draw:textarea-vertical-align="middle" draw:auto-grow-height="false" draw:fit-to-size="false" style:shrink-to-fit="false" fo:min-height="3.0374in" fo:min-width="0in" fo:padding-top="0.1in" fo:padding-bottom="0.1in" fo:padding-left="0.1in" fo:padding-right="0.1in" fo:wrap-option="wrap" style:run-through="foreground"/>
    </style:style>
    <style:style style:name="gr136" style:family="graphic">
      <style:graphic-properties draw:stroke="none" svg:stroke-width="0in" draw:fill="none" draw:textarea-vertical-align="middle" draw:auto-grow-height="false" draw:fit-to-size="false" style:shrink-to-fit="false" fo:min-height="0.0055in" fo:min-width="1.1236in" fo:padding-top="0.1in" fo:padding-bottom="0.1in" fo:padding-left="0.1in" fo:padding-right="0.1in" fo:wrap-option="wrap" style:run-through="foreground"/>
    </style:style>
    <style:style style:name="gr137" style:family="graphic">
      <style:graphic-properties draw:stroke="none" svg:stroke-width="0in" draw:fill="none" draw:textarea-vertical-align="middle" draw:auto-grow-height="false" draw:fit-to-size="false" style:shrink-to-fit="false" fo:min-height="0.0055in" fo:min-width="1.1244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span text:style-name="T1">Appunti UUX</text:span></text:p>
      <text:p text:style-name="P1"/>
      <text:p text:style-name="Standard"><text:span text:style-name="T2">Introduzione</text:span></text:p>
      <text:p text:style-name="P2"/>
      <text:p text:style-name="Standard"><text:span text:style-name="T5">Human performances</text:span><text:span text:style-name="T7">: il lavoratore è come la macchina e si devono massimizzare le sue performance.</text:span></text:p>
      <text:p text:style-name="Standard"><text:span text:style-name="T5">Ergonomics</text:span><text:span text:style-name="T7">: cercare di creare macchine che sfruttano le caratteristiche fisiche dell’uomo al meglio. Vi sono studi riguardo all’usabilità dei computational devices, man-machine interaction diventa human-computer interaction.</text:span></text:p>
      <text:p text:style-name="Standard"><text:span text:style-name="T5">User experience</text:span><text:span text:style-name="T7">: si pone enfasi sulla soddisfazione dell’utente rispetto alla semplice usabilità. Lo standard ISO 9241-210 definisce l’user experience come le percezioni e le risposte di una persona, che risultano dall’utilizzo di un prodotto, sistema o servizio.</text:span></text:p>
      <text:p text:style-name="Standard"><text:span text:style-name="T5">L’usabilità</text:span><text:span text:style-name="T7">: è la facilità di utilizzo e learnability di un oggetto human-made come uno strumento o un dispositivo. Utility si divide in usability e usefulness, il primo intende la facilità di utilizzo, di apprendimento, i pochi errori possibili; il secondo indica se l’utilizzo ha un fine che serve a migliorare qualche attività.</text:span></text:p>
      <text:p text:style-name="P2"/>
      <text:p text:style-name="Standard"><text:span text:style-name="T2">The human component</text:span></text:p>
      <text:p text:style-name="P2"/>
      <text:p text:style-name="P9"><text:span text:style-name="T6">Cognizione <text:tab/><text:tab/><text:tab/><text:tab/><text:tab/>Apprendimento</text:span></text:p>
      <text:p text:style-name="P10"><draw:g text:anchor-type="paragraph" draw:z-index="5" draw:name="Image1" draw:style-name="gr1"><draw:custom-shape draw:name="Shape 2" draw:style-name="gr60" draw:text-style-name="P61" svg:width="0.6205in" svg:height="0.3551in" svg:x="3.9272in" svg:y="0.1146in"><text:p text:style-name="P56"><text:span text:style-name="T13">Evento esterno</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3" draw:style-name="gr61" draw:text-style-name="P57" svg:width="0.6858in" svg:height="0.3551in" svg:x="4.8689in" svg:y="0.1146in"><text:p text:style-name="P56"><text:span text:style-name="T13">Memoria sensoria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62" draw:text-style-name="P57" svg:width="0.8776in" svg:height="0.3559in" svg:x="4.7598in" svg:y="0.6047in"><text:p text:style-name="P56"><text:span text:style-name="T13">Memoria a breve termin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63" draw:text-style-name="P57" svg:width="0.8776in" svg:height="0.3551in" svg:x="4.7724in" svg:y="1.0957in"><text:p text:style-name="P56"><text:span text:style-name="T13">Memoria a lungo termin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64" draw:text-style-name="P57" svg:width="0.6205in" svg:height="0.2449in" svg:x="5.6508in" svg:y="0.8898in"><text:p text:style-name="P56"><text:span text:style-name="T15">reten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 draw:style-name="gr65" draw:text-style-name="P57" svg:width="0.4157in" svg:height="0.2449in" svg:x="4.3563in" svg:y="0.8898in"><text:p text:style-name="P56"><text:span text:style-name="T15">recal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64" draw:text-style-name="P57" svg:width="0.6205in" svg:height="0.2449in" svg:x="5.3398in" svg:y="0.4181in"><text:p text:style-name="P56"><text:span text:style-name="T15">encod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6" draw:text-style-name="P55" svg:width="0.3906in" svg:height="0.0012in" svg:x="4.5488in" svg:y="0.2925in"><text:p/><draw:enhanced-geometry draw:mirror-horizontal="false" draw:mirror-vertical="false" svg:viewBox="0 0 21600 21600" draw:type="mso-spt32" draw:enhanced-path="M 0 0 L 21600 21600 N"/></draw:custom-shape><draw:custom-shape draw:style-name="gr67" draw:text-style-name="P55" svg:width="0.0012in" svg:height="0.2067in" svg:x="5.2154in" svg:y="0.4374in"><text:p/><draw:enhanced-geometry draw:mirror-horizontal="false" draw:mirror-vertical="false" svg:viewBox="0 0 21600 21600" draw:type="mso-spt32" draw:enhanced-path="M 0 0 L 21600 21600 N"/></draw:custom-shape><draw:custom-shape draw:style-name="gr68" draw:text-style-name="P55" svg:width="0.2717in" svg:height="0.1094in" svg:x="4.5634in" svg:y="0.7799in"><text:p/><draw:enhanced-geometry draw:mirror-horizontal="true" draw:mirror-vertical="false" draw:text-areas="0 0 ?f0 ?f1" svg:viewBox="0 0 0 0"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custom-shape draw:style-name="gr69" draw:text-style-name="P55" svg:width="0.1425in" svg:height="0.2587in" draw:transform="rotate (-1.5707963267949) translate (4.82361111111111in 1.13472222222222in)"><text:p/><draw:enhanced-geometry draw:mirror-horizontal="true" draw:mirror-vertical="false" draw:text-areas="0 0 ?f0 ?f1" svg:viewBox="0 0 0 0"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custom-shape draw:style-name="gr70" draw:text-style-name="P55" svg:width="0.3421in" svg:height="0.1488in" draw:transform="rotate (-3.14159265358979) translate (5.96150481189851in 1.28472222222222in)"><text:p/><draw:enhanced-geometry draw:mirror-horizontal="true" draw:mirror-vertical="false" draw:text-areas="0 0 ?f0 ?f1" svg:viewBox="0 0 0 0"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custom-shape draw:style-name="gr71" draw:text-style-name="P55" svg:width="0.1224in" svg:height="0.3807in" draw:transform="rotate (1.5707963267949) translate (5.57986111111111in 0.889583333333333in)"><text:p/><draw:enhanced-geometry draw:mirror-horizontal="true" draw:mirror-vertical="false" draw:text-areas="0 0 ?f0 ?f1" svg:viewBox="0 0 0 0"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g></text:p>
      <text:p text:style-name="P2"><draw:g text:anchor-type="paragraph" draw:z-index="4" draw:name="Image2" draw:style-name="gr1"><draw:custom-shape draw:name="Shape 76" draw:style-name="gr48" draw:text-style-name="P57" svg:width="0.6421in" svg:height="0.2071in" svg:x="1.6819in" svg:y="0.0209in"><text:p text:style-name="P56"><text:span text:style-name="T13">Attenzion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7" draw:style-name="gr49" draw:text-style-name="P57" svg:width="0.5941in" svg:height="0.2079in" svg:x="1.7055in" svg:y="0.4461in"><text:p text:style-name="P56"><text:span text:style-name="T13">process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8" draw:style-name="gr50" draw:text-style-name="P57" svg:width="0.5933in" svg:height="0.2079in" svg:x="2.5736in" svg:y="0.4461in"><text:p text:style-name="P56"><text:span text:style-name="T13">process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9" draw:style-name="gr51" draw:text-style-name="P57" svg:width="0.6878in" svg:height="0.2079in" svg:x="0.7453in" svg:y="0.4461in"><text:p text:style-name="P56"><text:span text:style-name="T13">percezion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0" draw:style-name="gr48" draw:text-style-name="P57" svg:width="0.6421in" svg:height="0.2071in" svg:x="1.6819in" svg:y="0.8717in"><text:p text:style-name="P56"><text:span text:style-name="T13">Memori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1" draw:style-name="gr52" draw:text-style-name="P61" svg:width="0.4512in" svg:height="0.2551in" svg:x="0.0209in" svg:y="0.4224in"><text:p text:style-name="P56"><text:span text:style-name="T13">Input</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82" draw:style-name="gr53" draw:text-style-name="P61" svg:width="0.487in" svg:height="0.2551in" svg:x="3.4402in" svg:y="0.4224in"><text:p text:style-name="P56"><text:span text:style-name="T13">Output</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54" draw:text-style-name="P55" svg:width="0.2724in" svg:height="0.0012in" svg:x="0.4724in" svg:y="0.55in"><text:p/><draw:enhanced-geometry draw:mirror-horizontal="false" draw:mirror-vertical="false" svg:viewBox="0 0 21600 21600" draw:type="mso-spt32" draw:enhanced-path="M 0 0 L 21600 21600 N"/></draw:custom-shape><draw:custom-shape draw:style-name="gr54" draw:text-style-name="P55" svg:width="0.2724in" svg:height="0.0012in" svg:x="1.4335in" svg:y="0.55in"><text:p/><draw:enhanced-geometry draw:mirror-horizontal="false" draw:mirror-vertical="false" svg:viewBox="0 0 21600 21600" draw:type="mso-spt32" draw:enhanced-path="M 0 0 L 21600 21600 N"/></draw:custom-shape><draw:custom-shape draw:style-name="gr54" draw:text-style-name="P55" svg:width="0.2724in" svg:height="0.0012in" svg:x="2.3008in" svg:y="0.55in"><text:p/><draw:enhanced-geometry draw:mirror-horizontal="false" draw:mirror-vertical="false" svg:viewBox="0 0 21600 21600" draw:type="mso-spt32" draw:enhanced-path="M 0 0 L 21600 21600 N"/></draw:custom-shape><draw:custom-shape draw:style-name="gr54" draw:text-style-name="P55" svg:width="0.2724in" svg:height="0.0012in" svg:x="3.1673in" svg:y="0.55in"><text:p/><draw:enhanced-geometry draw:mirror-horizontal="false" draw:mirror-vertical="false" svg:viewBox="0 0 21600 21600" draw:type="mso-spt32" draw:enhanced-path="M 0 0 L 21600 21600 N"/></draw:custom-shape><draw:custom-shape draw:style-name="gr55" draw:text-style-name="P55" svg:width="0.0012in" svg:height="0.2169in" svg:x="2.0035in" svg:y="0.2283in"><text:p/><draw:enhanced-geometry draw:mirror-horizontal="false" draw:mirror-vertical="false" svg:viewBox="0 0 21600 21600" draw:type="mso-spt32" draw:enhanced-path="M 0 0 L 21600 21600 N"/></draw:custom-shape><draw:custom-shape draw:style-name="gr55" draw:text-style-name="P55" svg:width="0.0012in" svg:height="0.2169in" svg:x="2.0035in" svg:y="0.6543in"><text:p/><draw:enhanced-geometry draw:mirror-horizontal="false" draw:mirror-vertical="false" svg:viewBox="0 0 21600 21600" draw:type="mso-spt32" draw:enhanced-path="M 0 0 L 21600 21600 N"/></draw:custom-shape><draw:custom-shape draw:style-name="gr56" draw:text-style-name="P55" svg:width="0.7098in" svg:height="0.226in" svg:x="1.089in" svg:y="0.2193in"><text:p/><draw:enhanced-geometry draw:mirror-horizontal="true" draw:mirror-vertical="false" svg:viewBox="0 0 21600 21600" draw:type="mso-spt32" draw:enhanced-path="M 0 0 L 21600 21600 N"/></draw:custom-shape><draw:custom-shape draw:style-name="gr57" draw:text-style-name="P55" svg:width="0.7012in" svg:height="0.226in" svg:x="2.1693in" svg:y="0.2193in"><text:p/><draw:enhanced-geometry draw:mirror-horizontal="false" draw:mirror-vertical="false" svg:viewBox="0 0 21600 21600" draw:type="mso-spt32" draw:enhanced-path="M 0 0 L 21600 21600 N"/></draw:custom-shape><draw:custom-shape draw:style-name="gr58" draw:text-style-name="P55" svg:width="0.7531in" svg:height="0.2106in" draw:transform="rotate (-3.14159265358979) translate (1.84236111111111in 0.865277777777778in)"><text:p/><draw:enhanced-geometry draw:mirror-horizontal="false" draw:mirror-vertical="false" svg:viewBox="0 0 21600 21600" draw:type="mso-spt32" draw:enhanced-path="M 0 0 L 21600 21600 N"/></draw:custom-shape><draw:custom-shape draw:style-name="gr59" draw:text-style-name="P55" svg:width="0.7224in" svg:height="0.2268in" draw:transform="rotate (-3.14159265358979) translate (2.87013888888889in 0.88125in)"><text:p/><draw:enhanced-geometry draw:mirror-horizontal="true" draw:mirror-vertical="false" svg:viewBox="0 0 21600 21600" draw:type="mso-spt32" draw:enhanced-path="M 0 0 L 21600 21600 N"/></draw:custom-shape></draw:g></text:p>
      <text:p text:style-name="P2"/>
      <text:p text:style-name="P3"/>
      <text:p text:style-name="P6"><text:span text:style-name="T6">Vista</text:span></text:p>
      <text:p text:style-name="P6"><text:span text:style-name="T7">Si hanno 2 stage di percezione:</text:span></text:p>
      <text:p text:style-name="P6"><text:span text:style-name="T7">- La percezione fisica dello stimolo (occhi)</text:span></text:p>
      <text:p text:style-name="P6"><text:span text:style-name="T7">- Un ulteriore processazione dei dati (cervello)</text:span></text:p>
      <text:p text:style-name="P4"><text:soft-page-break/></text:p>
      <text:p text:style-name="P6"><text:span text:style-name="T7">Negli occhi sono presenti i </text:span><text:span text:style-name="T4">fotorecettori</text:span><text:span text:style-name="T7">, costituiti da </text:span><text:span text:style-name="T5">bastoncelli</text:span><text:span text:style-name="T7"> (diffusi sulla retina, sensibili alla luce ma non ai colori), coni (sensibili ai colori, ma non attivati con poca luce), X-ganglion (identificazione pattern visivi), W+Y-ganglion (identificazione del movimento senza percezione forme).</text:span></text:p>
      <text:p text:style-name="P4"/>
      <text:p text:style-name="P6"><text:span text:style-name="T7">La percezione della </text:span><text:span text:style-name="T5">distanza</text:span><text:span text:style-name="T7"> invece fa si che oggetti vicini appaiano più grandi.</text:span></text:p>
      <text:p text:style-name="P6"><text:span text:style-name="T7">La percezione della </text:span><text:span text:style-name="T5">profondità</text:span><text:span text:style-name="T7"> dipende da una diversa percezione tra i due occhi.</text:span></text:p>
      <text:p text:style-name="P6"><text:span text:style-name="T7">La percezione della </text:span><text:span text:style-name="T5">brillantezza</text:span><text:span text:style-name="T7"> dipende dalla quantità di luce emessa da un corpo.</text:span></text:p>
      <text:p text:style-name="P6"><text:span text:style-name="T7">La percezione dei </text:span><text:span text:style-name="T5">colori</text:span><text:span text:style-name="T7"> è data dai coni, si è sensibili a RGB (pochi recettori blu).</text:span></text:p>
      <text:p text:style-name="P4"/>
      <text:p text:style-name="P6"><text:span text:style-name="T7">L’</text:span><text:span text:style-name="T5">elaborazione di immagini</text:span><text:span text:style-name="T7"> genera concetti interpretati dal cervello, è basata su pattern ed aspettative (le illusioni ottiche sono spesso attivazioni errate di pattern).</text:span></text:p>
      <text:p text:style-name="P4"/>
      <text:p text:style-name="P6"><text:span text:style-name="T6">Principi di Gestalt</text:span></text:p>
      <text:p text:style-name="P6"><text:span text:style-name="T7">“L’insieme è più della somma delle sue parti”.</text:span></text:p>
      <text:p text:style-name="P6"><text:span text:style-name="T7">- </text:span><text:span text:style-name="T8">Prossimità</text:span><text:span text:style-name="T7"> (organizzazione in righe/colonne)</text:span></text:p>
      <text:p text:style-name="P6"><text:span text:style-name="T7">- </text:span><text:span text:style-name="T8">Similarità</text:span><text:span text:style-name="T7"> (gruppi di elementi simili)</text:span></text:p>
      <text:p text:style-name="P6"><text:span text:style-name="T7">- </text:span><text:span text:style-name="T8">Continuazione</text:span><text:span text:style-name="T7"> (porzioni mancanti non cambiano la visione d’insieme)</text:span></text:p>
      <text:p text:style-name="P6"><text:span text:style-name="T7">- </text:span><text:span text:style-name="T8">Semplicità</text:span><text:span text:style-name="T7"> (tendenza a preferire la soluzione semplice)</text:span></text:p>
      <text:p text:style-name="P6"><text:span text:style-name="T7">- </text:span><text:span text:style-name="T8">Background</text:span><text:span text:style-name="T7"> (riconoscere oggetti davanti e sfondo)</text:span></text:p>
      <text:p text:style-name="P6"><text:span text:style-name="T7">- </text:span><text:span text:style-name="T8">Closure</text:span><text:span text:style-name="T7"> (diverse interpretazioni per varie parti di un’immagine).</text:span></text:p>
      <text:p text:style-name="P4"/>
      <text:p text:style-name="P6"><text:span text:style-name="T6">Elaborazione del testo</text:span></text:p>
      <text:p text:style-name="P6"><text:span text:style-name="T7">Si hanno 3 fasi:</text:span></text:p>
      <text:list xml:id="list1364637010" text:style-name="WWNum17">
        <text:list-item>
          <text:p text:style-name="P11"><text:soft-page-break/><text:span text:style-name="T7">Percezione visuale del testo</text:span></text:p>
        </text:list-item>
        <text:list-item>
          <text:p text:style-name="P11"><text:span text:style-name="T7">Decodifica delle parole in base al linguaggio di riferimento</text:span></text:p>
        </text:list-item>
        <text:list-item>
          <text:p text:style-name="P11"><text:span text:style-name="T7">Analisi sintattica e semantica del testo</text:span></text:p>
        </text:list-item>
      </text:list>
      <text:p text:style-name="P42"/>
      <text:p text:style-name="P43"><text:span text:style-name="T6">Udito</text:span></text:p>
      <text:p text:style-name="P43"><text:span text:style-name="T7">Vengono fornite informazioni su ciò che ci circonda, distinguendole per intonazione, rumorosità e timbro, tramite la percezione stereofonica delle orecchie possiamo percepire la direzione del suono.</text:span></text:p>
      <text:p text:style-name="P42"/>
      <text:p text:style-name="P43"><text:span text:style-name="T6">Memoria</text:span></text:p>
      <text:p text:style-name="P43"><text:span text:style-name="T7">Tramite il modello a livelli la memoria può essere divisa in:</text:span></text:p>
      <text:p text:style-name="P43"><text:span text:style-name="T7">- Memoria </text:span><text:span text:style-name="T5">sensoriale</text:span><text:span text:style-name="T7">: vengono catturate le informazioni sensoriali sull’ambiente per un tempo da ½ secondo fino a 4, per ridurre il carico di stimoli. </text:span></text:p>
      <text:p text:style-name="P6"><text:span text:style-name="T7">- Memoria a </text:span><text:span text:style-name="T5">breve termine</text:span><text:span text:style-name="T7">: vengono conservate e processate le informazioni rilevanti per l’attività in esecuzione al momento, per un periodo di circa 15 secondi.</text:span></text:p>
      <text:p text:style-name="P6"><text:span text:style-name="T7">- Memoria a </text:span><text:span text:style-name="T5">lungo termine</text:span><text:span text:style-name="T7">: non è mai una registrazione completa di ciò che si è percepito, ma il risultato di un post processo delle cose rilevanti, filtrate. Può essere divisa in memoria episodica (eventi ed esperienze) e memoria semantica (fatti, concetti ed abilità).</text:span></text:p>
      <text:p text:style-name="P6"><text:span text:style-name="T7">- Memoria </text:span><text:span text:style-name="T5">eidetica</text:span><text:span text:style-name="T7">: è l’abilità di ricordare un gran numero di dettagli percepiti.</text:span></text:p>
      <text:p text:style-name="P4"/>
      <text:p text:style-name="P6"><text:span text:style-name="T7">L’organizzazione è gerarchico-associativa (reti semantiche), quindi i concetti disconnessi sono più duri da memorizzare di quelli connessi, lo stesso vale per concetti astratti e concreti.</text:span></text:p>
      <text:p text:style-name="P4"/>
      <text:p text:style-name="P6"><text:span text:style-name="T6">Dimenticare</text:span></text:p>
      <text:p text:style-name="P6"><text:span text:style-name="T7">Vi sono due teorie:</text:span></text:p>
      <text:p text:style-name="P6"><text:span text:style-name="T7">- </text:span><text:span text:style-name="T5">Decadimento</text:span><text:span text:style-name="T7">: le informazioni non vengono accedute frequentemente.</text:span></text:p>
      <text:p text:style-name="P6"><text:span text:style-name="T7">- </text:span><text:span text:style-name="T5">Sostituzione</text:span><text:span text:style-name="T7">: un nuovo ricordo prende il posto di uno precedente e simile.</text:span></text:p>
      <text:p text:style-name="P6"><text:span text:style-name="T7">Il design per la memoria a lungo termine prevede la creazione di una narrativa per la sequenza di passaggi da compiere.</text:span></text:p>
      <text:p text:style-name="P4"><text:soft-page-break/></text:p>
      <text:p text:style-name="P6"><text:span text:style-name="T6">Attenzione</text:span></text:p>
      <text:p text:style-name="P6"><text:span text:style-name="T7">Ovvero la selezione di uno o più stimoli sensoriali tra quelli che ci raggiungono. Eventi inaspettati sono fonte di </text:span><text:span text:style-name="T5">distrazione</text:span><text:span text:style-name="T7">.</text:span></text:p>
      <text:p text:style-name="P6"><text:span text:style-name="T7">Il design per l’attenzione prevede la riduzione del carico cognitivo e mostrare chiaramente lo stato del sistema e il livello di progresso.</text:span></text:p>
      <text:p text:style-name="P4"/>
      <text:p text:style-name="P6"><text:span text:style-name="T6">Ragionamento</text:span></text:p>
      <text:p text:style-name="P6"><text:span text:style-name="T7">Ovvero come usiamo conoscenze che già abbiamo per generare conclusioni su eventi su cui ci stiamo concentrando. Si hanno 3 tipi di ragionamento:</text:span></text:p>
      <text:list xml:id="list325299113" text:style-name="WWNum16">
        <text:list-item>
          <text:p text:style-name="P12"><text:span text:style-name="T4">Deduttivo</text:span><text:span text:style-name="T7">: partendo da un’assunzione generale e da un caso concreto, otteniamo una conclusione. [Le persone vive respirano, Matteo respira, allora Matteo è vivo.]</text:span></text:p>
        </text:list-item>
        <text:list-item>
          <text:p text:style-name="P12"><text:span text:style-name="T4">Induttivo</text:span><text:span text:style-name="T7">: partendo da casa omogenei produciamo (induciamo) una regola generale (generalizzazione). [Ho visto solo elefanti con la proboscide, quindi tutti gli elefanti del mondo hanno la proboscide.]</text:span></text:p>
        </text:list-item>
        <text:list-item>
          <text:p text:style-name="P12"><text:span text:style-name="T4">Abduttivo</text:span><text:span text:style-name="T7">: dato un caso a cui possono essere applicate molte regole, si sceglie la migliore per il caso. [Matteo guida veloce, Matteo guida veloce quando è arrabbiato o quando scappa dalla polizia, non c’è la polizia allora Matteo è arrabbiato.]</text:span></text:p>
        </text:list-item>
      </text:list>
      <text:p text:style-name="P43"><text:span text:style-name="T7">Il </text:span><text:span text:style-name="T5">problem solving</text:span><text:span text:style-name="T7"> prevede il trovare una soluzione ad un problema nuovo o non familiare.</text:span></text:p>
      <text:p text:style-name="P43"><text:span text:style-name="T7">La legge di Fitt dice che il tempo necessario per raggiungere un obiettivo su uno schermo con un puntatore è proporzionale alla distanza ad inversamente proporzionale alla dimensione del target.</text:span></text:p>
      <text:p text:style-name="P4"/>
      <text:p text:style-name="Standard"><text:span text:style-name="T2">Psicologia cognitiva</text:span></text:p>
      <text:p text:style-name="P2"/>
      <text:p text:style-name="Standard"><text:span text:style-name="T7">Il corretto design di oggetti deve aiutare la scoperta e la comprensione, prevedendo che le persone facciano errori e pianificare le soluzioni.</text:span></text:p>
      <text:p text:style-name="P2"/>
      <text:p text:style-name="Standard"><text:span text:style-name="T6">Affordance</text:span><text:span text:style-name="T7"> (invito all’uso)</text:span></text:p>
      <text:p text:style-name="Standard"><text:span text:style-name="T7">Qualità fisica di un oggetto che suggerisce ad un essere umano le azioni appropriate per manipolarlo. In caso l’affordance non sia abbastanza chiaro, è necessario segnalare l’utilizzo tramite </text:span><text:span text:style-name="T5">signifiers</text:span><text:span text:style-name="T7"> (costrutti che rendono chiara l’affordance).</text:span></text:p>
      <text:p text:style-name="P2"/>
      <text:p text:style-name="Standard"><text:span text:style-name="T6">Modello concettuale</text:span></text:p>
      <text:p text:style-name="Standard"><text:soft-page-break/><text:span text:style-name="T7">Il designer ha il dovere di fornire il miglior modello concettuale di un oggetto appena lo si osserva.</text:span></text:p>
      <text:p text:style-name="P2"/>
      <text:p text:style-name="Standard"><text:span text:style-name="T6">Mapping</text:span></text:p>
      <text:p text:style-name="Standard"><text:span text:style-name="T7">Ovvero la relazione tra i comandi e la loro funzione, alcuni oggetti creano un mapping naturale sfruttando analogie anatomiche, culturali, …</text:span></text:p>
      <text:p text:style-name="P2"/>
      <text:p text:style-name="Standard"><text:span text:style-name="T6">Feedback</text:span></text:p>
      <text:p text:style-name="Standard"><text:span text:style-name="T7">Ovvero ritornare informazioni permettendo all’utente di capire quali azioni sono state eseguite ed il risultato (come la macchina da informazioni sul suo stato).</text:span></text:p>
      <text:p text:style-name="P2"/>
      <text:p text:style-name="Standard"><text:span text:style-name="T6">Conoscienza</text:span></text:p>
      <text:p text:style-name="Standard"><text:span text:style-name="T7">Può essere </text:span><text:span text:style-name="T8">dichiarativa</text:span><text:span text:style-name="T7">, come le leggi scritte, esplicita e conscia (facile da spiegare, difficile da imparare ed usare). Oppure </text:span><text:span text:style-name="T8">procedurale</text:span><text:span text:style-name="T7">, come giocare a tennis, implicita ed automatica (difficile da spiegare, facile da applicare).</text:span></text:p>
      <text:p text:style-name="P2"/>
      <text:p text:style-name="Standard"><text:span text:style-name="T6">7 fasi di un’azione secondo Norman</text:span></text:p>
      <text:list xml:id="list2314846366" text:style-name="WWNum22">
        <text:list-item>
          <text:p text:style-name="P13"><text:span text:style-name="T7">Creare il goal</text:span></text:p>
        </text:list-item>
        <text:list-item>
          <text:p text:style-name="P13"><text:span text:style-name="T7">Creare l’intenzione</text:span></text:p>
        </text:list-item>
        <text:list-item>
          <text:p text:style-name="P13"><text:span text:style-name="T7">Specificare l’azione</text:span></text:p>
        </text:list-item>
        <text:list-item>
          <text:p text:style-name="P13"><text:span text:style-name="T7">Eseguire l’azione</text:span></text:p>
        </text:list-item>
        <text:list-item>
          <text:p text:style-name="P13"><text:span text:style-name="T7">Percepire lo stato del mondo</text:span></text:p>
        </text:list-item>
        <text:list-item>
          <text:p text:style-name="P13"><text:span text:style-name="T7">Interpretare lo stato del mondo</text:span></text:p>
        </text:list-item>
        <text:list-item>
          <text:p text:style-name="P13"><text:span text:style-name="T7">Comparare il risultato con il goal</text:span></text:p>
        </text:list-item>
      </text:list>
      <text:p text:style-name="Standard"><text:span text:style-name="T7">Il sistema affettivo ha tre livelli:</text:span></text:p>
      <text:p text:style-name="Standard"><text:span text:style-name="T7">- Livello </text:span><text:span text:style-name="T5">viscerale</text:span><text:span text:style-name="T7">: inconscio, protegge dai pericoli del mondo esterno.</text:span></text:p>
      <text:p text:style-name="Standard"><text:soft-page-break/><text:span text:style-name="T7">- Livello </text:span><text:span text:style-name="T5">comportamentale</text:span><text:span text:style-name="T7">: competenze imparate.</text:span></text:p>
      <text:p text:style-name="Standard"><text:span text:style-name="T7">- Livello </text:span><text:span text:style-name="T5">riflessivo</text:span><text:span text:style-name="T7">: riflessioni conscie (pensiero, contare, …).</text:span></text:p>
      <text:p text:style-name="P2"/>
      <text:p text:style-name="Standard"><text:span text:style-name="T6">Golfi di esecuzione e valutazione (Norman)</text:span></text:p>
      <text:p text:style-name="Standard"><text:span text:style-name="T7">I </text:span><text:span text:style-name="T5">golfi</text:span><text:span text:style-name="T7"> indicano le distanze tra il modello mentale dell’utente ed il mondo reale degli oggetti su cui l’utente agisce, questi possono generare errori.</text:span></text:p>
      <text:p text:style-name="Standard"><draw:g text:anchor-type="as-char" draw:z-index="6" draw:style-name="gr72"><draw:custom-shape draw:name="Shape 106" draw:style-name="gr73" draw:text-style-name="P57" svg:width="0.6106in" svg:height="0.3224in" svg:x="2.0425in" svg:y="0in"><text:p text:style-name="P56"><text:span text:style-name="T13">Goa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7" draw:style-name="gr74" draw:text-style-name="P57" svg:width="0.8843in" svg:height="0.3232in" svg:x="1.1575in" svg:y="0.4075in"><text:p text:style-name="P56"><text:span text:style-name="T13">Intenzion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8" draw:style-name="gr75" draw:text-style-name="P57" svg:width="1.1823in" svg:height="0.3232in" svg:x="2.6535in" svg:y="0.4075in"><text:p text:style-name="P56"><text:span text:style-name="T13">Comparazion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9" draw:style-name="gr75" draw:text-style-name="P57" svg:width="1.1823in" svg:height="0.3232in" svg:x="2.6535in" svg:y="0.7992in"><text:p text:style-name="P56"><text:span text:style-name="T13">Interpretazion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0" draw:style-name="gr75" draw:text-style-name="P57" svg:width="1.1823in" svg:height="0.3232in" svg:x="2.6535in" svg:y="1.5992in"><text:p text:style-name="P56"><text:span text:style-name="T13">Percezion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1" draw:style-name="gr76" draw:text-style-name="P57" svg:width="1.1823in" svg:height="0.4469in" svg:x="1.0091in" svg:y="1.0902in"><text:p text:style-name="P56"><text:span text:style-name="T13">Specificazione</text:span></text:p><text:p text:style-name="P56"><text:span text:style-name="T13">azion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2" draw:style-name="gr75" draw:text-style-name="P57" svg:width="1.1823in" svg:height="0.3232in" svg:x="1.0091in" svg:y="1.5992in"><text:p text:style-name="P56"><text:span text:style-name="T13">Esecuzion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3" draw:style-name="gr77" draw:text-style-name="P57" svg:width="0.9768in" svg:height="0.4461in" svg:x="1.8598in" svg:y="2.0075in"><text:p text:style-name="P56"><text:span text:style-name="T13">Oggetti nella realtà</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8" draw:text-style-name="P55" svg:width="0.4421in" svg:height="0.2461in" svg:x="1.6in" svg:y="0.161in"><text:p/><draw:enhanced-geometry draw:mirror-horizontal="true" draw:mirror-vertical="false" draw:text-areas="0 0 ?f0 ?f1" svg:viewBox="0 0 0 0"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custom-shape draw:style-name="gr79" draw:text-style-name="P55" svg:width="0.1815in" svg:height="0.0012in" draw:transform="rotate (-1.5707963267949) translate (1.59513888888889in 1.49374453193351in)"><text:p/><draw:enhanced-geometry draw:mirror-horizontal="true" draw:mirror-vertical="false" draw:text-areas="0 0 ?f5 ?f6" svg:viewBox="0 0 0 0"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style-name="gr80" draw:text-style-name="P55" svg:width="0.3476in" svg:height="0.263in" draw:transform="rotate (-1.5707963267949) translate (1.85972222222222in 1.88332786526684in)"><text:p/><draw:enhanced-geometry draw:mirror-horizontal="true" draw:mirror-vertical="false" draw:text-areas="0 0 ?f0 ?f1" svg:viewBox="0 0 0 0"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custom-shape draw:style-name="gr81" draw:text-style-name="P55" svg:width="0.4079in" svg:height="0.3071in" draw:transform="rotate (-3.14159265358979) translate (3.24305555555556in 2.23055008748906in)"><text:p/><draw:enhanced-geometry draw:mirror-horizontal="true" draw:mirror-vertical="false" draw:text-areas="0 0 ?f0 ?f1" svg:viewBox="0 0 0 0"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custom-shape draw:style-name="gr82" draw:text-style-name="P55" svg:width="0.2315in" svg:height="0.0012in" draw:transform="rotate (1.5707963267949) translate (3.24097222222222in 0.913188976377953in)"><text:p/><draw:enhanced-geometry draw:mirror-horizontal="false" draw:mirror-vertical="false" draw:text-areas="0 0 ?f5 ?f6" svg:viewBox="0 0 0 0"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style-name="gr83" draw:text-style-name="P55" svg:width="0.2461in" svg:height="0.5906in" draw:transform="rotate (1.5707963267949) translate (2.65416666666667in 0.407633420822397in)"><text:p/><draw:enhanced-geometry draw:mirror-horizontal="true" draw:mirror-vertical="false" draw:text-areas="0 0 ?f0 ?f1" svg:viewBox="0 0 0 0"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custom-shape draw:style-name="gr84" draw:text-style-name="P55" svg:width="0.0012in" svg:height="0.4394in" svg:x="1.5957in" svg:y="0.6811in"><text:p/><draw:enhanced-geometry draw:mirror-horizontal="false" draw:mirror-vertical="false" svg:viewBox="0 0 21600 21600" draw:type="mso-spt32" draw:enhanced-path="M 0 0 L 21600 21600 N"/></draw:custom-shape><draw:custom-shape draw:style-name="gr85" draw:text-style-name="P55" svg:width="0.0012in" svg:height="0.5634in" draw:transform="rotate (-3.14159265358979) translate (3.24027777777778in 1.6513834208224in)"><text:p/><draw:enhanced-geometry draw:mirror-horizontal="false" draw:mirror-vertical="false" svg:viewBox="0 0 21600 21600" draw:type="mso-spt32" draw:enhanced-path="M 0 0 L 21600 21600 N"/></draw:custom-shape><draw:custom-shape draw:name="Shape 122" draw:style-name="gr86" draw:text-style-name="P60" svg:width="0.8835in" svg:height="0.1823in" svg:x="1.6827in" svg:y="0.7992in"><text:p text:style-name="P59"><text:span text:style-name="T16">mistak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3" draw:style-name="gr86" draw:text-style-name="P64" svg:width="0.8835in" svg:height="0.1815in" svg:x="2.2736in" svg:y="1.2701in"><text:p text:style-name="P63"><text:span text:style-name="T16">slip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4" draw:style-name="gr87" draw:text-style-name="P55" svg:width="0.387in" svg:height="1.2843in" svg:x="1.0307in" svg:y="0.1173in"><text:p/><draw:enhanced-geometry draw:mirror-horizontal="false" draw:mirror-vertical="false" drawooo:sub-view-size="17934 59351" draw:text-areas="0 0 ?f0 ?f1" svg:viewBox="0 0 0 0" draw:type="ooxml-non-primitive" draw:enhanced-path="M 511 0 C 511 1659 383 6445 511 9955 639 13465 128 18124 1277 21060 2426 23996 4915 25783 7404 27570 9893 29357 14552 29804 16211 31782 17870 33760 18254 37398 17360 39440 16467 41482 13339 42886 10850 44035 8361 45184 4213 44737 2426 46332 639 47928 383 51438 128 53608 -127 55778 766 58394 894 59351 N"><draw:equation draw:name="f0" draw:formula="logwidth"/><draw:equation draw:name="f1" draw:formula="logheight"/></draw:enhanced-geometry></draw:custom-shape><draw:custom-shape draw:name="Shape 125" draw:style-name="gr88" draw:text-style-name="P60" svg:width="1.0307in" svg:height="0.4461in" svg:x="0.4409in" svg:y="0.5862in"><text:p text:style-name="P59"><text:span text:style-name="T13">Golfo di </text:span><text:span text:style-name="T17">esecuzion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6" draw:style-name="gr89" draw:text-style-name="P64" svg:width="1.0303in" svg:height="0.4461in" svg:x="0in" svg:y="1.0327in"><text:p text:style-name="P63"><text:span text:style-name="T12">distanza tra </text:span><text:span text:style-name="T18">affordance</text:span><text:span text:style-name="T12"> ed </text:span><text:span text:style-name="T18">azioni effettiv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7" draw:style-name="gr90" draw:text-style-name="P55" svg:width="0.4531in" svg:height="1.1016in" svg:x="3.3909in" svg:y="0.7398in"><text:p/><draw:enhanced-geometry draw:mirror-horizontal="false" draw:mirror-vertical="false" drawooo:sub-view-size="20988 50928" draw:text-areas="0 0 ?f0 ?f1" svg:viewBox="0 0 0 0" draw:type="ooxml-non-primitive" draw:enhanced-path="M 20202 0 C 20266 1596 20585 6637 20585 9573 20585 12509 21670 16210 20202 17614 18734 19018 14458 17678 11778 17997 9098 18316 5971 17742 4120 19529 2269 21316 1185 25783 674 28719 164 31655 -666 34973 1057 37143 2780 39313 8397 40589 11013 41738 13630 42887 15544 42503 16756 44035 17969 45567 18033 49779 18288 50928 N"><draw:equation draw:name="f0" draw:formula="logwidth"/><draw:equation draw:name="f1" draw:formula="logheight"/></draw:enhanced-geometry></draw:custom-shape><draw:custom-shape draw:name="Shape 128" draw:style-name="gr88" draw:text-style-name="P60" svg:width="1.0307in" svg:height="0.4461in" svg:x="3.4654in" svg:y="1.1382in"><text:p text:style-name="P59"><text:span text:style-name="T13">Golfo di </text:span><text:span text:style-name="T17">valutazion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9" draw:style-name="gr91" draw:text-style-name="P60" svg:width="1.0303in" svg:height="0.4469in" svg:x="3.7772in" svg:y="1.5992in"><text:p text:style-name="P59"><text:span text:style-name="T12">distanza tra </text:span><text:span text:style-name="T18">stato del sistema</text:span><text:span text:style-name="T12"> e </text:span><text:span text:style-name="T18">feedbac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text:span text:style-name="T5">Mistakes</text:span><text:span text:style-name="T7">: l’intenzione dell’azione è proprio sbagliata e causata da incomprensione.</text:span></text:p>
      <text:p text:style-name="Standard"><text:span text:style-name="T5">Slips</text:span><text:span text:style-name="T7">: intenzione è corretta ma l’esecuzione sbagliata e causata da mancanza di abilità e/o attenzione.</text:span></text:p>
      <text:p text:style-name="P2"/>
      <text:p text:style-name="Standard"><text:span text:style-name="T2">Computer</text:span></text:p>
      <text:p text:style-name="P2"/>
      <text:p text:style-name="Standard"><text:span text:style-name="T6">Input e output</text:span></text:p>
      <text:p text:style-name="Standard"><text:span text:style-name="T7">L’</text:span><text:span text:style-name="T5">interazione</text:span><text:span text:style-name="T7"> è il processo di trasferimento delle informazioni da un lato all’altro.</text:span></text:p>
      <text:p text:style-name="Standard"><text:span text:style-name="T7">I dispositivi di I/O devono adattarsi alle capacità di Input ed Output degli umani.</text:span></text:p>
      <text:p text:style-name="P2"/>
      <text:p text:style-name="Standard"><text:span text:style-name="T2">Interaction component</text:span></text:p>
      <text:p text:style-name="P1"/>
      <text:p text:style-name="Standard"><text:span text:style-name="T6">Modelli di interazione</text:span></text:p>
      <text:p text:style-name="Standard"><text:span text:style-name="T7">L’</text:span><text:span text:style-name="T5">interfaccia</text:span><text:span text:style-name="T7"> è quel luogo in cui l’interazione tra due sistemi complessi e non omogenei ha luogo; l’interfaccia crea la </text:span><text:span text:style-name="T5">traduzione</text:span><text:span text:style-name="T7"> </text:span><text:span text:style-name="T5">del dialogo tra i due sistemi</text:span><text:span text:style-name="T7">, sono però possibili degli errori.</text:span></text:p>
      <text:p text:style-name="P2"/>
      <text:p text:style-name="Standard"><text:span text:style-name="T7">L’uso di modelli permette di evidenziare i problemi di traduzione e di confrontare soluzioni.</text:span></text:p>
      <text:list xml:id="list315043035" text:style-name="WWNum15">
        <text:list-item>
          <text:p text:style-name="P14"><text:soft-page-break/><text:span text:style-name="T7">Modello di </text:span><text:span text:style-name="T4">Norman</text:span><text:span text:style-name="T7">: </text:span></text:p>
        </text:list-item>
      </text:list>
      <text:p text:style-name="P45"><text:span text:style-name="T7">Visto in precedenza.</text:span></text:p>
      <text:p text:style-name="P46"/>
      <text:list xml:id="list35404381171795" text:continue-numbering="true" text:style-name="WWNum15">
        <text:list-item>
          <text:p text:style-name="P14"><text:span text:style-name="T7">Modello di </text:span><text:span text:style-name="T4">Abowd &amp; Beale</text:span><text:span text:style-name="T7">:</text:span></text:p>
        </text:list-item>
      </text:list>
      <text:p text:style-name="P45"><text:span text:style-name="T7">Un </text:span><text:span text:style-name="T5">sistema interattivo</text:span><text:span text:style-name="T7"> permette ad un utente di </text:span><text:span text:style-name="T5">ottenere un goal</text:span><text:span text:style-name="T7"> in un dominio di applicazione.</text:span></text:p>
      <text:p text:style-name="P45"><text:span text:style-name="T7">Le </text:span><text:span text:style-name="T5">tasks</text:span><text:span text:style-name="T7"> sono operazioni per </text:span><text:span text:style-name="T5">manipolare i concetti </text:span><text:span text:style-name="T7">nel dominio, ed il goal è il risultato di queste manipolazioni.</text:span></text:p>
      <text:p text:style-name="P45"><text:span text:style-name="T7">Attraverso task di input e output otteniamo il dialogo che fornisce l’interazione.</text:span></text:p>
      <text:p text:style-name="P46"/>
      <text:p text:style-name="P45"><text:span text:style-name="T7">Con </text:span><text:span text:style-name="T5">evaluation</text:span><text:span text:style-name="T7"> si intende la traduzione di task umane in task del sistema.</text:span></text:p>
      <text:p text:style-name="P45"><draw:g text:anchor-type="as-char" draw:z-index="7" draw:style-name="gr72"><draw:custom-shape draw:name="Shape 31" draw:style-name="gr92" draw:text-style-name="P55" svg:width="1.0894in" svg:height="2.2071in" svg:x="1.1764in" svg:y="0in"><text:p text:style-name="P59"/><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2" draw:style-name="gr93" draw:text-style-name="P61" svg:width="0.6157in" svg:height="0.6169in" svg:x="1.4134in" svg:y="0.2272in"><text:p text:style-name="P56"><text:span text:style-name="T14">O</text:span></text:p><text:p text:style-name="P56"><text:span text:style-name="T12">output</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33" draw:style-name="gr93" draw:text-style-name="P61" svg:width="0.6157in" svg:height="0.6169in" svg:x="1.4134in" svg:y="1.3626in"><text:p text:style-name="P56"><text:span text:style-name="T14">I</text:span></text:p><text:p text:style-name="P56"><text:span text:style-name="T12">input</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34" draw:style-name="gr94" draw:text-style-name="P61" svg:width="0.6157in" svg:height="0.6177in" svg:x="0.1701in" svg:y="0.798in"><text:p text:style-name="P56"><text:span text:style-name="T14">U</text:span></text:p><text:p text:style-name="P56"><text:span text:style-name="T12">task</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35" draw:style-name="gr95" draw:text-style-name="P61" svg:width="0.6161in" svg:height="0.6177in" svg:x="2.6555in" svg:y="0.798in"><text:p text:style-name="P56"><text:span text:style-name="T14">S</text:span></text:p><text:p text:style-name="P56"><text:span text:style-name="T12">core</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96" draw:text-style-name="P55" svg:width="0.9343in" svg:height="0.2614in" svg:x="0.478in" svg:y="0.5362in"><text:p/><draw:enhanced-geometry draw:mirror-horizontal="true" draw:mirror-vertical="false" draw:text-areas="0 0 ?f0 ?f1" svg:viewBox="0 0 0 0"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custom-shape draw:style-name="gr97" draw:text-style-name="P55" svg:width="0.2543in" svg:height="0.9343in" draw:transform="rotate (-1.5707963267949) translate (1.4125in 1.41597222222222in)"><text:p/><draw:enhanced-geometry draw:mirror-horizontal="true" draw:mirror-vertical="false" draw:text-areas="0 0 ?f0 ?f1" svg:viewBox="0 0 0 0"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custom-shape draw:style-name="gr98" draw:text-style-name="P55" svg:width="0.9343in" svg:height="0.2543in" draw:transform="rotate (-3.14159265358979) translate (2.96388888888889in 1.67152777777778in)"><text:p/><draw:enhanced-geometry draw:mirror-horizontal="true" draw:mirror-vertical="false" draw:text-areas="0 0 ?f0 ?f1" svg:viewBox="0 0 0 0"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custom-shape draw:style-name="gr99" draw:text-style-name="P55" svg:width="0.2614in" svg:height="0.9343in" draw:transform="rotate (1.5707963267949) translate (2.02916666666667in 0.797916666666667in)"><text:p/><draw:enhanced-geometry draw:mirror-horizontal="true" draw:mirror-vertical="false" draw:text-areas="0 0 ?f0 ?f1" svg:viewBox="0 0 0 0"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custom-shape draw:name="Shape 40" draw:style-name="gr100" draw:text-style-name="P60" svg:width="1.413in" svg:height="0.6169in" svg:x="0in" svg:y="0.0453in"><text:p text:style-name="P59"><text:span text:style-name="T19">Osservazione</text:span><text:span text:style-name="T12"> dell’output e confronto col goa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1" draw:style-name="gr101" draw:text-style-name="P60" svg:width="1.3677in" svg:height="0.6169in" svg:x="0.0228in" svg:y="1.5898in"><text:p text:style-name="P59"><text:span text:style-name="T19">Articolazione</text:span><text:span text:style-name="T12"> del goal in task e delle task in azioni di inpu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2" draw:style-name="gr102" draw:text-style-name="P60" svg:width="1.2268in" svg:height="0.4268in" svg:x="2.2661in" svg:y="0.0453in"><text:p text:style-name="P59"><text:span text:style-name="T19">Presentazione</text:span><text:span text:style-name="T12"> del nuovo stat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3" draw:style-name="gr103" draw:text-style-name="P60" svg:width="1.6642in" svg:height="0.6169in" svg:x="2.1957in" svg:y="1.5898in"><text:p text:style-name="P59"><text:span text:style-name="T19">Esecuzione</text:span><text:span text:style-name="T12"> di una operazione mette il sistema (S) in un nuovo stat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list xml:id="list35406102999931" text:continue-numbering="true" text:style-name="WWNum15">
        <text:list-item>
          <text:p text:style-name="P14"><text:span text:style-name="T7">Modello </text:span><text:span text:style-name="T4">ACM</text:span><text:span text:style-name="T7"> (Association for Computing Machinery): </text:span></text:p>
        </text:list-item>
      </text:list>
      <text:p text:style-name="P46"><draw:g text:anchor-type="paragraph" draw:z-index="3" draw:name="Image3" draw:style-name="gr37"><draw:custom-shape draw:name="Shape 93" draw:style-name="gr38" draw:text-style-name="P60" svg:width="1.0169in" svg:height="0.4142in" svg:x="3.1555in" svg:y="0.1354in"><text:p text:style-name="P59"><text:span text:style-name="T13">Contesto Sociocultura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4" draw:style-name="gr39" draw:text-style-name="P55" svg:width="3.6413in" svg:height="1.6307in" svg:x="0.5311in" svg:y="0.1354in"><text:p text:style-name="P59"/><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95" draw:style-name="gr40" draw:text-style-name="P62" svg:width="1.0906in" svg:height="0.5378in" svg:x="1.9768in" svg:y="0.2606in"><text:p text:style-name="P59"><text:span text:style-name="T13">Screen</text:span></text:p><text:p text:style-name="P59"><text:span text:style-name="T13">Design</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96" draw:style-name="gr40" draw:text-style-name="P62" svg:width="1.0906in" svg:height="0.5378in" svg:x="1.9768in" svg:y="1.0681in"><text:p text:style-name="P59"><text:span text:style-name="T13">Dialogue Design</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97" draw:style-name="gr41" draw:text-style-name="P62" svg:width="1.0898in" svg:height="0.5386in" svg:x="0.6685in" svg:y="0.6811in"><text:p text:style-name="P59"><text:span text:style-name="T13">Ergonomics</text:span></text:p><text:p text:style-name="P59"><text:span text:style-name="T13"/></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98" draw:style-name="gr42" draw:text-style-name="P57" svg:width="0.348in" svg:height="0.3642in" svg:x="1.4094in" svg:y="0.8563in"><text:p text:style-name="P56"><text:span text:style-name="T14">U</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9" draw:style-name="gr43" draw:text-style-name="P57" svg:width="0.348in" svg:height="0.3634in" svg:x="2.6382in" svg:y="0.348in"><text:p text:style-name="P56"><text:span text:style-name="T14">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0" draw:style-name="gr43" draw:text-style-name="P57" svg:width="0.348in" svg:height="0.3634in" svg:x="2.6382in" svg:y="1.1555in"><text:p text:style-name="P56"><text:span text:style-name="T14">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1" draw:style-name="gr42" draw:text-style-name="P57" svg:width="0.348in" svg:height="0.3642in" svg:x="3.3567in" svg:y="0.7689in"><text:p text:style-name="P56"><text:span text:style-name="T14">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4" draw:text-style-name="P55" svg:width="0.2386in" svg:height="0.463in" draw:transform="rotate (1.5707963267949) translate (3.06766185476815in 0.76875in)"><text:p/><draw:enhanced-geometry draw:mirror-horizontal="true" draw:mirror-vertical="false" draw:text-areas="0 0 ?f0 ?f1" svg:viewBox="0 0 0 0"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custom-shape draw:style-name="gr45" draw:text-style-name="P55" svg:width="0.7634in" svg:height="0.1512in" svg:x="1.2122in" svg:y="0.5299in"><text:p/><draw:enhanced-geometry draw:mirror-horizontal="true" draw:mirror-vertical="false" draw:text-areas="0 0 ?f0 ?f1" svg:viewBox="0 0 0 0"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custom-shape draw:style-name="gr46" draw:text-style-name="P55" svg:width="0.1161in" svg:height="0.7634in" draw:transform="rotate (-1.5707963267949) translate (1.97530074365704in 1.22013888888889in)"><text:p/><draw:enhanced-geometry draw:mirror-horizontal="true" draw:mirror-vertical="false" draw:text-areas="0 0 ?f0 ?f1" svg:viewBox="0 0 0 0"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custom-shape draw:style-name="gr47" draw:text-style-name="P55" svg:width="0.463in" svg:height="0.2039in" draw:transform="rotate (-3.14159265358979) translate (3.5308562992126in 1.3375in)"><text:p/><draw:enhanced-geometry draw:mirror-horizontal="true" draw:mirror-vertical="false" draw:text-areas="0 0 ?f0 ?f1" svg:viewBox="0 0 0 0"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g></text:p>
      <text:p text:style-name="P41"/>
      <text:p text:style-name="P41"/>
      <text:p text:style-name="P44"><text:span text:style-name="T7">Per quanto riguarda l’</text:span><text:span text:style-name="T5">organizzazione dei controlli </text:span><text:span text:style-name="T7">e la </text:span><text:span text:style-name="T5">visualizzazione</text:span><text:span text:style-name="T7">, il raggruppamento è importante:</text:span></text:p>
      <text:list xml:id="list2862613687" text:style-name="WWNum2">
        <text:list-item>
          <text:p text:style-name="P15"><text:span text:style-name="T7">Funzioni correlate → disposte </text:span><text:span text:style-name="T5">vicine</text:span></text:p>
        </text:list-item>
        <text:list-item>
          <text:p text:style-name="P15"><text:span text:style-name="T7">Azioni in ordine → disposte </text:span><text:span text:style-name="T5">sequenzialmente</text:span></text:p>
        </text:list-item>
        <text:list-item>
          <text:p text:style-name="P15"><text:span text:style-name="T7">Azioni frequenti → disposte </text:span><text:span text:style-name="T5">in vista</text:span></text:p>
        </text:list-item>
      </text:list>
      <text:p text:style-name="P40"><text:span text:style-name="T7">Va prestata attenzione anche alle condizioni dell’ambiente fisico (ad esempio eventuali ostacoli) e agli aspetti legati alla salute e all’uso dei colori.</text:span></text:p>
      <text:p text:style-name="P41"/>
      <text:p text:style-name="P40"><text:span text:style-name="T6">Progettazione del dialogo</text:span></text:p>
      <text:p text:style-name="P40"><text:span text:style-name="T7">Va progettato il dialogo utente-PC che avviene durante l’interazione. La scelta del tipo di interazione ha effetti sulla natura del dialogo e, di conseguenza, sull’efficacia dell’interazione. Si hanno 6 </text:span><text:span text:style-name="T5">tipi di interazione</text:span><text:span text:style-name="T7">:</text:span></text:p>
      <text:list xml:id="list2264518852" text:style-name="WWNum20">
        <text:list-item>
          <text:p text:style-name="P16"><text:span text:style-name="T8">Command entry</text:span><text:span text:style-name="T7">: si danno istruzioni al PC direttamente con comandi a parole, è adatto per utenti esperti.</text:span></text:p>
        </text:list-item>
        <text:list-item>
          <text:p text:style-name="P16"><text:span text:style-name="T8">Menu e navigazione</text:span><text:span text:style-name="T7">: si hanno comandi disponibili a schermo, adatto sia per task semplici che strutturate.</text:span></text:p>
        </text:list-item>
        <text:list-item>
          <text:p text:style-name="P16"><text:span text:style-name="T8">Question / Answer</text:span><text:span text:style-name="T7">: si pone una serie di domande all’utente e lo si guida passo passo nella task, il sistema controlla l’interazione.</text:span></text:p>
        </text:list-item>
        <text:list-item>
          <text:p text:style-name="P16"><text:span text:style-name="T8">Riempimento form</text:span><text:span text:style-name="T7">: è adatto solo per l’input di dati.</text:span></text:p>
        </text:list-item>
        <text:list-item>
          <text:p text:style-name="P16"><text:span text:style-name="T8">Linguaggio naturale</text:span><text:span text:style-name="T7">: utilizzato per task specifiche, può però generare ambiguità.</text:span></text:p>
        </text:list-item>
        <text:list-item>
          <text:p text:style-name="P16"><text:span text:style-name="T8">Manipolazione diretta</text:span><text:span text:style-name="T7">: permette l’interazione fisica immediata con gli oggetti dell’interfaccia, è adatta a tutti i tipi di task e si ha una visibilità dell’oggetto di interesse, azioni veloci, reversibili ed incrementali (es. interfacce point and click).</text:span></text:p>
        </text:list-item>
      </text:list>
      <text:p text:style-name="P2"/>
      <text:p text:style-name="Standard"><text:span text:style-name="T6">Sviluppo cognitivo secondo Piaget</text:span></text:p>
      <text:p text:style-name="Standard"><text:span text:style-name="T7">La teoria di Piaget prevede 3 stadi nello sviluppo cognitivo:</text:span></text:p>
      <text:list xml:id="list253344331" text:style-name="WWNum19">
        <text:list-item>
          <text:p text:style-name="P17"><text:span text:style-name="T7">Stadio </text:span><text:span text:style-name="T5">senso-motorio</text:span><text:span text:style-name="T7">: il bambino impara a muoversi, toccare, muovere gli oggetti e valutarne caratteristiche e robustezza.</text:span></text:p>
        </text:list-item>
        <text:list-item>
          <text:p text:style-name="P17"><text:span text:style-name="T7">Stadio </text:span><text:span text:style-name="T5">operatorio-concreto</text:span><text:span text:style-name="T7">: impara e confronta l’esterno degli oggetti.</text:span></text:p>
        </text:list-item>
        <text:list-item>
          <text:p text:style-name="P17"><text:span text:style-name="T7">Stadio </text:span><text:span text:style-name="T5">operatorio-formale</text:span><text:span text:style-name="T7">: valuta l’uso e il significato degli oggetti.</text:span></text:p>
        </text:list-item>
      </text:list>
      <text:p text:style-name="P2"/>
      <text:p text:style-name="Standard"><text:soft-page-break/><text:span text:style-name="T6">Elaborazione di Jerome Bruner</text:span></text:p>
      <text:p text:style-name="Standard"><text:span text:style-name="T7">Brumer identifica varie </text:span><text:span text:style-name="T5">mentalità</text:span><text:span text:style-name="T7">, le 3 più importanti sono quelle create dai 3 stadi di Piaget, con 3 modalità di rappresentazione:</text:span></text:p>
      <text:list xml:id="list506488793" text:style-name="WWNum7">
        <text:list-item>
          <text:p text:style-name="P18"><text:span text:style-name="T8">Esecutiva</text:span><text:span text:style-name="T7">: si elaborano solo informazioni pratiche, immagini concrete di cose o azioni.</text:span></text:p>
        </text:list-item>
        <text:list-item>
          <text:p text:style-name="P18"><text:span text:style-name="T8">Iconica</text:span><text:span text:style-name="T7">: si immaginano le cose.</text:span></text:p>
        </text:list-item>
        <text:list-item>
          <text:p text:style-name="P18"><text:span text:style-name="T8">Simbolica</text:span><text:span text:style-name="T7">: le azioni e concetti vengono rappresentati con simboli.</text:span></text:p>
        </text:list-item>
      </text:list>
      <text:p text:style-name="P2"/>
      <text:p text:style-name="Standard"><text:span text:style-name="T6">L’immediatezza nella manipolazione diretta</text:span></text:p>
      <text:p text:style-name="Standard"><text:span text:style-name="T7">Si è parlato prima di un tipo di manipolazione del sistema, la manipolazione diretta. L’</text:span><text:span text:style-name="T5">immediatezza</text:span><text:span text:style-name="T7"> in questo contesto è il collegamento diretto di azioni e comandi dell’utente agli oggetti dell’interfaccia, e può essere:</text:span></text:p>
      <text:p text:style-name="Standard"><text:span text:style-name="T7">- </text:span><text:span text:style-name="T5">Semantica</text:span><text:span text:style-name="T7">: mappatura U-I, cosa voglio fare e cosa l’Input mi permette di fare.</text:span></text:p>
      <text:p text:style-name="Standard"><text:span text:style-name="T7">- </text:span><text:span text:style-name="T5">Articolatoria</text:span><text:span text:style-name="T7">: mappatura I-S, il comando che attiva una funzione del sistema.</text:span></text:p>
      <text:p text:style-name="P2"/>
      <text:p text:style-name="Standard"><text:span text:style-name="T6">Presentare ed inserire informazioni</text:span></text:p>
      <text:p text:style-name="Standard"><text:span text:style-name="T7">Lo screen design è il meccanismo di output primario, ha come elementi la ridondanza degli items, il raggruppamento e l’allineamento, i colori, ed altro.</text:span></text:p>
      <text:p text:style-name="P2"/>
      <text:p text:style-name="Standard"><text:span text:style-name="T7">Una regola molto importante è </text:span><text:span text:style-name="T5">minimizzare il carico cognitivo</text:span><text:span text:style-name="T7"> dovuto all’interazione (far ricordare poche cose all’utente).</text:span></text:p>
      <text:p text:style-name="P2"/>
      <text:p text:style-name="Standard"><text:span text:style-name="T7">Le </text:span><text:span text:style-name="T8">8 regole del dialogo</text:span><text:span text:style-name="T7"> sono:</text:span></text:p>
      <text:list xml:id="list3735681995" text:style-name="WWNum11">
        <text:list-item>
          <text:p text:style-name="P19"><text:span text:style-name="T7">Consistenza interna (sintassi e semantica) ed esterna</text:span></text:p>
        </text:list-item>
        <text:list-item>
          <text:p text:style-name="P19"><text:span text:style-name="T7">Feedback</text:span></text:p>
        </text:list-item>
        <text:list-item>
          <text:p text:style-name="P19"><text:span text:style-name="T7">Closure (inizio, centro, fine)</text:span></text:p>
        </text:list-item>
        <text:list-item>
          <text:p text:style-name="P19"><text:span text:style-name="T7">Strategie gestione errori</text:span></text:p>
        </text:list-item>
        <text:list-item>
          <text:p text:style-name="P19"><text:soft-page-break/><text:span text:style-name="T7">Azioni reversibili</text:span></text:p>
        </text:list-item>
        <text:list-item>
          <text:p text:style-name="P19"><text:span text:style-name="T7">Scorciatoie per esperti</text:span></text:p>
        </text:list-item>
        <text:list-item>
          <text:p text:style-name="P19"><text:span text:style-name="T7">Utente “iniziatore” ha senso di controllo</text:span></text:p>
        </text:list-item>
        <text:list-item>
          <text:p text:style-name="P19"><text:span text:style-name="T7">Riduzione carico memoria a breve termine (display semplice).</text:span></text:p>
        </text:list-item>
      </text:list>
      <text:p text:style-name="P2"/>
      <text:p text:style-name="Standard"><text:span text:style-name="T7">Le </text:span><text:span text:style-name="T8">5 regole</text:span><text:span text:style-name="T7"> per la </text:span><text:span text:style-name="T8">visualizzazione dei dati</text:span><text:span text:style-name="T7"> sono:</text:span></text:p>
      <text:list xml:id="list1085787585" text:style-name="WWNum5">
        <text:list-item>
          <text:p text:style-name="P20"><text:span text:style-name="T7">Standardizzare terminologia, azioni, e formati</text:span></text:p>
        </text:list-item>
        <text:list-item>
          <text:p text:style-name="P20"><text:span text:style-name="T7">Informazioni familiari all’utente e connesse alla task</text:span></text:p>
        </text:list-item>
        <text:list-item>
          <text:p text:style-name="P20"><text:span text:style-name="T7">Minimizzare il carico di memoria</text:span></text:p>
        </text:list-item>
        <text:list-item>
          <text:p text:style-name="P20"><text:span text:style-name="T7">Consistenza della visualizzazione ed dell’inserimento</text:span></text:p>
        </text:list-item>
        <text:list-item>
          <text:p text:style-name="P20"><text:span text:style-name="T7">Flessibilità nel controllo della visualizzazione.</text:span></text:p>
        </text:list-item>
      </text:list>
      <text:p text:style-name="P2"/>
      <text:p text:style-name="Standard"><text:span text:style-name="T7">Le </text:span><text:span text:style-name="T8">5 regole</text:span><text:span text:style-name="T7"> per l’</text:span><text:span text:style-name="T8">inserimento dei dati</text:span><text:span text:style-name="T7"> sono:</text:span></text:p>
      <text:list xml:id="list972386760" text:style-name="WWNum8">
        <text:list-item>
          <text:p text:style-name="P21"><text:span text:style-name="T7">Consistenza delle transazioni</text:span></text:p>
        </text:list-item>
        <text:list-item>
          <text:p text:style-name="P21"><text:span text:style-name="T7">Minori sono le azioni di input, minori sono le probabilità di errore</text:span></text:p>
        </text:list-item>
        <text:list-item>
          <text:p text:style-name="P21"><text:span text:style-name="T7">Minimizzare il carico di memoria</text:span></text:p>
        </text:list-item>
        <text:list-item>
          <text:p text:style-name="P21"><text:span text:style-name="T7">Consistenza dei dati inseriti con quelli mostrati</text:span></text:p>
        </text:list-item>
        <text:list-item>
          <text:p text:style-name="P21"><text:span text:style-name="T7">I dati inseriti e i formati di dati accettabili devono essere flessibili ma non ambigui.</text:span></text:p>
        </text:list-item>
      </text:list>
      <text:p text:style-name="P2"/>
      <text:p text:style-name="Standard"><text:span text:style-name="T2">Modelli di design</text:span></text:p>
      <text:p text:style-name="P7"/>
      <text:list xml:id="list2258785020" text:style-name="WWNum3">
        <text:list-item>
          <text:p text:style-name="P22"><text:soft-page-break/><text:span text:style-name="T4">System-centered</text:span><text:span text:style-name="T7">: questo modello risulta comodo per il designer. Ad esempio in sistemi feature-oriented l’interfaccia mostra tutto quello che il sistema può fare (es. un’enorme lista di azioni disponibili).</text:span></text:p>
        </text:list-item>
        <text:list-item>
          <text:p text:style-name="P22"><text:span text:style-name="T4">User-centered</text:span><text:span text:style-name="T7">: questo modello è basato sulle caratteristiche dell’utente, viste come parametri di design. Ha 5 fasi principali: l’analisi di utenti e tasks, il design, la validazione, il testing e l’iterazione. Può essere diviso in due sotto-modelli:</text:span></text:p>
          <text:list>
            <text:list-item>
              <text:p text:style-name="P47"><text:span text:style-name="T8">Task-centered</text:span><text:span text:style-name="T7">: (Standard ISO 9241-210) crea la struttura dell’interfaccia attorno alle user tasks e non alle funzioni di sistema. Questo modello è adatto a sistemi non molto estesi e richiede apprendimento.</text:span></text:p>
            </text:list-item>
            <text:list-item>
              <text:p text:style-name="P47"><text:span text:style-name="T8">Goal-centered</text:span><text:span text:style-name="T7">: (I. I. Garrett) è incentrato sui goal dell’utente, vengono eliminate le task non rilevanti e ci si focalizza sul perché l’utente debba utilizzare il sistema.</text:span></text:p>
            </text:list-item>
          </text:list>
        </text:list-item>
      </text:list>
      <text:p text:style-name="P2"/>
      <text:p text:style-name="Standard"><text:span text:style-name="T2">ISO 9241-210</text:span></text:p>
      <text:p text:style-name="Standard"><text:span text:style-name="T7">Standard per user-centered development process, fornisce guide sull’interazione sistema-uomo, per tutto il ciclo di vita del sistema interattivo. </text:span></text:p>
      <text:p text:style-name="P2"/>
      <text:p text:style-name="Standard"><text:span text:style-name="T7">I </text:span><text:span text:style-name="T5">6 principi fondamentali</text:span><text:span text:style-name="T7"> dello standard:</text:span></text:p>
      <text:list xml:id="list1594905333" text:style-name="WWNum21">
        <text:list-item>
          <text:p text:style-name="P23"><text:span text:style-name="T7">Design basato su user, task e contesto</text:span></text:p>
        </text:list-item>
        <text:list-item>
          <text:p text:style-name="P23"><text:span text:style-name="T7">Utenti coinvolti in design e sviluppo</text:span></text:p>
        </text:list-item>
        <text:list-item>
          <text:p text:style-name="P23"><text:span text:style-name="T7">Valutazioni user-centered raffinano il design</text:span></text:p>
        </text:list-item>
        <text:list-item>
          <text:p text:style-name="P23"><text:span text:style-name="T7">Processo iterativo</text:span></text:p>
        </text:list-item>
        <text:list-item>
          <text:p text:style-name="P23"><text:span text:style-name="T7">Il design indirizza l’intera user experience</text:span></text:p>
        </text:list-item>
        <text:list-item>
          <text:p text:style-name="P23"><text:span text:style-name="T7">Il team di design include abilità multidisciplinari</text:span></text:p>
        </text:list-item>
      </text:list>
      <text:p text:style-name="P2"/>
      <text:p text:style-name="Standard"><text:span text:style-name="T7">Le</text:span><text:span text:style-name="T5"> 6 qualità del software</text:span><text:span text:style-name="T7"> rilevanti durante lo sviluppo:</text:span></text:p>
      <text:list xml:id="list2607036661" text:style-name="WWNum25">
        <text:list-item>
          <text:p text:style-name="P24"><text:span text:style-name="T7">Funzionalità</text:span></text:p>
        </text:list-item>
        <text:list-item>
          <text:p text:style-name="P24"><text:span text:style-name="T7">Affidabilità</text:span></text:p>
        </text:list-item>
        <text:list-item>
          <text:p text:style-name="P24"><text:span text:style-name="T7">Usabilità</text:span></text:p>
        </text:list-item>
        <text:list-item>
          <text:p text:style-name="P24"><text:span text:style-name="T7">Efficienza</text:span></text:p>
        </text:list-item>
        <text:list-item>
          <text:p text:style-name="P24"><text:soft-page-break/><text:span text:style-name="T7">Manutenibilità</text:span></text:p>
        </text:list-item>
        <text:list-item>
          <text:p text:style-name="P24"><text:span text:style-name="T7">Portabilità</text:span></text:p>
        </text:list-item>
      </text:list>
      <text:p text:style-name="P41"/>
      <text:p text:style-name="P40"><text:span text:style-name="T7">Con </text:span><text:span text:style-name="T4">usabilità</text:span><text:span text:style-name="T7"> si intende la capacità del software di essere compreso, imparato, usato ed attraente per l’utente.</text:span></text:p>
      <text:p text:style-name="P40"><text:span text:style-name="T7">Con </text:span><text:span text:style-name="T4">qualità nell’utilizzo</text:span><text:span text:style-name="T7"> si intende la capacità del software di permettere a specificati utenti, di ottenere specificati goals con efficacia, produttività, sicurezza e soddisfazione in specificati contesti d’uso.</text:span></text:p>
      <text:p text:style-name="P41"/>
      <text:p text:style-name="P40"><text:span text:style-name="T7">I principi del dialogo secondo lo standard sono 7:</text:span></text:p>
      <text:list xml:id="list447447233" text:style-name="WWNum12">
        <text:list-item>
          <text:p text:style-name="P25"><text:span text:style-name="T7">Adeguato alla task ed al livello di abilità</text:span></text:p>
        </text:list-item>
        <text:list-item>
          <text:p text:style-name="P25"><text:span text:style-name="T7">Autodescrittivo: cosa deve fare dopo l’utente</text:span></text:p>
        </text:list-item>
        <text:list-item>
          <text:p text:style-name="P25"><text:span text:style-name="T7">Controllabile dall’utente</text:span></text:p>
        </text:list-item>
        <text:list-item>
          <text:p text:style-name="P25"><text:span text:style-name="T7">Conforme alle aspettative dell’utente</text:span></text:p>
        </text:list-item>
        <text:list-item>
          <text:p text:style-name="P25"><text:span text:style-name="T7">Tollerante agli errori</text:span></text:p>
        </text:list-item>
        <text:list-item>
          <text:p text:style-name="P25"><text:span text:style-name="T7">Adeguato all’individualizzazione</text:span></text:p>
        </text:list-item>
        <text:list-item>
          <text:p text:style-name="P25"><text:span text:style-name="T7">Adeguato all’apprendimento</text:span></text:p>
        </text:list-item>
      </text:list>
      <text:p text:style-name="P2"/>
      <text:p text:style-name="Standard"><text:span text:style-name="T4">Quality in use</text:span><text:span text:style-name="T7">: qualità che il prodotto dà all’utente al momento dell’utilizzo.</text:span></text:p>
      <text:p text:style-name="Standard"><text:span text:style-name="T4">Product quality</text:span><text:span text:style-name="T7">: qualità del prodotto in se.</text:span></text:p>
      <text:p text:style-name="Standard"><text:span text:style-name="T4">Quality of the process</text:span><text:span text:style-name="T7">: come i team di progettazione e sviluppo portano avanti le attività.</text:span></text:p>
      <text:p text:style-name="P2"/>
      <text:p text:style-name="Standard"><text:span text:style-name="T6">Processo di design human-centered</text:span></text:p>
      <text:p text:style-name="Standard"><draw:g text:anchor-type="as-char" draw:z-index="8" draw:style-name="gr72"><draw:custom-shape draw:name="Shape 44" draw:style-name="gr104" draw:text-style-name="P62" svg:width="0.9378in" svg:height="0.4303in" svg:x="1.5217in" svg:y="0in"><text:p text:style-name="P59"><text:span text:style-name="T17">1</text:span><text:span text:style-name="T13">. Pianificare il </text:span><text:span text:style-name="T17">processo</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45" draw:style-name="gr105" draw:text-style-name="P62" svg:width="1.0768in" svg:height="0.4303in" svg:x="1.452in" svg:y="0.7437in"><text:p text:style-name="P59"><text:span text:style-name="T17">2</text:span><text:span text:style-name="T13">. Specificare il </text:span><text:span text:style-name="T17">contesto</text:span><text:span text:style-name="T13"> d’uso</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46" draw:style-name="gr106" draw:text-style-name="P62" svg:width="1.3268in" svg:height="0.5571in" svg:x="2.6543in" svg:y="1.2472in"><text:p text:style-name="P59"><text:span text:style-name="T17">3</text:span><text:span text:style-name="T13">. Specificare i </text:span><text:span text:style-name="T17">requisiti</text:span><text:span text:style-name="T13"> dell’utente ed organizzativi</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47" draw:style-name="gr107" draw:text-style-name="P62" svg:width="1.3268in" svg:height="0.4303in" svg:x="1.3272in" svg:y="1.878in"><text:p text:style-name="P59"><text:span text:style-name="T17">4</text:span><text:span text:style-name="T13">. Produrre </text:span><text:span text:style-name="T17">soluzioni</text:span><text:span text:style-name="T13"> di design</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48" draw:style-name="gr106" draw:text-style-name="P62" svg:width="1.3268in" svg:height="0.5571in" svg:x="0in" svg:y="1.2472in"><text:p text:style-name="P59"><text:span text:style-name="T17">5</text:span><text:span text:style-name="T13">. </text:span><text:span text:style-name="T17">Valutare</text:span><text:span text:style-name="T13"> il design in base alle richieste dell’utente</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108" draw:text-style-name="P55" svg:width="0.313in" svg:height="0.0012in" draw:transform="rotate (-1.5707963267949) translate (1.98958333333333in 0.430555555555556in)"><text:p/><draw:enhanced-geometry draw:mirror-horizontal="true" draw:mirror-vertical="false" draw:text-areas="0 0 ?f5 ?f6" svg:viewBox="0 0 0 0" draw:type="ooxml-curvedConnector3" draw:modifiers="49991"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style-name="gr109" draw:text-style-name="P55" svg:width="0.7886in" svg:height="0.2878in" svg:x="2.5283in" svg:y="0.9591in"><text:p/><draw:enhanced-geometry draw:mirror-horizontal="false" draw:mirror-vertical="false" draw:text-areas="0 0 ?f0 ?f1" svg:viewBox="0 0 0 0"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custom-shape draw:style-name="gr110" draw:text-style-name="P55" svg:width="0.2878in" svg:height="0.663in" draw:transform="rotate (-1.5707963267949) translate (3.31736111111111in 1.80486111111111in)"><text:p/><draw:enhanced-geometry draw:mirror-horizontal="false" draw:mirror-vertical="false" draw:text-areas="0 0 ?f0 ?f1" svg:viewBox="0 0 0 0"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custom-shape draw:style-name="gr111" draw:text-style-name="P55" svg:width="0.663in" svg:height="0.2878in" draw:transform="rotate (-3.14159265358979) translate (1.32708333333333in 2.09305555555556in)"><text:p/><draw:enhanced-geometry draw:mirror-horizontal="false" draw:mirror-vertical="false" draw:text-areas="0 0 ?f0 ?f1" svg:viewBox="0 0 0 0"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custom-shape draw:style-name="gr112" draw:text-style-name="P55" svg:width="0.2878in" svg:height="0.7886in" draw:transform="rotate (1.5707963267949) translate (0.663194444444444in 1.24722222222222in)"><text:p/><draw:enhanced-geometry draw:mirror-horizontal="false" draw:mirror-vertical="false" draw:text-areas="0 0 ?f0 ?f1" svg:viewBox="0 0 0 0"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custom-shape draw:name="Shape 54" draw:style-name="gr113" draw:text-style-name="P62" svg:width="0.715in" svg:height="0.3969in" svg:x="0.1083in" svg:y="0.4307in"><text:p text:style-name="P59"><text:span text:style-name="T13">Soddisfa i requisiti</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114" draw:text-style-name="P55" svg:width="0.4161in" svg:height="0.0071in" draw:transform="rotate (1.5707963267949) translate (0.458333333333333in 1.24444444444444in)"><text:p/><draw:enhanced-geometry draw:mirror-horizontal="false" draw:mirror-vertical="false" draw:text-areas="0 0 ?f5 ?f6" svg:viewBox="0 0 0 0"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g></text:p>
      <text:p text:style-name="P2"><text:soft-page-break/></text:p>
      <text:p text:style-name="Standard"><text:span text:style-name="T6">Ciclo di vita del sistema</text:span></text:p>
      <text:p text:style-name="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2" office:value-type="string">
            <text:p text:style-name="P48"><text:span text:style-name="T4">Studio di fattibilità</text:span></text:p>
          </table:table-cell>
          <table:covered-table-cell/>
          <table:table-cell table:style-name="Table1.C1" office:value-type="string">
            <text:p text:style-name="P48"><text:span text:style-name="T4">Requisiti</text:span></text:p>
          </table:table-cell>
          <table:table-cell table:style-name="Table1.C1" office:value-type="string">
            <text:p text:style-name="P48"><text:span text:style-name="T4">Design</text:span></text:p>
          </table:table-cell>
          <table:table-cell table:style-name="Table1.C1" office:value-type="string">
            <text:p text:style-name="P48"><text:span text:style-name="T4">Valutazione</text:span></text:p>
          </table:table-cell>
          <table:table-cell table:style-name="Table1.C1" office:value-type="string">
            <text:p text:style-name="P48"><text:span text:style-name="T4">Sviluppo</text:span></text:p>
          </table:table-cell>
        </table:table-row>
        <table:table-row table:style-name="Table1.1">
          <table:table-cell table:style-name="Table1.A2" table:number-rows-spanned="2" office:value-type="string">
            <text:p text:style-name="P49"><text:span text:style-name="T7">Meeting con gli stakeholders</text:span></text:p>
          </table:table-cell>
          <table:table-cell table:style-name="Table1.B2" office:value-type="string">
            <text:p text:style-name="P49"><text:span text:style-name="T7">Contesto d’uso</text:span></text:p>
          </table:table-cell>
          <table:table-cell table:style-name="Table1.C2" office:value-type="string">
            <text:p text:style-name="P49"><text:span text:style-name="T7">User Experience</text:span></text:p>
          </table:table-cell>
          <table:table-cell table:style-name="Table1.C2" office:value-type="string">
            <text:p text:style-name="P49"><text:span text:style-name="T7">Guide di stile</text:span></text:p>
          </table:table-cell>
          <table:table-cell table:style-name="Table1.C2" office:value-type="string">
            <text:p text:style-name="P8"><text:span text:style-name="T7">Inspection</text:span></text:p>
          </table:table-cell>
          <table:table-cell table:style-name="Table1.F2" table:number-rows-spanned="2" office:value-type="string">
            <text:p text:style-name="P49"><text:span text:style-name="T7">Raccolta feedback</text:span></text:p>
          </table:table-cell>
        </table:table-row>
        <table:table-row table:style-name="Table1.1">
          <table:covered-table-cell/>
          <table:table-cell table:style-name="Table1.B3" office:value-type="string">
            <text:p text:style-name="P49"><text:span text:style-name="T7">Scenario</text:span></text:p>
          </table:table-cell>
          <table:table-cell table:style-name="Table1.C3" office:value-type="string">
            <text:p text:style-name="P49"><text:span text:style-name="T7">Valutazione sistemi esistenti</text:span></text:p>
          </table:table-cell>
          <table:table-cell table:style-name="Table1.C3" office:value-type="string">
            <text:p text:style-name="P49"><text:span text:style-name="T7">Prototipi</text:span></text:p>
          </table:table-cell>
          <table:table-cell table:style-name="Table1.C3" office:value-type="string">
            <text:p text:style-name="P49"><text:span text:style-name="T7">Testing</text:span></text:p>
          </table:table-cell>
          <table:covered-table-cell/>
        </table:table-row>
      </table:table>
      <text:p text:style-name="P2"/>
      <text:p text:style-name="Standard"><text:span text:style-name="T6">Studio di fattibilità</text:span></text:p>
      <text:list xml:id="list1448623049" text:style-name="WWNum28">
        <text:list-item>
          <text:p text:style-name="P26"><text:span text:style-name="T8">Meeting con gli stakeholders</text:span><text:span text:style-name="T7">: vanno identificati gli </text:span><text:span text:style-name="T5">obiettivi</text:span><text:span text:style-name="T7">, gli stakeholders e i criteri di successo. Si deve creare una visione condivisa del design e decidere il ruolo dell’usabilità e del contesto e come si relazionano con il business goal.</text:span></text:p>
        </text:list-item>
        <text:list-item>
          <text:p text:style-name="P26"><text:span text:style-name="T7">Analisi del </text:span><text:span text:style-name="T8">contesto d’uso</text:span><text:span text:style-name="T7">: è necessario incontrare il team di sviluppo per definire chi sono gli utenti e le loro task, i vincoli tecnici e dell’ambiente. Inoltre è utile per assicurarsi che tutti i fattori che infettano l’uso del sistema siano stati identificati prima di iniziare la progettazione.</text:span></text:p>
        </text:list-item>
        <text:list-item>
          <text:p text:style-name="P26"><text:span text:style-name="T8">Scenario</text:span><text:span text:style-name="T7">: serve a documentare come ci si aspetta che gli utenti portino avanti le task in uno specifico contesto, che è input sia del progetto che del conseguente testing.</text:span></text:p>
        </text:list-item>
      </text:list>
      <text:p text:style-name="P41"/>
      <text:p text:style-name="P40"><text:span text:style-name="T6">Requisiti</text:span><text:span text:style-name="T7"> </text:span></text:p>
      <text:list xml:id="list1537602174" text:style-name="WWNum26">
        <text:list-item>
          <text:p text:style-name="P27"><text:span text:style-name="T8">Valutazione di sistemi esistenti</text:span><text:span text:style-name="T7">: si analizzano le versioni precedenti o la versione di un competitor, verificando e valutando i problemi di usabilità che possano essere usati come metriche qualitative e quantitative nella fase di design e per future valutazioni.</text:span></text:p>
        </text:list-item>
        <text:list-item>
          <text:p text:style-name="P27"><text:span text:style-name="T8">Analisi dei log</text:span><text:span text:style-name="T7">: nel caso di un sistema già sviluppato dà molte informazioni (come pattern di utilizzo ed errori più frequenti) senza dover coinvolgere direttamente gli utenti. </text:span></text:p>
        </text:list-item>
        <text:list-item>
          <text:p text:style-name="P27"><text:span text:style-name="T8">Interviste</text:span><text:span text:style-name="T7">: vengono effettuate interviste ad un campione rappresentativo degli utenti finali, identificato in collaborazione col cliente.</text:span></text:p>
        </text:list-item>
        <text:list-item>
          <text:p text:style-name="P27"><text:span text:style-name="T8">Osservazione diretta</text:span><text:span text:style-name="T7">: si annotano i problemi, le fonti di stress e di distrazione per gli utenti presenti nell’utilizzo dei sistemi esistenti.</text:span></text:p>
        </text:list-item>
        <text:list-item>
          <text:p text:style-name="P27"><text:span text:style-name="T8">Contesto d’uso</text:span><text:span text:style-name="T7">: descrizioni documentate dei vincoli tecnici del design.</text:span></text:p>
        </text:list-item>
        <text:list-item>
          <text:p text:style-name="P27"><text:span text:style-name="T8">Scenari</text:span><text:span text:style-name="T7">: brevi storie, decomposizione delle user task in azioni ed identificazione delle operazioni compiute dall’utente e dal computer.</text:span></text:p>
        </text:list-item>
      </text:list>
      <text:p text:style-name="P2"/>
      <text:p text:style-name="Standard"><text:span text:style-name="T6">Design</text:span></text:p>
      <text:list xml:id="list899852731" text:style-name="WWNum6">
        <text:list-item>
          <text:p text:style-name="P28"><text:soft-page-break/><text:span text:style-name="T7">Identificare ed usare </text:span><text:span text:style-name="T8">linee guida</text:span><text:span text:style-name="T7">: relative al contesto tecnologico, industriale, e di progetto. Rilevanti per il design delle schermate e del dialogo.</text:span></text:p>
        </text:list-item>
        <text:list-item>
          <text:p text:style-name="P28"><text:span text:style-name="T8">Prototipi</text:span><text:span text:style-name="T7">: di bassa fedeltà, per chiarire i requisiti e fornire velocemente risposte a dubbi di implementazione.</text:span></text:p>
        </text:list-item>
      </text:list>
      <text:p text:style-name="P2"/>
      <text:p text:style-name="Standard"><text:span text:style-name="T6">Valutazione</text:span></text:p>
      <text:list xml:id="list2227071207" text:style-name="WWNum23">
        <text:list-item>
          <text:p text:style-name="P29"><text:span text:style-name="T8">Usability testing</text:span><text:span text:style-name="T7">: un test reale fatto su un campione rappresentativo del target che esegue le task, misurando i reali risultati e confrontandoli con le aspettative del team. Si hanno 2 tipi di test:</text:span><text:span text:style-name="T5"> formative test</text:span><text:span text:style-name="T7">, effettuato durante la fase di design per identificare velocemente i problemi di usabilità; e </text:span><text:span text:style-name="T5">summative test</text:span><text:span text:style-name="T7">, per valutare pienamente il sistema nello stato finale a confronto con gli user requirements.</text:span></text:p>
        </text:list-item>
      </text:list>
      <text:p text:style-name="P2"/>
      <text:p text:style-name="Standard"><text:span text:style-name="T6">Sviluppo</text:span></text:p>
      <text:list xml:id="list2209524895" text:style-name="WWNum18">
        <text:list-item>
          <text:p text:style-name="P30"><text:span text:style-name="T8">Raccolta feedback</text:span><text:span text:style-name="T7">: usando l’attuale sistema sviluppato si raccolgono pareri da utenti non supervisionati, per identificare quali problemi dovranno essere risolti nelle versioni future.</text:span></text:p>
        </text:list-item>
      </text:list>
      <text:p text:style-name="P2"/>
      <text:p text:style-name="Standard"><text:span text:style-name="T6">Usability Metrics</text:span></text:p>
      <text:p text:style-name="Standard"><text:span text:style-name="T7">Anche chiamate le 3E, sono metriche basate sui 3 fattori della quality in use specificata nell’ISO 9241-210:</text:span></text:p>
      <text:p text:style-name="Standard"><text:span text:style-name="T7">- </text:span><text:span text:style-name="T4">Efficacia</text:span><text:span text:style-name="T7">: l’</text:span><text:span text:style-name="T5">accuratezza e </text:span><text:span text:style-name="T7">la </text:span><text:span text:style-name="T5">completezza</text:span><text:span text:style-name="T7"> con cui l’utente conclude la task (# errori).</text:span></text:p>
      <text:p text:style-name="Standard"><text:span text:style-name="T7">- </text:span><text:span text:style-name="T4">Efficienza</text:span><text:span text:style-name="T7">: il rapporto tra l’accuratezza e la completezza della task e le </text:span><text:span text:style-name="T5">risorse utilizzate</text:span><text:span text:style-name="T7"> per completarla (tempo per task).</text:span></text:p>
      <text:p text:style-name="Standard"><text:span text:style-name="T7">- </text:span><text:span text:style-name="T4">Emozioni</text:span><text:span text:style-name="T7">: la </text:span><text:span text:style-name="T5">soddisfazione</text:span><text:span text:style-name="T7"> (voto dell’utente).</text:span></text:p>
      <text:p text:style-name="P2"/>
      <text:p text:style-name="Standard"><text:span text:style-name="T2">Goal-Oriented Design</text:span></text:p>
      <text:p text:style-name="Standard"><text:span text:style-name="T6">Schema di Garrett</text:span></text:p>
      <text:p text:style-name="Standard"><text:span text:style-name="T7">Lo schema di Garrett è un processo lineare che va dall’astratto al concreto, è costituito da 5 sezioni:</text:span></text:p>
      <text:list xml:id="list830785912" text:style-name="WWNum1">
        <text:list-item>
          <text:p text:style-name="P31"><text:span text:style-name="T5">Superficie</text:span><text:span text:style-name="T7"> → pagine web reali (testo, grafiche, bottoni, ...).</text:span></text:p>
        </text:list-item>
        <text:list-item>
          <text:p text:style-name="P31"><text:span text:style-name="T5">Scheletro</text:span><text:span text:style-name="T7"> → elementi posizionati in specifiche location.</text:span></text:p>
        </text:list-item>
        <text:list-item>
          <text:p text:style-name="P31"><text:span text:style-name="T5">Struttura</text:span><text:span text:style-name="T7"> → scelte organizzative riguardo gruppi di pagine, navigazione e gerarchie.</text:span></text:p>
        </text:list-item>
        <text:list-item>
          <text:p text:style-name="P31"><text:soft-page-break/><text:span text:style-name="T5">Scopo</text:span><text:span text:style-name="T7"> → feature e servizi offerti dal sito.</text:span></text:p>
        </text:list-item>
        <text:list-item>
          <text:p text:style-name="P31"><text:span text:style-name="T5">Strategia</text:span><text:span text:style-name="T7"> → cosa il proprietario del sito si aspetta di offrire e di ottenere dal sito.</text:span></text:p>
        </text:list-item>
      </text:list>
      <text:p text:style-name="P2"/>
      <text:p text:style-name="Standard"><text:span text:style-name="T7">Le decisioni ai piani bassi influenzano quelli alti, ma in alcuni casi l’influenza scende verso il basso. In questi casi le fasi precedenti non vengono chiuse fino a quando quelle successive non sono iniziate da un po’ (es. redesign), ovvero si sovrappongono.</text:span></text:p>
      <text:p text:style-name="P2"/>
      <text:p text:style-name="Standard"><text:span text:style-name="T7">Con </text:span><text:span text:style-name="T4">dualità del web</text:span><text:span text:style-name="T7"> si intende che l’</text:span><text:span text:style-name="T5">informazione</text:span><text:span text:style-name="T7"> è il mezzo per la diffusione di contenuti, mentre l’</text:span><text:span text:style-name="T5">applicazione</text:span><text:span text:style-name="T7"> è l’interfaccia per l’accesso a servizi remoti di vario tipo (questo è valido sia da sito a sito, che tra sezioni diverse dello stesso sito).</text:span></text:p>
      <text:p text:style-name="P2"/>
      <text:p text:style-name="Standard"><text:span text:style-name="T6">Piano: Strategia</text:span></text:p>
      <text:p text:style-name="Standard"><text:span text:style-name="T7">Gli </text:span><text:span text:style-name="T8">obiettivi del prodotto</text:span><text:span text:style-name="T7"> sono l’</text:span><text:span text:style-name="T5">integrazione con il business goal</text:span><text:span text:style-name="T7">, la </text:span><text:span text:style-name="T5">promozione dell’identità del brand</text:span><text:span text:style-name="T7"> e le </text:span><text:span text:style-name="T5">metriche per il successo</text:span><text:span text:style-name="T7">.</text:span></text:p>
      <text:p text:style-name="Standard"><text:span text:style-name="T7">I </text:span><text:span text:style-name="T8">bisogni dell’utente</text:span><text:span text:style-name="T7"> indicano cosa vogliamo che l’utente ottenga dal prodotto. Per quanto riguarda questo punto è possibile fare riferimento alla gerarchia di Maslow:</text:span></text:p>
      <text:p text:style-name="P3"><draw:g text:anchor-type="paragraph" draw:z-index="2" draw:name="Image4" draw:style-name="gr1"><draw:custom-shape draw:name="Shape 71" draw:style-name="gr32" draw:text-style-name="P61" svg:width="1.2406in" svg:height="0.2969in" svg:x="0.5839in" svg:y="0.0102in"><text:p text:style-name="P56"><text:span text:style-name="T12">Realizzazione come persona</text:span></text:p><draw:enhanced-geometry draw:mirror-horizontal="false" draw:mirror-vertical="false" draw:text-areas="?f8 ?f10 ?f11 ?f14" svg:viewBox="0 0 0 0" draw:type="ooxml-trapezoid" draw:modifiers="48517" draw:enhanced-path="M 0 ?f14 L ?f4 0 ?f5 0 ?f15 ?f14 Z N"><draw:equation draw:name="f0" draw:formula="min(logwidth,logheight)"/><draw:equation draw:name="f1" draw:formula="50000*logwidth/?f0 "/><draw:equation draw:name="f2" draw:formula="if(0-$0 ,0,if(?f1 -$0 ,$0 ,?f1 ))"/><draw:equation draw:name="f3" draw:formula="?f0 *?f2 /200000"/><draw:equation draw:name="f4" draw:formula="?f0 *?f2 /100000"/><draw:equation draw:name="f5" draw:formula="logwidth+0-?f4 "/><draw:equation draw:name="f6" draw:formula="logwidth+0-?f3 "/><draw:equation draw:name="f7" draw:formula="logwidth/3"/><draw:equation draw:name="f8" draw:formula="?f7 *?f2 /?f1 "/><draw:equation draw:name="f9" draw:formula="logheight/3"/><draw:equation draw:name="f10" draw:formula="?f9 *?f2 /?f1 "/><draw:equation draw:name="f11" draw:formula="logwidth+0-?f8 "/><draw:equation draw:name="f12" draw:formula="logwidth/2"/><draw:equation draw:name="f13" draw:formula="logheight/2"/><draw:equation draw:name="f14" draw:formula="logheight"/><draw:equation draw:name="f15" draw:formula="logwidth"/><draw:handle draw:handle-position="?f4 0" draw:handle-range-x-maximum="?f1" draw:handle-range-x-minimum="0"/></draw:enhanced-geometry></draw:custom-shape><draw:custom-shape draw:name="Shape 72" draw:style-name="gr33" draw:text-style-name="P61" svg:width="1.5205in" svg:height="0.2969in" svg:x="0.4437in" svg:y="0.3067in"><text:p text:style-name="P56"><text:span text:style-name="T12">Stima del gruppo</text:span></text:p><draw:enhanced-geometry draw:mirror-horizontal="false" draw:mirror-vertical="false" draw:text-areas="?f8 ?f10 ?f11 ?f14" svg:viewBox="0 0 0 0" draw:type="ooxml-trapezoid" draw:modifiers="48517" draw:enhanced-path="M 0 ?f14 L ?f4 0 ?f5 0 ?f15 ?f14 Z N"><draw:equation draw:name="f0" draw:formula="min(logwidth,logheight)"/><draw:equation draw:name="f1" draw:formula="50000*logwidth/?f0 "/><draw:equation draw:name="f2" draw:formula="if(0-$0 ,0,if(?f1 -$0 ,$0 ,?f1 ))"/><draw:equation draw:name="f3" draw:formula="?f0 *?f2 /200000"/><draw:equation draw:name="f4" draw:formula="?f0 *?f2 /100000"/><draw:equation draw:name="f5" draw:formula="logwidth+0-?f4 "/><draw:equation draw:name="f6" draw:formula="logwidth+0-?f3 "/><draw:equation draw:name="f7" draw:formula="logwidth/3"/><draw:equation draw:name="f8" draw:formula="?f7 *?f2 /?f1 "/><draw:equation draw:name="f9" draw:formula="logheight/3"/><draw:equation draw:name="f10" draw:formula="?f9 *?f2 /?f1 "/><draw:equation draw:name="f11" draw:formula="logwidth+0-?f8 "/><draw:equation draw:name="f12" draw:formula="logwidth/2"/><draw:equation draw:name="f13" draw:formula="logheight/2"/><draw:equation draw:name="f14" draw:formula="logheight"/><draw:equation draw:name="f15" draw:formula="logwidth"/><draw:handle draw:handle-position="?f4 0" draw:handle-range-x-maximum="?f1" draw:handle-range-x-minimum="0"/></draw:enhanced-geometry></draw:custom-shape><draw:custom-shape draw:name="Shape 73" draw:style-name="gr34" draw:text-style-name="P61" svg:width="1.8161in" svg:height="0.2969in" svg:x="0.2957in" svg:y="0.6039in"><text:p text:style-name="P56"><text:span text:style-name="T12">Appartenenza ad un gruppo</text:span></text:p><draw:enhanced-geometry draw:mirror-horizontal="false" draw:mirror-vertical="false" draw:text-areas="?f8 ?f10 ?f11 ?f14" svg:viewBox="0 0 0 0" draw:type="ooxml-trapezoid" draw:modifiers="48517" draw:enhanced-path="M 0 ?f14 L ?f4 0 ?f5 0 ?f15 ?f14 Z N"><draw:equation draw:name="f0" draw:formula="min(logwidth,logheight)"/><draw:equation draw:name="f1" draw:formula="50000*logwidth/?f0 "/><draw:equation draw:name="f2" draw:formula="if(0-$0 ,0,if(?f1 -$0 ,$0 ,?f1 ))"/><draw:equation draw:name="f3" draw:formula="?f0 *?f2 /200000"/><draw:equation draw:name="f4" draw:formula="?f0 *?f2 /100000"/><draw:equation draw:name="f5" draw:formula="logwidth+0-?f4 "/><draw:equation draw:name="f6" draw:formula="logwidth+0-?f3 "/><draw:equation draw:name="f7" draw:formula="logwidth/3"/><draw:equation draw:name="f8" draw:formula="?f7 *?f2 /?f1 "/><draw:equation draw:name="f9" draw:formula="logheight/3"/><draw:equation draw:name="f10" draw:formula="?f9 *?f2 /?f1 "/><draw:equation draw:name="f11" draw:formula="logwidth+0-?f8 "/><draw:equation draw:name="f12" draw:formula="logwidth/2"/><draw:equation draw:name="f13" draw:formula="logheight/2"/><draw:equation draw:name="f14" draw:formula="logheight"/><draw:equation draw:name="f15" draw:formula="logwidth"/><draw:handle draw:handle-position="?f4 0" draw:handle-range-x-maximum="?f1" draw:handle-range-x-minimum="0"/></draw:enhanced-geometry></draw:custom-shape><draw:custom-shape draw:name="Shape 74" draw:style-name="gr35" draw:text-style-name="P61" svg:width="2.1122in" svg:height="0.2969in" svg:x="0.148in" svg:y="0.9004in"><text:p text:style-name="P56"><text:span text:style-name="T12">Sicurezza economica e sociale</text:span></text:p><draw:enhanced-geometry draw:mirror-horizontal="false" draw:mirror-vertical="false" draw:text-areas="?f8 ?f10 ?f11 ?f14" svg:viewBox="0 0 0 0" draw:type="ooxml-trapezoid" draw:modifiers="48517" draw:enhanced-path="M 0 ?f14 L ?f4 0 ?f5 0 ?f15 ?f14 Z N"><draw:equation draw:name="f0" draw:formula="min(logwidth,logheight)"/><draw:equation draw:name="f1" draw:formula="50000*logwidth/?f0 "/><draw:equation draw:name="f2" draw:formula="if(0-$0 ,0,if(?f1 -$0 ,$0 ,?f1 ))"/><draw:equation draw:name="f3" draw:formula="?f0 *?f2 /200000"/><draw:equation draw:name="f4" draw:formula="?f0 *?f2 /100000"/><draw:equation draw:name="f5" draw:formula="logwidth+0-?f4 "/><draw:equation draw:name="f6" draw:formula="logwidth+0-?f3 "/><draw:equation draw:name="f7" draw:formula="logwidth/3"/><draw:equation draw:name="f8" draw:formula="?f7 *?f2 /?f1 "/><draw:equation draw:name="f9" draw:formula="logheight/3"/><draw:equation draw:name="f10" draw:formula="?f9 *?f2 /?f1 "/><draw:equation draw:name="f11" draw:formula="logwidth+0-?f8 "/><draw:equation draw:name="f12" draw:formula="logwidth/2"/><draw:equation draw:name="f13" draw:formula="logheight/2"/><draw:equation draw:name="f14" draw:formula="logheight"/><draw:equation draw:name="f15" draw:formula="logwidth"/><draw:handle draw:handle-position="?f4 0" draw:handle-range-x-maximum="?f1" draw:handle-range-x-minimum="0"/></draw:enhanced-geometry></draw:custom-shape><draw:custom-shape draw:name="Shape 75" draw:style-name="gr36" draw:text-style-name="P61" svg:width="2.4079in" svg:height="0.2969in" svg:x="0in" svg:y="1.1976in"><text:p text:style-name="P56"><text:span text:style-name="T12">Sopravvivenza fisica</text:span></text:p><draw:enhanced-geometry draw:mirror-horizontal="false" draw:mirror-vertical="false" draw:text-areas="?f8 ?f10 ?f11 ?f14" svg:viewBox="0 0 0 0" draw:type="ooxml-trapezoid" draw:modifiers="48517" draw:enhanced-path="M 0 ?f14 L ?f4 0 ?f5 0 ?f15 ?f14 Z N"><draw:equation draw:name="f0" draw:formula="min(logwidth,logheight)"/><draw:equation draw:name="f1" draw:formula="50000*logwidth/?f0 "/><draw:equation draw:name="f2" draw:formula="if(0-$0 ,0,if(?f1 -$0 ,$0 ,?f1 ))"/><draw:equation draw:name="f3" draw:formula="?f0 *?f2 /200000"/><draw:equation draw:name="f4" draw:formula="?f0 *?f2 /100000"/><draw:equation draw:name="f5" draw:formula="logwidth+0-?f4 "/><draw:equation draw:name="f6" draw:formula="logwidth+0-?f3 "/><draw:equation draw:name="f7" draw:formula="logwidth/3"/><draw:equation draw:name="f8" draw:formula="?f7 *?f2 /?f1 "/><draw:equation draw:name="f9" draw:formula="logheight/3"/><draw:equation draw:name="f10" draw:formula="?f9 *?f2 /?f1 "/><draw:equation draw:name="f11" draw:formula="logwidth+0-?f8 "/><draw:equation draw:name="f12" draw:formula="logwidth/2"/><draw:equation draw:name="f13" draw:formula="logheight/2"/><draw:equation draw:name="f14" draw:formula="logheight"/><draw:equation draw:name="f15" draw:formula="logwidth"/><draw:handle draw:handle-position="?f4 0" draw:handle-range-x-maximum="?f1" draw:handle-range-x-minimum="0"/></draw:enhanced-geometry></draw:custom-shape></draw:g></text:p>
      <text:p text:style-name="P3"/>
      <text:p text:style-name="Standard"><text:span text:style-name="T7">Ogni oggetto che scegliamo risponda ad almeno un bisogno di Maslow, lo stesso deve fare il prodotto.</text:span></text:p>
      <text:p text:style-name="P2"/>
      <text:p text:style-name="P2"/>
      <text:p text:style-name="P2"/>
      <text:p text:style-name="P2"/>
      <text:p text:style-name="Standard"><text:span text:style-name="T7">I </text:span><text:span text:style-name="T4">livelli di Norman</text:span><text:span text:style-name="T7"> sono 3 livelli di elaborazione cognitiva che hanno impatto sul design, e sono:</text:span></text:p>
      <text:list xml:id="list2035277139" text:style-name="WWNum13">
        <text:list-item>
          <text:p text:style-name="P32"><text:span text:style-name="T5">Viscerale</text:span><text:span text:style-name="T7">: come mi aspetto di sentirmi quando uso il prodotto (progettare cose belle e desiderabili).</text:span></text:p>
        </text:list-item>
        <text:list-item>
          <text:p text:style-name="P32"><text:span text:style-name="T5">Comportamentale</text:span><text:span text:style-name="T7">: come voglio usare il prodotto (progettare prodotti che abbiano un comportamento che si adatti ai pattern mentali/aspettative).</text:span></text:p>
        </text:list-item>
        <text:list-item>
          <text:p text:style-name="P32"><text:span text:style-name="T5">Riflessivo</text:span><text:span text:style-name="T7">: cosa voglio pensare su me stesso (progettare un prodotto per una “relazione a lungo termine”, dove ci cambia, ci fa imparare, raggiunge i nostri scopi).</text:span></text:p>
        </text:list-item>
      </text:list>
      <text:p text:style-name="P41"><text:soft-page-break/></text:p>
      <text:p text:style-name="P40"><text:span text:style-name="T7">Per quanto riguarda invece gli </text:span><text:span text:style-name="T8">obiettivi non-utente</text:span><text:span text:style-name="T7"> si parla di ciò che riguarda i vincoli tecnici (es. funzionamento su tutti i browsers) o riguardo il tipo di organizzazione dietro al prodotto (commerciale, pubblica amministrazione, …).</text:span></text:p>
      <text:p text:style-name="P41"/>
      <text:p text:style-name="P40"><text:span text:style-name="T7">Le </text:span><text:span text:style-name="T4">tecniche di progettazione</text:span><text:span text:style-name="T7"> goal-oriented prevedono tre elementi:</text:span></text:p>
      <text:list xml:id="list1153114791" text:style-name="WWNum24">
        <text:list-item>
          <text:p text:style-name="P33"><text:span text:style-name="T8">Segmentazione degli utenti</text:span><text:span text:style-name="T7">: si creano sottogruppi del target che siano omogenei riguardo ad alcune caratteristiche (</text:span><text:span text:style-name="T5">demografiche</text:span><text:span text:style-name="T7">: età, luogo; o </text:span><text:span text:style-name="T5">psicologiche</text:span><text:span text:style-name="T7">: interessi, motivazioni).</text:span></text:p>
        </text:list-item>
        <text:list-item>
          <text:p text:style-name="P33"><text:span text:style-name="T8">Ricerche sugli utenti</text:span><text:span text:style-name="T7">: le ricerche possono essere di </text:span><text:span text:style-name="T5">mercato</text:span><text:span text:style-name="T7"> (fonte indiretta), domande </text:span><text:span text:style-name="T5">contestuali</text:span><text:span text:style-name="T7"> (fonte diretta) o </text:span><text:span text:style-name="T5">analisi delle task</text:span><text:span text:style-name="T7"> che si vuole un utente possa portare a termine.</text:span></text:p>
        </text:list-item>
        <text:list-item>
          <text:p text:style-name="P33"><text:span text:style-name="T8">Personas</text:span><text:span text:style-name="T7">: approccio narrativo al design, si hanno personaggi (personas) in un’ambientazione (contesto) seguendo una trama (caso d’uso). Lo scopo è indicare come può il sistema aiutare questi individui a ottenere il proprio goal assecondando le loro abitudini e comportamenti. I tipi di personas sono:</text:span></text:p>
          <text:list>
            <text:list-item>
              <text:p text:style-name="P51"><text:span text:style-name="T7">protagonista: target del progetto.</text:span></text:p>
            </text:list-item>
            <text:list-item>
              <text:p text:style-name="P51"><text:span text:style-name="T7">secondario: ha necessità particolari ed eccezionali, non si effettua redesign.</text:span></text:p>
            </text:list-item>
            <text:list-item>
              <text:p text:style-name="P51"><text:span text:style-name="T7">addizionale: né primario né secondario è soddisfatto dal design.</text:span></text:p>
            </text:list-item>
            <text:list-item>
              <text:p text:style-name="P51"><text:span text:style-name="T7">non-user: utenti di cui non si è tenuto conto durante il design.</text:span></text:p>
            </text:list-item>
          </text:list>
        </text:list-item>
      </text:list>
      <text:p text:style-name="P2"/>
      <text:p text:style-name="Standard"><text:span text:style-name="T6">Piano: Scopo</text:span></text:p>
      <text:p text:style-name="Standard"><text:span text:style-name="T7">I </text:span><text:span text:style-name="T4">requisiti funzionali</text:span><text:span text:style-name="T7"> sono indicati all’inizio del progetto ed indicano cosa il sistema dovrebbe fare.</text:span></text:p>
      <text:p text:style-name="Standard"><text:span text:style-name="T7">Le </text:span><text:span text:style-name="T4">specifiche funzionali</text:span><text:span text:style-name="T7"> sono indicate alla fine del progetto e descrivono cosa fa effettivamente il sistema.</text:span></text:p>
      <text:p text:style-name="Standard"><text:span text:style-name="T7">Infine i </text:span><text:span text:style-name="T4">requisiti di contesto</text:span><text:span text:style-name="T7"> indicano quali informazioni debbano essere incluse.</text:span></text:p>
      <text:p text:style-name="P2"/>
      <text:p text:style-name="Standard"><text:span text:style-name="T7">Gli </text:span><text:span text:style-name="T4">scenari</text:span><text:span text:style-name="T7"> sono storie che raccontano in dettaglio come un utente raggiunge il suo goal portando avanti una o più task nel sistema. È importante descrivere le task, non i comandi dell’interfaccia del sistema ma specifica quali path di interfaccia sono influenzati.</text:span></text:p>
      <text:p text:style-name="P2"/>
      <text:p text:style-name="Standard"><text:span text:style-name="T7">Alcune </text:span><text:span text:style-name="T5">riflessioni</text:span><text:span text:style-name="T7"> sulle task:</text:span></text:p>
      <text:p text:style-name="Standard"><text:span text:style-name="T7">L’</text:span><text:span text:style-name="T4">impegno </text:span><text:span text:style-name="T7">è</text:span><text:span text:style-name="T4"> proporzionato</text:span><text:span text:style-name="T7">, la dedizione di un utente sarà proporzionale all’utilità che si aspetta di ricevere dal sistema.</text:span></text:p>
      <text:p text:style-name="P1"><text:soft-page-break/></text:p>
      <text:p text:style-name="Standard"><text:span text:style-name="T4">Spunto-Routine-Ricompensa</text:span><text:span text:style-name="T7">: le attività che diventano routine non richiedono sforzo cognitivo. Nasce il ciclo abitudinario.</text:span></text:p>
      <text:p text:style-name="P2"/>
      <text:p text:style-name="Standard"><text:span text:style-name="T7">Il </text:span><text:span text:style-name="T4">ciclo abitudinario</text:span><text:span text:style-name="T7"> prevede che il completamento di un’azione, o il successo di una scelta, rinforzino nella mente quell’azione/scelta più di altre potenzialmente ugualmente o maggiormente positive. Dopo alcune ripetizioni queste azioni diventano automatiche e le scelte non più richieste. Può risultare pericoloso ma semplifica l’utilizzo.</text:span></text:p>
      <text:p text:style-name="P2"/>
      <text:p text:style-name="Standard"><text:span text:style-name="T7">La </text:span><text:span text:style-name="T4">dissonanza cognitiva</text:span><text:span text:style-name="T7"> avviene quando non si trova la soluzione ad un problema in un tempo ragionevole, questo abbassa la soglia di aspettativa.</text:span></text:p>
      <text:p text:style-name="P2"/>
      <text:p text:style-name="Standard"><text:span text:style-name="T7">Il </text:span><text:span text:style-name="T4">flusso </text:span><text:span text:style-name="T7">è lo stato d’animo attivato quando ci si concentra su una task, bisogna evitare che l’utente esca dal flusso. Per una migliore interazione l’orchestrazione tra le varie parti dell’interfaccia in una singola interfaccia è il meccanismo fondamentale (questo è chiamato invisibilità dell’interfaccia).</text:span></text:p>
      <text:p text:style-name="P2"/>
      <text:p text:style-name="Standard"><text:span text:style-name="T7">La </text:span><text:span text:style-name="T4">gamification</text:span><text:span text:style-name="T7"> è la disciplina che cerca di migliorare la nostra percezione trasformando attività di routine in giochi, per stimolare l’effetto flusso (aumentando l’attenzione nelle task). Si compone di 3 elementi:</text:span></text:p>
      <text:p text:style-name="P2"/>
      <text:p text:style-name="Standard"><draw:g text:anchor-type="as-char" draw:z-index="9" draw:style-name="gr72"><draw:custom-shape draw:name="Shape 15" draw:style-name="gr115" draw:text-style-name="P61" svg:width="0.8713in" svg:height="0.3661in" svg:x="0in" svg:y="0in"><text:p text:style-name="P56"><text:span text:style-name="T13">Designer</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6" draw:style-name="gr116" draw:text-style-name="P61" svg:width="1.0504in" svg:height="0.3661in" svg:x="1.198in" svg:y="0in"><text:p text:style-name="P56"><text:span text:style-name="T13">Meccaniche</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7" draw:style-name="gr117" draw:text-style-name="P61" svg:width="1.0512in" svg:height="0.3661in" svg:x="2.5756in" svg:y="0in"><text:p text:style-name="P56"><text:span text:style-name="T13">Dinamiche</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8" draw:style-name="gr116" draw:text-style-name="P61" svg:width="1.0504in" svg:height="0.3661in" svg:x="3.9543in" svg:y="0in"><text:p text:style-name="P56"><text:span text:style-name="T13">Estetica</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9" draw:style-name="gr118" draw:text-style-name="P61" svg:width="0.9394in" svg:height="0.3661in" svg:x="5.3319in" svg:y="0in"><text:p text:style-name="P56"><text:span text:style-name="T13">Giocatore</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119" draw:text-style-name="P55" svg:width="0.3248in" svg:height="0.0012in" svg:x="0.8799in" svg:y="0.1138in"><text:p/><draw:enhanced-geometry draw:mirror-horizontal="false" draw:mirror-vertical="false" svg:viewBox="0 0 21600 21600" draw:type="mso-spt32" draw:enhanced-path="M 0 0 L 21600 21600 N"/></draw:custom-shape><draw:custom-shape draw:style-name="gr119" draw:text-style-name="P55" svg:width="0.3248in" svg:height="0.0012in" svg:x="2.25in" svg:y="0.1138in"><text:p/><draw:enhanced-geometry draw:mirror-horizontal="false" draw:mirror-vertical="false" svg:viewBox="0 0 21600 21600" draw:type="mso-spt32" draw:enhanced-path="M 0 0 L 21600 21600 N"/></draw:custom-shape><draw:custom-shape draw:style-name="gr119" draw:text-style-name="P55" svg:width="0.3248in" svg:height="0.0012in" svg:x="3.6283in" svg:y="0.1138in"><text:p/><draw:enhanced-geometry draw:mirror-horizontal="false" draw:mirror-vertical="false" svg:viewBox="0 0 21600 21600" draw:type="mso-spt32" draw:enhanced-path="M 0 0 L 21600 21600 N"/></draw:custom-shape><draw:custom-shape draw:style-name="gr120" draw:text-style-name="P55" svg:width="0.3331in" svg:height="0.0012in" svg:x="5.0047in" svg:y="0.1138in"><text:p/><draw:enhanced-geometry draw:mirror-horizontal="false" draw:mirror-vertical="false" svg:viewBox="0 0 21600 21600" draw:type="mso-spt32" draw:enhanced-path="M 0 0 L 21600 21600 N"/></draw:custom-shape><draw:custom-shape draw:style-name="gr121" draw:text-style-name="P55" svg:width="0.3157in" svg:height="0.0012in" draw:transform="rotate (-3.14159265358979) translate (1.19583333333333in 0.254166666666667in)"><text:p/><draw:enhanced-geometry draw:mirror-horizontal="false" draw:mirror-vertical="false" svg:viewBox="0 0 21600 21600" draw:type="mso-spt32" draw:enhanced-path="M 0 0 L 21600 21600 N"/></draw:custom-shape><draw:custom-shape draw:style-name="gr119" draw:text-style-name="P55" svg:width="0.3248in" svg:height="0.0012in" draw:transform="rotate (-3.14159265358979) translate (2.575in 0.254166666666667in)"><text:p/><draw:enhanced-geometry draw:mirror-horizontal="false" draw:mirror-vertical="false" svg:viewBox="0 0 21600 21600" draw:type="mso-spt32" draw:enhanced-path="M 0 0 L 21600 21600 N"/></draw:custom-shape><draw:custom-shape draw:style-name="gr120" draw:text-style-name="P55" svg:width="0.3331in" svg:height="0.0012in" draw:transform="rotate (-3.14159265358979) translate (3.95763888888889in 0.254166666666667in)"><text:p/><draw:enhanced-geometry draw:mirror-horizontal="false" draw:mirror-vertical="false" svg:viewBox="0 0 21600 21600" draw:type="mso-spt32" draw:enhanced-path="M 0 0 L 21600 21600 N"/></draw:custom-shape><draw:custom-shape draw:style-name="gr121" draw:text-style-name="P55" svg:width="0.3157in" svg:height="0.0012in" draw:transform="rotate (-3.14159265358979) translate (5.32152777777778in 0.254166666666667in)"><text:p/><draw:enhanced-geometry draw:mirror-horizontal="false" draw:mirror-vertical="false" svg:viewBox="0 0 21600 21600" draw:type="mso-spt32" draw:enhanced-path="M 0 0 L 21600 21600 N"/></draw:custom-shape><draw:custom-shape draw:name="Shape 28" draw:style-name="gr122" draw:text-style-name="P60" svg:width="1.2323in" svg:height="0.3661in" svg:x="1.1075in" svg:y="0.3665in"><text:p text:style-name="P59"><text:span text:style-name="T12">Componenti, regole, ruoli, azioni, …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9" draw:style-name="gr123" draw:text-style-name="P60" svg:width="1.5012in" svg:height="0.5323in" svg:x="2.4516in" svg:y="0.3665in"><text:p text:style-name="P59"><text:span text:style-name="T12">Comportamento sull’uso delle meccaniche (strategie, obiettiv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0" draw:style-name="gr124" draw:text-style-name="P60" svg:width="1.2969in" svg:height="0.3661in" svg:x="3.898in" svg:y="0.3665in"><text:p text:style-name="P59"><text:span text:style-name="T12">Come il gioco intrattiene il giocato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text:span text:style-name="T7">Le </text:span><text:span text:style-name="T4">motivazioni</text:span><text:span text:style-name="T7"> di specifiche azioni possono essere di due tipi: </text:span><text:span text:style-name="T8">estrinseche</text:span><text:span text:style-name="T7">, ovvero esterne all’individuo come la vincita di un premio o l’evitare una punizione; </text:span><text:span text:style-name="T8">intrinseche</text:span><text:span text:style-name="T7">, ovvero interne all’individuo perché si sente uno stimolo ed una gratificazione nell’atto in sè.</text:span></text:p>
      <text:p text:style-name="P2"/>
      <text:p text:style-name="Standard"><text:span text:style-name="T7">I giocatori possono essere di 6 tipi:</text:span></text:p>
      <text:p text:style-name="Standard"><text:span text:style-name="T7">1. </text:span><text:span text:style-name="T5">giocatori</text:span><text:span text:style-name="T7">: sono in cerca di una ricompensa data dal gioco.</text:span></text:p>
      <text:p text:style-name="Standard"><text:span text:style-name="T7">2. </text:span><text:span text:style-name="T5">socializzatori</text:span><text:span text:style-name="T7">: vogliono interagire.</text:span></text:p>
      <text:p text:style-name="Standard"><text:span text:style-name="T7">3. </text:span><text:span text:style-name="T5">spiriti liberi</text:span><text:span text:style-name="T7">: vogliono esplorare e creare.</text:span></text:p>
      <text:p text:style-name="Standard"><text:span text:style-name="T7">4. </text:span><text:span text:style-name="T5">achievers</text:span><text:span text:style-name="T7">: vogliono diventare bravi ai meccanismi del gioco.</text:span></text:p>
      <text:p text:style-name="Standard"><text:span text:style-name="T7">5. </text:span><text:span text:style-name="T5">filantropi</text:span><text:span text:style-name="T7">: vogliono aiutare altri ad aumentare l’utilità del gioco.</text:span></text:p>
      <text:p text:style-name="Standard"><text:span text:style-name="T7">6. </text:span><text:span text:style-name="T5">distruttori</text:span><text:span text:style-name="T7">: vogliono controllare il gioco e cambiarlo.</text:span></text:p>
      <text:p text:style-name="P2"><text:soft-page-break/></text:p>
      <text:p text:style-name="Standard"><text:span text:style-name="T6">Piano: Struttura</text:span></text:p>
      <text:p text:style-name="Standard"><text:span text:style-name="T7">Per i modelli </text:span><text:span text:style-name="T5">applicativi</text:span><text:span text:style-name="T7">, ci si concentra sul design dei servizi interattivi (es. modelli concettuali). Per i modelli</text:span><text:span text:style-name="T5"> informativi</text:span><text:span text:style-name="T7">, ci si concentra sul design della struttura dei dati (catalogare ed organizzare), come l’information architecture.</text:span></text:p>
      <text:p text:style-name="P2"/>
      <text:p text:style-name="Standard"><text:span text:style-name="T7">L’</text:span><text:span text:style-name="T4">interaction design</text:span><text:span text:style-name="T7"> descrive i possibili comportamenti dell’utente e definisce come il sistema risponderà a questi. Il modello è in stile dialogo, non botta e risposta, il si usa un modello concettuale e delle convenzioni con cui l’utente è familiare, importante anche la gestione degli errori.</text:span></text:p>
      <text:p text:style-name="P2"/>
      <text:p text:style-name="Standard"><text:span text:style-name="T7">I </text:span><text:span text:style-name="T4">blueprint</text:span><text:span text:style-name="T7"> sono disegni che definiscono le componenti per l’organizzazione del contenuto e come queste componenti siano connesse tra loro. Di solito si creano diverse versioni per ogni prospettiva (progettisti, clienti, …), e non si hanno sintassi standard, bensì una leggenda.</text:span></text:p>
      <text:p text:style-name="P2"/>
      <text:p text:style-name="Standard"><text:span text:style-name="T7">La </text:span><text:span text:style-name="T4">storyboard</text:span><text:span text:style-name="T7"> è una tecnica per illustrare attraverso immagini, la struttura degli step dell’esecuzione di una task, mostrando lo stato della schermata durante le fasi dell’azione.</text:span></text:p>
      <text:p text:style-name="P2"/>
      <text:p text:style-name="Standard"><text:span text:style-name="T6">Piano: Scheletro</text:span></text:p>
      <text:p text:style-name="Standard"><text:span text:style-name="T7">In questo piano ci si occupa del </text:span><text:span text:style-name="T4">design dell’interfaccia </text:span><text:span text:style-name="T7">applicativa, con widgets ed altro. Inoltre ci si occupa del </text:span><text:span text:style-name="T4">design di navigazione</text:span><text:span text:style-name="T7"> informativa, ovvero il mezzo per andare da un punto ad un altro del sito e per indicare le relazioni tra gli elementi. Infine il</text:span><text:span text:style-name="T4"> design dell’informazione</text:span><text:span text:style-name="T7"> prevede l’utilizzo di </text:span><text:span text:style-name="T5">wireframes</text:span><text:span text:style-name="T7">, ovvero il disegno delle parti fondamentali della pagina, per ogni schermata (usando strumenti come Balsamiq)</text:span></text:p>
      <text:p text:style-name="P2"/>
      <text:p text:style-name="Standard"><text:span text:style-name="T6">Piano: Superficie</text:span></text:p>
      <text:p text:style-name="Standard"><text:span text:style-name="T7">- Estetica</text:span></text:p>
      <text:p text:style-name="Standard"><text:span text:style-name="T7">- Contrasto ed uniformità</text:span></text:p>
      <text:p text:style-name="Standard"><text:span text:style-name="T7">- Consistenza</text:span></text:p>
      <text:p text:style-name="Standard"><text:span text:style-name="T7">- Linee guida</text:span></text:p>
      <text:p text:style-name="P2"/>
      <text:p text:style-name="Standard"><text:span text:style-name="T2">Information Architecture</text:span></text:p>
      <text:p text:style-name="Standard"><text:span text:style-name="T7">In questa sezione si discute dell’organizzazione logica e della struttura semantica dell’informazione obiettivo, in modo che sia possibile ottenere le informazioni efficacemente.</text:span></text:p>
      <text:p text:style-name="P2"><text:soft-page-break/></text:p>
      <text:p text:style-name="Standard"><text:span text:style-name="T7">Sia l’</text:span><text:span text:style-name="T4">information architecture</text:span><text:span text:style-name="T7"> che l’</text:span><text:span text:style-name="T4">information design</text:span><text:span text:style-name="T7"> hanno a che vedere con la presentazione delle informazioni. Il primo indica come gli oggetti sono legati tra loro, il secondo come viene progettata l’informazione per essere utilizzata al meglio. Il modo in cui organizziamo le cose riflette ed influenza il modo in cui le percepiamo.</text:span></text:p>
      <text:p text:style-name="P2"/>
      <text:p text:style-name="Standard"><draw:g text:anchor-type="as-char" draw:z-index="10" draw:style-name="gr72"><draw:custom-shape draw:name="Shape 56" draw:style-name="gr125" draw:text-style-name="P61" svg:width="0.8717in" svg:height="0.4969in" svg:x="0.0425in" svg:y="0.5028in"><text:p text:style-name="P56"><text:span text:style-name="T13">Dato</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57" draw:style-name="gr126" draw:text-style-name="P61" svg:width="1.4185in" svg:height="0.4969in" svg:x="1.2811in" svg:y="0.5028in"><text:p text:style-name="P56"><text:span text:style-name="T13">Informazione</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58" draw:style-name="gr127" draw:text-style-name="P61" svg:width="1.4189in" svg:height="0.4969in" svg:x="3.0665in" svg:y="0.5028in"><text:p text:style-name="P56"><text:span text:style-name="T13">Conoscienza</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59" draw:style-name="gr128" draw:text-style-name="P61" svg:width="1.1567in" svg:height="0.4969in" svg:x="4.8528in" svg:y="0.5028in"><text:p text:style-name="P56"><text:span text:style-name="T13">Saggezza</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60" draw:style-name="gr129" draw:text-style-name="P60" svg:width="0.8717in" svg:height="0.4012in" svg:x="0in" svg:y="1.0008in"><text:p text:style-name="P59"><text:span text:style-name="T20">Non ha significat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1" draw:style-name="gr130" draw:text-style-name="P60" svg:width="1.6717in" svg:height="0.6453in" svg:x="2.9402in" svg:y="1.0008in"><text:p text:style-name="P59"><text:span text:style-name="T20">Autocoscienza del possessodi info interconnesse e sfruttabil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2" draw:style-name="gr131" draw:text-style-name="P60" svg:width="1.4185in" svg:height="0.4012in" svg:x="1.2598in" svg:y="1.0008in"><text:p text:style-name="P59"><text:span text:style-name="T20">Dato associato ad un significat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3" draw:style-name="gr132" draw:text-style-name="P60" svg:width="1.4185in" svg:height="0.6453in" svg:x="4.7799in" svg:y="1.0008in"><text:p text:style-name="P59"><text:span text:style-name="T20">Abilità per riconoscere il bisogno di info e applicar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3" draw:text-style-name="P55" svg:width="0.3661in" svg:height="0.0016in" svg:x="0.9138in" svg:y="0.752in"><text:p/><draw:enhanced-geometry draw:mirror-horizontal="false" draw:mirror-vertical="false" svg:viewBox="0 0 21600 21600" draw:type="mso-spt32" draw:enhanced-path="M 0 0 L 21600 21600 N"/></draw:custom-shape><draw:custom-shape draw:style-name="gr133" draw:text-style-name="P55" svg:width="0.3661in" svg:height="0.0016in" svg:x="2.7in" svg:y="0.752in"><text:p/><draw:enhanced-geometry draw:mirror-horizontal="false" draw:mirror-vertical="false" svg:viewBox="0 0 21600 21600" draw:type="mso-spt32" draw:enhanced-path="M 0 0 L 21600 21600 N"/></draw:custom-shape><draw:custom-shape draw:style-name="gr133" draw:text-style-name="P55" svg:width="0.3661in" svg:height="0.0016in" svg:x="4.4862in" svg:y="0.752in"><text:p/><draw:enhanced-geometry draw:mirror-horizontal="false" draw:mirror-vertical="false" svg:viewBox="0 0 21600 21600" draw:type="mso-spt32" draw:enhanced-path="M 0 0 L 21600 21600 N"/></draw:custom-shape><draw:custom-shape draw:name="Shape 67" draw:style-name="gr134" draw:text-style-name="P55" svg:width="0.2043in" svg:height="2.7213in" draw:transform="rotate (1.5707963267949) translate (0.0423611111111111in 0.491704943132109in)"><text:p text:style-name="P59"/><draw:enhanced-geometry draw:mirror-horizontal="false" draw:mirror-vertical="false" draw:text-areas="0 ?f15 ?f14 ?f16" svg:viewBox="0 0 0 0" draw:type="ooxml-rightBrace" draw:modifiers="8333 26253"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0-?f7 "/><draw:equation draw:name="f10" draw:formula="logheight+0-?f7 "/><draw:equation draw:name="f11" draw:formula="logwidth/2"/><draw:equation draw:name="f12" draw:formula="?f11 *cos(pi*(2700000)/10800000)"/><draw:equation draw:name="f13" draw:formula="?f7 *sin(pi*(2700000)/10800000)"/><draw:equation draw:name="f14" draw:formula="0+?f12 -0"/><draw:equation draw:name="f15" draw:formula="?f7 +0-?f13 "/><draw:equation draw:name="f16" draw:formula="logheight+?f13 -?f7 "/><draw:equation draw:name="f17" draw:formula="logwidth/2"/><draw:equation draw:name="f18" draw:formula="logwidth"/><draw:equation draw:name="f19" draw:formula="logheight"/><draw:equation draw:name="f20" draw:formula="(16200000)/60000.0"/><draw:equation draw:name="f21" draw:formula="(5400000)/60000.0"/><draw:equation draw:name="f22" draw:formula="(10800000)/60000.0"/><draw:equation draw:name="f23" draw:formula="(-5400000)/60000.0"/><draw:equation draw:name="f24" draw:formula="(16200000)/60000.0"/><draw:equation draw:name="f25" draw:formula="(-5400000)/60000.0"/><draw:equation draw:name="f26" draw:formula="(0)/60000.0"/><draw:equation draw:name="f27" draw:formula="(5400000)/60000.0"/><draw:equation draw:name="f28" draw:formula="(16200000)/60000.0"/><draw:equation draw:name="f29" draw:formula="(5400000)/60000.0"/><draw:equation draw:name="f30" draw:formula="(10800000)/60000.0"/><draw:equation draw:name="f31" draw:formula="(-5400000)/60000.0"/><draw:equation draw:name="f32" draw:formula="(16200000)/60000.0"/><draw:equation draw:name="f33" draw:formula="(-5400000)/60000.0"/><draw:equation draw:name="f34" draw:formula="(0)/60000.0"/><draw:equation draw:name="f35" draw:formula="(5400000)/60000.0"/><draw:handle draw:handle-position="?f17 ?f7" draw:handle-range-y-maximum="?f5" draw:handle-range-y-minimum="0"/><draw:handle draw:handle-position="?f18 ?f8" draw:handle-range-y-maximum="100000" draw:handle-range-y-minimum="0"/></draw:enhanced-geometry></draw:custom-shape><draw:custom-shape draw:name="Shape 68" draw:style-name="gr135" draw:text-style-name="P55" svg:width="0.2051in" svg:height="3.2476in" draw:transform="rotate (1.5707963267949) translate (1.28125in 0.413232720909886in)"><text:p text:style-name="P59"/><draw:enhanced-geometry draw:mirror-horizontal="false" draw:mirror-vertical="false" draw:text-areas="0 ?f15 ?f14 ?f16" svg:viewBox="0 0 0 0" draw:type="ooxml-rightBrace" draw:modifiers="8333 63111"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0-?f7 "/><draw:equation draw:name="f10" draw:formula="logheight+0-?f7 "/><draw:equation draw:name="f11" draw:formula="logwidth/2"/><draw:equation draw:name="f12" draw:formula="?f11 *cos(pi*(2700000)/10800000)"/><draw:equation draw:name="f13" draw:formula="?f7 *sin(pi*(2700000)/10800000)"/><draw:equation draw:name="f14" draw:formula="0+?f12 -0"/><draw:equation draw:name="f15" draw:formula="?f7 +0-?f13 "/><draw:equation draw:name="f16" draw:formula="logheight+?f13 -?f7 "/><draw:equation draw:name="f17" draw:formula="logwidth/2"/><draw:equation draw:name="f18" draw:formula="logwidth"/><draw:equation draw:name="f19" draw:formula="logheight"/><draw:equation draw:name="f20" draw:formula="(16200000)/60000.0"/><draw:equation draw:name="f21" draw:formula="(5400000)/60000.0"/><draw:equation draw:name="f22" draw:formula="(10800000)/60000.0"/><draw:equation draw:name="f23" draw:formula="(-5400000)/60000.0"/><draw:equation draw:name="f24" draw:formula="(16200000)/60000.0"/><draw:equation draw:name="f25" draw:formula="(-5400000)/60000.0"/><draw:equation draw:name="f26" draw:formula="(0)/60000.0"/><draw:equation draw:name="f27" draw:formula="(5400000)/60000.0"/><draw:equation draw:name="f28" draw:formula="(16200000)/60000.0"/><draw:equation draw:name="f29" draw:formula="(5400000)/60000.0"/><draw:equation draw:name="f30" draw:formula="(10800000)/60000.0"/><draw:equation draw:name="f31" draw:formula="(-5400000)/60000.0"/><draw:equation draw:name="f32" draw:formula="(16200000)/60000.0"/><draw:equation draw:name="f33" draw:formula="(-5400000)/60000.0"/><draw:equation draw:name="f34" draw:formula="(0)/60000.0"/><draw:equation draw:name="f35" draw:formula="(5400000)/60000.0"/><draw:handle draw:handle-position="?f17 ?f7" draw:handle-range-y-maximum="?f5" draw:handle-range-y-minimum="0"/><draw:handle draw:handle-position="?f18 ?f8" draw:handle-range-y-maximum="100000" draw:handle-range-y-minimum="0"/></draw:enhanced-geometry></draw:custom-shape><draw:custom-shape draw:name="Shape 69" draw:style-name="gr136" draw:text-style-name="P57" svg:width="1.3232in" svg:height="0.2051in" svg:x="0.1047in" svg:y="0.0783in"><text:p text:style-name="P56"><text:span text:style-name="T12">Produttor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0" draw:style-name="gr137" draw:text-style-name="P57" svg:width="1.324in" svg:height="0.2051in" svg:x="2.6791in" svg:y="0in"><text:p text:style-name="P56"><text:span text:style-name="T12">Consumator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text:span text:style-name="T7">Il </text:span><text:span text:style-name="T4">modello Cynefin</text:span><text:span text:style-name="T7">, ogni comprensione/decisione per un problema appartiene ad uno di questi 5 domini.</text:span></text:p>
      <text:p text:style-name="Standard"><draw:g text:anchor-type="paragraph" draw:z-index="1" draw:name="Image5" draw:style-name="gr1"><draw:g draw:style-name="gr16"><draw:custom-shape draw:style-name="gr17" draw:text-style-name="P55" svg:width="0.0012in" svg:height="0.8961in" svg:x="1.3929in" svg:y="1.7783in"><text:p/><draw:enhanced-geometry draw:mirror-horizontal="false" draw:mirror-vertical="false" svg:viewBox="0 0 21600 21600" draw:type="mso-spt32" draw:enhanced-path="M 0 0 L 21600 21600 N"/></draw:custom-shape><draw:custom-shape draw:style-name="gr18" draw:text-style-name="P55" svg:width="0.948in" svg:height="0.0016in" draw:transform="rotate (-3.14159265358979) translate (0.947916666666667in 1.3308562992126in)"><text:p/><draw:enhanced-geometry draw:mirror-horizontal="false" draw:mirror-vertical="false" svg:viewBox="0 0 21600 21600" draw:type="mso-spt32" draw:enhanced-path="M 0 0 L 21600 21600 N"/></draw:custom-shape><draw:custom-shape draw:name="Shape 148" draw:style-name="gr19" draw:text-style-name="P55" svg:width="0.948in" svg:height="0.8953in" svg:x="0.4445in" svg:y="1.3311in"><text:p text:style-name="P59"/><draw:enhanced-geometry draw:mirror-horizontal="false" draw:mirror-vertical="false" draw:text-areas="?f36 ?f42 ?f24 ?f30" svg:viewBox="0 0 0 0" draw:type="ooxml-arc" draw:modifiers="16200000 154223" draw:enhanced-path="M ?f16 ?f18 L ?f15 ?f17 Z S N M ?f16 ?f18 F N" drawooo:enhanced-path="M ?f16 ?f18 G ?f5 ?f7 ?f46 ?f47 L ?f15 ?f17 Z S N M ?f16 ?f18 G ?f5 ?f7 ?f48 ?f49 F N"><draw:equation draw:name="f0" draw:formula="if(0-$0 ,0,if(21599999-$0 ,$0 ,21599999))"/><draw:equation draw:name="f1" draw:formula="if(0-$1 ,0,if(21599999-$1 ,$1 ,21599999))"/><draw:equation draw:name="f2" draw:formula="?f1 +0-?f0 "/><draw:equation draw:name="f3" draw:formula="?f2 +21600000-0"/><draw:equation draw:name="f4" draw:formula="if(?f2 ,?f2 ,?f3 )"/><draw:equation draw:name="f5" draw:formula="logwidth/2"/><draw:equation draw:name="f6" draw:formula="?f5 *sin(pi*(?f0 )/10800000)"/><draw:equation draw:name="f7" draw:formula="logheight/2"/><draw:equation draw:name="f8" draw:formula="?f7 *cos(pi*(?f0 )/10800000)"/><draw:equation draw:name="f9" draw:formula="?f5 *(cos(atan2(?f6 ,?f8 )))"/><draw:equation draw:name="f10" draw:formula="?f7 *(sin(atan2(?f6 ,?f8 )))"/><draw:equation draw:name="f11" draw:formula="?f5 *sin(pi*(?f1 )/10800000)"/><draw:equation draw:name="f12" draw:formula="?f7 *cos(pi*(?f1 )/10800000)"/><draw:equation draw:name="f13" draw:formula="?f5 *(cos(atan2(?f11 ,?f12 )))"/><draw:equation draw:name="f14" draw:formula="?f7 *(sin(atan2(?f11 ,?f12 )))"/><draw:equation draw:name="f15" draw:formula="logwidth/2"/><draw:equation draw:name="f16" draw:formula="?f15 +?f9 -0"/><draw:equation draw:name="f17" draw:formula="logheight/2"/><draw:equation draw:name="f18" draw:formula="?f17 +?f10 -0"/><draw:equation draw:name="f19" draw:formula="?f15 +?f13 -0"/><draw:equation draw:name="f20" draw:formula="?f17 +?f14 -0"/><draw:equation draw:name="f21" draw:formula="21600000+0-?f0 "/><draw:equation draw:name="f22" draw:formula="?f4 +0-?f21 "/><draw:equation draw:name="f23" draw:formula="max(?f16 ,?f19 )"/><draw:equation draw:name="f24" draw:formula="if(?f22 ,logwidth,?f23 )"/><draw:equation draw:name="f25" draw:formula="5400000+0-?f0 "/><draw:equation draw:name="f26" draw:formula="27000000+0-?f0 "/><draw:equation draw:name="f27" draw:formula="if(?f25 ,?f25 ,?f26 )"/><draw:equation draw:name="f28" draw:formula="?f4 +0-?f27 "/><draw:equation draw:name="f29" draw:formula="max(?f18 ,?f20 )"/><draw:equation draw:name="f30" draw:formula="if(?f28 ,logheight,?f29 )"/><draw:equation draw:name="f31" draw:formula="10800000+0-?f0 "/><draw:equation draw:name="f32" draw:formula="32400000+0-?f0 "/><draw:equation draw:name="f33" draw:formula="if(?f31 ,?f31 ,?f32 )"/><draw:equation draw:name="f34" draw:formula="?f4 +0-?f33 "/><draw:equation draw:name="f35" draw:formula="min(?f16 ,?f19 )"/><draw:equation draw:name="f36" draw:formula="if(?f34 ,0,?f35 )"/><draw:equation draw:name="f37" draw:formula="16200000+0-?f0 "/><draw:equation draw:name="f38" draw:formula="37800000+0-?f0 "/><draw:equation draw:name="f39" draw:formula="if(?f37 ,?f37 ,?f38 )"/><draw:equation draw:name="f40" draw:formula="?f4 +0-?f39 "/><draw:equation draw:name="f41" draw:formula="min(?f18 ,?f20 )"/><draw:equation draw:name="f42" draw:formula="if(?f40 ,0,?f41 )"/><draw:equation draw:name="f43" draw:formula="?f0 +0-5400000"/><draw:equation draw:name="f44" draw:formula="?f1 +5400000-0"/><draw:equation draw:name="f45" draw:formula="(?f43 +?f44 )/2"/><draw:equation draw:name="f46" draw:formula="(?f0 )/60000.0"/><draw:equation draw:name="f47" draw:formula="(?f4 )/60000.0"/><draw:equation draw:name="f48" draw:formula="(?f0 )/60000.0"/><draw:equation draw:name="f49" draw:formula="(?f4 )/60000.0"/><draw:handle draw:handle-position="?f16 ?f18"/><draw:handle draw:handle-position="?f19 ?f20"/></draw:enhanced-geometry></draw:custom-shape></draw:g><draw:g draw:style-name="gr16"><draw:custom-shape draw:style-name="gr20" draw:text-style-name="P55" svg:width="0.0012in" svg:height="0.9807in" draw:transform="rotate (1.5707963267949) translate (1.86944444444444in 1.32530074365704in)"><text:p/><draw:enhanced-geometry draw:mirror-horizontal="false" draw:mirror-vertical="false" svg:viewBox="0 0 21600 21600" draw:type="mso-spt32" draw:enhanced-path="M 0 0 L 21600 21600 N"/></draw:custom-shape><draw:custom-shape draw:style-name="gr21" draw:text-style-name="P55" svg:width="0.9268in" svg:height="0.0012in" draw:transform="rotate (-1.5707963267949) translate (1.37916666666667in 1.76111111111111in)"><text:p/><draw:enhanced-geometry draw:mirror-horizontal="false" draw:mirror-vertical="false" svg:viewBox="0 0 21600 21600" draw:type="mso-spt32" draw:enhanced-path="M 0 0 L 21600 21600 N"/></draw:custom-shape><draw:custom-shape draw:name="Shape 152" draw:style-name="gr22" draw:text-style-name="P55" svg:width="0.9268in" svg:height="0.9807in" draw:transform="rotate (1.5707963267949) translate (1.37916666666667in 2.25277777777778in)"><text:p text:style-name="P59"/><draw:enhanced-geometry draw:mirror-horizontal="false" draw:mirror-vertical="false" draw:text-areas="?f36 ?f42 ?f24 ?f30" svg:viewBox="0 0 0 0" draw:type="ooxml-arc" draw:modifiers="16200000 154223" draw:enhanced-path="M ?f16 ?f18 L ?f15 ?f17 Z S N M ?f16 ?f18 F N" drawooo:enhanced-path="M ?f16 ?f18 G ?f5 ?f7 ?f46 ?f47 L ?f15 ?f17 Z S N M ?f16 ?f18 G ?f5 ?f7 ?f48 ?f49 F N"><draw:equation draw:name="f0" draw:formula="if(0-$0 ,0,if(21599999-$0 ,$0 ,21599999))"/><draw:equation draw:name="f1" draw:formula="if(0-$1 ,0,if(21599999-$1 ,$1 ,21599999))"/><draw:equation draw:name="f2" draw:formula="?f1 +0-?f0 "/><draw:equation draw:name="f3" draw:formula="?f2 +21600000-0"/><draw:equation draw:name="f4" draw:formula="if(?f2 ,?f2 ,?f3 )"/><draw:equation draw:name="f5" draw:formula="logwidth/2"/><draw:equation draw:name="f6" draw:formula="?f5 *sin(pi*(?f0 )/10800000)"/><draw:equation draw:name="f7" draw:formula="logheight/2"/><draw:equation draw:name="f8" draw:formula="?f7 *cos(pi*(?f0 )/10800000)"/><draw:equation draw:name="f9" draw:formula="?f5 *(cos(atan2(?f6 ,?f8 )))"/><draw:equation draw:name="f10" draw:formula="?f7 *(sin(atan2(?f6 ,?f8 )))"/><draw:equation draw:name="f11" draw:formula="?f5 *sin(pi*(?f1 )/10800000)"/><draw:equation draw:name="f12" draw:formula="?f7 *cos(pi*(?f1 )/10800000)"/><draw:equation draw:name="f13" draw:formula="?f5 *(cos(atan2(?f11 ,?f12 )))"/><draw:equation draw:name="f14" draw:formula="?f7 *(sin(atan2(?f11 ,?f12 )))"/><draw:equation draw:name="f15" draw:formula="logwidth/2"/><draw:equation draw:name="f16" draw:formula="?f15 +?f9 -0"/><draw:equation draw:name="f17" draw:formula="logheight/2"/><draw:equation draw:name="f18" draw:formula="?f17 +?f10 -0"/><draw:equation draw:name="f19" draw:formula="?f15 +?f13 -0"/><draw:equation draw:name="f20" draw:formula="?f17 +?f14 -0"/><draw:equation draw:name="f21" draw:formula="21600000+0-?f0 "/><draw:equation draw:name="f22" draw:formula="?f4 +0-?f21 "/><draw:equation draw:name="f23" draw:formula="max(?f16 ,?f19 )"/><draw:equation draw:name="f24" draw:formula="if(?f22 ,logwidth,?f23 )"/><draw:equation draw:name="f25" draw:formula="5400000+0-?f0 "/><draw:equation draw:name="f26" draw:formula="27000000+0-?f0 "/><draw:equation draw:name="f27" draw:formula="if(?f25 ,?f25 ,?f26 )"/><draw:equation draw:name="f28" draw:formula="?f4 +0-?f27 "/><draw:equation draw:name="f29" draw:formula="max(?f18 ,?f20 )"/><draw:equation draw:name="f30" draw:formula="if(?f28 ,logheight,?f29 )"/><draw:equation draw:name="f31" draw:formula="10800000+0-?f0 "/><draw:equation draw:name="f32" draw:formula="32400000+0-?f0 "/><draw:equation draw:name="f33" draw:formula="if(?f31 ,?f31 ,?f32 )"/><draw:equation draw:name="f34" draw:formula="?f4 +0-?f33 "/><draw:equation draw:name="f35" draw:formula="min(?f16 ,?f19 )"/><draw:equation draw:name="f36" draw:formula="if(?f34 ,0,?f35 )"/><draw:equation draw:name="f37" draw:formula="16200000+0-?f0 "/><draw:equation draw:name="f38" draw:formula="37800000+0-?f0 "/><draw:equation draw:name="f39" draw:formula="if(?f37 ,?f37 ,?f38 )"/><draw:equation draw:name="f40" draw:formula="?f4 +0-?f39 "/><draw:equation draw:name="f41" draw:formula="min(?f18 ,?f20 )"/><draw:equation draw:name="f42" draw:formula="if(?f40 ,0,?f41 )"/><draw:equation draw:name="f43" draw:formula="?f0 +0-5400000"/><draw:equation draw:name="f44" draw:formula="?f1 +5400000-0"/><draw:equation draw:name="f45" draw:formula="(?f43 +?f44 )/2"/><draw:equation draw:name="f46" draw:formula="(?f0 )/60000.0"/><draw:equation draw:name="f47" draw:formula="(?f4 )/60000.0"/><draw:equation draw:name="f48" draw:formula="(?f0 )/60000.0"/><draw:equation draw:name="f49" draw:formula="(?f4 )/60000.0"/><draw:handle draw:handle-position="?f16 ?f18"/><draw:handle draw:handle-position="?f19 ?f20"/></draw:enhanced-geometry></draw:custom-shape></draw:g><draw:g draw:style-name="gr16"><draw:custom-shape draw:style-name="gr23" draw:text-style-name="P55" svg:width="0.0012in" svg:height="0.8335in" svg:x="1.3953in" svg:y="0.0555in"><text:p/><draw:enhanced-geometry draw:mirror-horizontal="false" draw:mirror-vertical="true" svg:viewBox="0 0 21600 21600" draw:type="mso-spt32" draw:enhanced-path="M 0 0 L 21600 21600 N"/></draw:custom-shape><draw:custom-shape draw:style-name="gr18" draw:text-style-name="P55" svg:width="0.948in" svg:height="0.0012in" draw:transform="rotate (-3.14159265358979) translate (0.95in 1.30625in)"><text:p/><draw:enhanced-geometry draw:mirror-horizontal="false" draw:mirror-vertical="true" svg:viewBox="0 0 21600 21600" draw:type="mso-spt32" draw:enhanced-path="M 0 0 L 21600 21600 N"/></draw:custom-shape><draw:custom-shape draw:name="Shape 156" draw:style-name="gr24" draw:text-style-name="P55" svg:width="0.948in" svg:height="0.8343in" svg:x="0.4457in" svg:y="0.4717in"><text:p text:style-name="P59"/><draw:enhanced-geometry draw:mirror-horizontal="false" draw:mirror-vertical="true" draw:text-areas="?f36 ?f42 ?f24 ?f30" svg:viewBox="0 0 0 0" draw:type="ooxml-arc" draw:modifiers="16200000 154223" draw:enhanced-path="M ?f16 ?f18 L ?f15 ?f17 Z S N M ?f16 ?f18 F N" drawooo:enhanced-path="M ?f16 ?f18 G ?f5 ?f7 ?f46 ?f47 L ?f15 ?f17 Z S N M ?f16 ?f18 G ?f5 ?f7 ?f48 ?f49 F N"><draw:equation draw:name="f0" draw:formula="if(0-$0 ,0,if(21599999-$0 ,$0 ,21599999))"/><draw:equation draw:name="f1" draw:formula="if(0-$1 ,0,if(21599999-$1 ,$1 ,21599999))"/><draw:equation draw:name="f2" draw:formula="?f1 +0-?f0 "/><draw:equation draw:name="f3" draw:formula="?f2 +21600000-0"/><draw:equation draw:name="f4" draw:formula="if(?f2 ,?f2 ,?f3 )"/><draw:equation draw:name="f5" draw:formula="logwidth/2"/><draw:equation draw:name="f6" draw:formula="?f5 *sin(pi*(?f0 )/10800000)"/><draw:equation draw:name="f7" draw:formula="logheight/2"/><draw:equation draw:name="f8" draw:formula="?f7 *cos(pi*(?f0 )/10800000)"/><draw:equation draw:name="f9" draw:formula="?f5 *(cos(atan2(?f6 ,?f8 )))"/><draw:equation draw:name="f10" draw:formula="?f7 *(sin(atan2(?f6 ,?f8 )))"/><draw:equation draw:name="f11" draw:formula="?f5 *sin(pi*(?f1 )/10800000)"/><draw:equation draw:name="f12" draw:formula="?f7 *cos(pi*(?f1 )/10800000)"/><draw:equation draw:name="f13" draw:formula="?f5 *(cos(atan2(?f11 ,?f12 )))"/><draw:equation draw:name="f14" draw:formula="?f7 *(sin(atan2(?f11 ,?f12 )))"/><draw:equation draw:name="f15" draw:formula="logwidth/2"/><draw:equation draw:name="f16" draw:formula="?f15 +?f9 -0"/><draw:equation draw:name="f17" draw:formula="logheight/2"/><draw:equation draw:name="f18" draw:formula="?f17 +?f10 -0"/><draw:equation draw:name="f19" draw:formula="?f15 +?f13 -0"/><draw:equation draw:name="f20" draw:formula="?f17 +?f14 -0"/><draw:equation draw:name="f21" draw:formula="21600000+0-?f0 "/><draw:equation draw:name="f22" draw:formula="?f4 +0-?f21 "/><draw:equation draw:name="f23" draw:formula="max(?f16 ,?f19 )"/><draw:equation draw:name="f24" draw:formula="if(?f22 ,logwidth,?f23 )"/><draw:equation draw:name="f25" draw:formula="5400000+0-?f0 "/><draw:equation draw:name="f26" draw:formula="27000000+0-?f0 "/><draw:equation draw:name="f27" draw:formula="if(?f25 ,?f25 ,?f26 )"/><draw:equation draw:name="f28" draw:formula="?f4 +0-?f27 "/><draw:equation draw:name="f29" draw:formula="max(?f18 ,?f20 )"/><draw:equation draw:name="f30" draw:formula="if(?f28 ,logheight,?f29 )"/><draw:equation draw:name="f31" draw:formula="10800000+0-?f0 "/><draw:equation draw:name="f32" draw:formula="32400000+0-?f0 "/><draw:equation draw:name="f33" draw:formula="if(?f31 ,?f31 ,?f32 )"/><draw:equation draw:name="f34" draw:formula="?f4 +0-?f33 "/><draw:equation draw:name="f35" draw:formula="min(?f16 ,?f19 )"/><draw:equation draw:name="f36" draw:formula="if(?f34 ,0,?f35 )"/><draw:equation draw:name="f37" draw:formula="16200000+0-?f0 "/><draw:equation draw:name="f38" draw:formula="37800000+0-?f0 "/><draw:equation draw:name="f39" draw:formula="if(?f37 ,?f37 ,?f38 )"/><draw:equation draw:name="f40" draw:formula="?f4 +0-?f39 "/><draw:equation draw:name="f41" draw:formula="min(?f18 ,?f20 )"/><draw:equation draw:name="f42" draw:formula="if(?f40 ,0,?f41 )"/><draw:equation draw:name="f43" draw:formula="?f0 +0-5400000"/><draw:equation draw:name="f44" draw:formula="?f1 +5400000-0"/><draw:equation draw:name="f45" draw:formula="(?f43 +?f44 )/2"/><draw:equation draw:name="f46" draw:formula="(?f0 )/60000.0"/><draw:equation draw:name="f47" draw:formula="(?f4 )/60000.0"/><draw:equation draw:name="f48" draw:formula="(?f0 )/60000.0"/><draw:equation draw:name="f49" draw:formula="(?f4 )/60000.0"/><draw:handle draw:handle-position="?f16 ?f18"/><draw:handle draw:handle-position="?f19 ?f20"/></draw:enhanced-geometry></draw:custom-shape></draw:g><draw:g draw:style-name="gr16"><draw:custom-shape draw:style-name="gr25" draw:text-style-name="P55" svg:width="0.0012in" svg:height="0.9724in" draw:transform="rotate (1.5707963267949) translate (1.86666666666667in 1.32391185476815in)"><text:p/><draw:enhanced-geometry draw:mirror-horizontal="false" draw:mirror-vertical="true" svg:viewBox="0 0 21600 21600" draw:type="mso-spt32" draw:enhanced-path="M 0 0 L 21600 21600 N"/></draw:custom-shape><draw:custom-shape draw:style-name="gr26" draw:text-style-name="P55" svg:width="0.8713in" svg:height="0.0012in" draw:transform="rotate (-1.5707963267949) translate (1.38055555555556in 0.0458333333333333in)"><text:p/><draw:enhanced-geometry draw:mirror-horizontal="false" draw:mirror-vertical="true" svg:viewBox="0 0 21600 21600" draw:type="mso-spt32" draw:enhanced-path="M 0 0 L 21600 21600 N"/></draw:custom-shape><draw:custom-shape draw:name="Shape 160" draw:style-name="gr27" draw:text-style-name="P55" svg:width="0.8713in" svg:height="0.9724in" draw:transform="rotate (1.5707963267949) translate (1.38055555555556in 1.32569444444444in)"><text:p text:style-name="P59"/><draw:enhanced-geometry draw:mirror-horizontal="false" draw:mirror-vertical="true" draw:text-areas="?f36 ?f42 ?f24 ?f30" svg:viewBox="0 0 0 0" draw:type="ooxml-arc" draw:modifiers="16200000 154223" draw:enhanced-path="M ?f16 ?f18 L ?f15 ?f17 Z S N M ?f16 ?f18 F N" drawooo:enhanced-path="M ?f16 ?f18 G ?f5 ?f7 ?f46 ?f47 L ?f15 ?f17 Z S N M ?f16 ?f18 G ?f5 ?f7 ?f48 ?f49 F N"><draw:equation draw:name="f0" draw:formula="if(0-$0 ,0,if(21599999-$0 ,$0 ,21599999))"/><draw:equation draw:name="f1" draw:formula="if(0-$1 ,0,if(21599999-$1 ,$1 ,21599999))"/><draw:equation draw:name="f2" draw:formula="?f1 +0-?f0 "/><draw:equation draw:name="f3" draw:formula="?f2 +21600000-0"/><draw:equation draw:name="f4" draw:formula="if(?f2 ,?f2 ,?f3 )"/><draw:equation draw:name="f5" draw:formula="logwidth/2"/><draw:equation draw:name="f6" draw:formula="?f5 *sin(pi*(?f0 )/10800000)"/><draw:equation draw:name="f7" draw:formula="logheight/2"/><draw:equation draw:name="f8" draw:formula="?f7 *cos(pi*(?f0 )/10800000)"/><draw:equation draw:name="f9" draw:formula="?f5 *(cos(atan2(?f6 ,?f8 )))"/><draw:equation draw:name="f10" draw:formula="?f7 *(sin(atan2(?f6 ,?f8 )))"/><draw:equation draw:name="f11" draw:formula="?f5 *sin(pi*(?f1 )/10800000)"/><draw:equation draw:name="f12" draw:formula="?f7 *cos(pi*(?f1 )/10800000)"/><draw:equation draw:name="f13" draw:formula="?f5 *(cos(atan2(?f11 ,?f12 )))"/><draw:equation draw:name="f14" draw:formula="?f7 *(sin(atan2(?f11 ,?f12 )))"/><draw:equation draw:name="f15" draw:formula="logwidth/2"/><draw:equation draw:name="f16" draw:formula="?f15 +?f9 -0"/><draw:equation draw:name="f17" draw:formula="logheight/2"/><draw:equation draw:name="f18" draw:formula="?f17 +?f10 -0"/><draw:equation draw:name="f19" draw:formula="?f15 +?f13 -0"/><draw:equation draw:name="f20" draw:formula="?f17 +?f14 -0"/><draw:equation draw:name="f21" draw:formula="21600000+0-?f0 "/><draw:equation draw:name="f22" draw:formula="?f4 +0-?f21 "/><draw:equation draw:name="f23" draw:formula="max(?f16 ,?f19 )"/><draw:equation draw:name="f24" draw:formula="if(?f22 ,logwidth,?f23 )"/><draw:equation draw:name="f25" draw:formula="5400000+0-?f0 "/><draw:equation draw:name="f26" draw:formula="27000000+0-?f0 "/><draw:equation draw:name="f27" draw:formula="if(?f25 ,?f25 ,?f26 )"/><draw:equation draw:name="f28" draw:formula="?f4 +0-?f27 "/><draw:equation draw:name="f29" draw:formula="max(?f18 ,?f20 )"/><draw:equation draw:name="f30" draw:formula="if(?f28 ,logheight,?f29 )"/><draw:equation draw:name="f31" draw:formula="10800000+0-?f0 "/><draw:equation draw:name="f32" draw:formula="32400000+0-?f0 "/><draw:equation draw:name="f33" draw:formula="if(?f31 ,?f31 ,?f32 )"/><draw:equation draw:name="f34" draw:formula="?f4 +0-?f33 "/><draw:equation draw:name="f35" draw:formula="min(?f16 ,?f19 )"/><draw:equation draw:name="f36" draw:formula="if(?f34 ,0,?f35 )"/><draw:equation draw:name="f37" draw:formula="16200000+0-?f0 "/><draw:equation draw:name="f38" draw:formula="37800000+0-?f0 "/><draw:equation draw:name="f39" draw:formula="if(?f37 ,?f37 ,?f38 )"/><draw:equation draw:name="f40" draw:formula="?f4 +0-?f39 "/><draw:equation draw:name="f41" draw:formula="min(?f18 ,?f20 )"/><draw:equation draw:name="f42" draw:formula="if(?f40 ,0,?f41 )"/><draw:equation draw:name="f43" draw:formula="?f0 +0-5400000"/><draw:equation draw:name="f44" draw:formula="?f1 +5400000-0"/><draw:equation draw:name="f45" draw:formula="(?f43 +?f44 )/2"/><draw:equation draw:name="f46" draw:formula="(?f0 )/60000.0"/><draw:equation draw:name="f47" draw:formula="(?f4 )/60000.0"/><draw:equation draw:name="f48" draw:formula="(?f0 )/60000.0"/><draw:equation draw:name="f49" draw:formula="(?f4 )/60000.0"/><draw:handle draw:handle-position="?f16 ?f18"/><draw:handle draw:handle-position="?f19 ?f20"/></draw:enhanced-geometry></draw:custom-shape></draw:g><draw:custom-shape draw:name="Shape 161" draw:style-name="gr28" draw:text-style-name="P57" svg:width="0.9169in" svg:height="0.4012in" svg:x="0.9575in" svg:y="1.1028in"><text:p text:style-name="P56"><text:span text:style-name="T11">Disordin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2" draw:style-name="gr29" draw:text-style-name="P60" svg:width="1.4303in" svg:height="0.9941in" svg:x="0.0209in" svg:y="0.161in"><text:p text:style-name="P59"><text:span text:style-name="T11">Complesso</text:span></text:p><text:p text:style-name="P59"><text:span text:style-name="T12">Il rapporto causa/effetto può essere scoperto retrospettivamen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3" draw:style-name="gr29" draw:text-style-name="P60" svg:width="1.4303in" svg:height="0.9941in" svg:x="1.4972in" svg:y="0.0311in"><text:p text:style-name="P59"><text:span text:style-name="T11">Complicato</text:span></text:p><text:p text:style-name="P59"><text:span text:style-name="T12">Relazione causa/effetto non ovvi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4" draw:style-name="gr30" draw:text-style-name="P60" svg:width="1.0988in" svg:height="0.9949in" svg:x="0.0209in" svg:y="1.5291in"><text:p text:style-name="P59"><text:span text:style-name="T11">Caotico</text:span></text:p><text:p text:style-name="P59"><text:span text:style-name="T12">Non esiste relazione causa/effett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5" draw:style-name="gr31" draw:text-style-name="P60" svg:width="1.4303in" svg:height="0.9949in" svg:x="1.4972in" svg:y="1.5291in"><text:p text:style-name="P59"><text:span text:style-name="T11">Ovvio</text:span></text:p><text:p text:style-name="P59"><text:span text:style-name="T12">La relazione causa/effetto è ben chiar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7">L’</text:span><text:span text:style-name="T5">organizzazione dell’informazione</text:span><text:span text:style-name="T7"> può essere fatta attraverso alfabeti, mappe, con una struttura lineare o continua, numerica, per categorie o random (senza organizzazione).</text:span></text:p>
      <text:p text:style-name="P2"/>
      <text:p text:style-name="Standard"><text:span text:style-name="T7">L’</text:span><text:span text:style-name="T4">eccellenza grafica</text:span><text:span text:style-name="T7"> prevede la possibilità di comunicare idee complesse in modo chiaro, accurato ed efficiente (ad esempio dati statistici).</text:span></text:p>
      <text:p text:style-name="Standard"><text:span text:style-name="T7"><text:tab/></text:span></text:p>
      <text:p text:style-name="P2"/>
      <text:p text:style-name="P5"/>
      <text:p text:style-name="Standard"><text:span text:style-name="T6">Architettura dell’informazione</text:span></text:p>
      <text:list xml:id="list2006614871" text:style-name="WWNum29">
        <text:list-item>
          <text:p text:style-name="P34"><text:span text:style-name="T4">Strutturare</text:span><text:span text:style-name="T7">: determinare il livello di granularità (dettagli) dei dati e decidere come sono collegati tra loro.</text:span></text:p>
        </text:list-item>
        <text:list-item>
          <text:p text:style-name="P34"><text:span text:style-name="T4">Classificare</text:span><text:span text:style-name="T7">: definire le categorie ed i collegamenti tra queste.</text:span></text:p>
        </text:list-item>
        <text:list-item>
          <text:p text:style-name="P34"><text:span text:style-name="T4">Organizzare</text:span><text:span text:style-name="T7">: raggruppare componenti di informazioni in categorie specifiche e distinte.</text:span></text:p>
        </text:list-item>
        <text:list-item>
          <text:p text:style-name="P34"><text:span text:style-name="T4">Trovabilità</text:span><text:span text:style-name="T7">: capacità di una risorsa di essere localizzabile o fruibile (web).</text:span></text:p>
        </text:list-item>
        <text:list-item>
          <text:p text:style-name="P34"><text:span text:style-name="T4">Gestibilità</text:span><text:span text:style-name="T7">: bilanciamento tra i bisogni dell’utente e business goals.</text:span></text:p>
        </text:list-item>
        <text:list-item>
          <text:p text:style-name="P34"><text:span text:style-name="T4">Serendipity</text:span><text:span text:style-name="T7">: risultati utili, piacevoli, positivi a cui si arriva per caso e senza aver pianificato, mentre stiamo facendo o cercando altro.</text:span></text:p>
        </text:list-item>
      </text:list>
      <text:p text:style-name="P2"/>
      <text:p text:style-name="Standard"><text:span text:style-name="T6">Ecologia dell’informazione</text:span></text:p>
      <text:p text:style-name="Standard"><text:span text:style-name="T7">Vi è una stretta relazione tra contesto, contenuto ed utenti.</text:span></text:p>
      <text:p text:style-name="P2"><text:soft-page-break/></text:p>
      <text:p text:style-name="Standard"><text:span text:style-name="T4">Contesto</text:span><text:span text:style-name="T7">: il vocabolario e la struttura di un sito sono condizionati dai fattori contestuali come lo scopo del progetto, le specifiche, la cultura, la mission, …</text:span></text:p>
      <text:p text:style-name="P2"/>
      <text:p text:style-name="Standard"><text:span text:style-name="T4">Contenuto</text:span><text:span text:style-name="T7">: il contenuto è influenzato dal controllo (centralizzato o distribuito), dal formato (testuale, audio), dalla struttura (completa o in crescita), dal volume (numero documenti) e dalla dinamicità (soggetto a cambiamenti).</text:span></text:p>
      <text:p text:style-name="P2"/>
      <text:p text:style-name="Standard"><text:span text:style-name="T4">Utenti</text:span><text:span text:style-name="T7">: le differenze nelle preferenze e nei comportamenti degli utenti nel mondo reale si riflettono in differenti ricerche e necessità di informazione.</text:span></text:p>
      <text:p text:style-name="P2"/>
      <text:p text:style-name="Standard"><text:span text:style-name="T6">Approccio Top-Down e Bottom-Up</text:span></text:p>
      <text:p text:style-name="Standard"><text:span text:style-name="T4">Top-Down</text:span><text:span text:style-name="T7">: viene formulata una struttura generale del sistema senza entrare nel dettaglio delle sue parti. Ogni parte viene poi progressivamente raffinata. Si parte dai goals e da questi si arriva alla strategia più appropriata per raggiungerli.</text:span></text:p>
      <text:p text:style-name="Standard"><text:span text:style-name="T4">Bottom-Up</text:span><text:span text:style-name="T7">: le singole parti del sistema vengono caratterizzate in dettaglio, sono poi unite insieme per formare componenti più grandi, che vengono poi interconnessi in un sistema completo.</text:span></text:p>
      <text:p text:style-name="P2"/>
      <text:p text:style-name="Standard"><text:span text:style-name="T6">Componenti dell’’Information Architecture</text:span></text:p>
      <text:p text:style-name="Standard"><text:span text:style-name="T7">- </text:span><text:span text:style-name="T5">Organizzazione</text:span><text:span text:style-name="T7">: per argomento, cronologica, … </text:span></text:p>
      <text:p text:style-name="Standard"><text:span text:style-name="T7">- </text:span><text:span text:style-name="T5">Labeling</text:span><text:span text:style-name="T7">: per la rappresentazione delle informazioni.</text:span></text:p>
      <text:p text:style-name="Standard"><text:span text:style-name="T7">- Navigazione: nella pagina e nel contenuto.</text:span></text:p>
      <text:p text:style-name="Standard"><text:span text:style-name="T7">- </text:span><text:span text:style-name="T5">Ricerca</text:span><text:span text:style-name="T7">: query vs navigazione.</text:span></text:p>
      <text:p text:style-name="P2"/>
      <text:p text:style-name="Standard"><text:span text:style-name="T6">Strutture visibili</text:span></text:p>
      <text:list xml:id="list4050978414" text:style-name="WWNum4">
        <text:list-item>
          <text:p text:style-name="P35"><text:span text:style-name="T8">Aiuti di navigazione</text:span><text:span text:style-name="T7">: componenti per trovare le informazioni attraverso la navigazione piuttosto che con le query. Incoraggiare l’esplorazione dei contenuti (serendipity).</text:span></text:p>
        </text:list-item>
        <text:list-item>
          <text:p text:style-name="P35"><text:span text:style-name="T8">Aiuti di ricerca</text:span><text:span text:style-name="T7">: permettono all’utente di interrogare ed ottenere un set di risultati. Vanno gestiti problemi come query incorrette, assenza o eccesso di risultati, …</text:span></text:p>
        </text:list-item>
        <text:list-item>
          <text:p text:style-name="P35"><text:span text:style-name="T8">Contenuto e tasks</text:span><text:span text:style-name="T7">: sono il punto d’arrivo per l’utente, cosa esegue effettivamente.</text:span></text:p>
        </text:list-item>
        <text:list-item>
          <text:p text:style-name="P35"><text:soft-page-break/><text:span text:style-name="T8">Componenti invisibili</text:span><text:span text:style-name="T7">: strutture di informazioni che non sono user-friendly ma possono essere utili ad altri componenti (algoritmi, dizionari, …).</text:span></text:p>
        </text:list-item>
      </text:list>
      <text:p text:style-name="P2"/>
      <text:p text:style-name="Standard"><text:span text:style-name="T6">Processo di design dell’architettura</text:span></text:p>
      <text:p text:style-name="Standard"><text:span text:style-name="T7">I requisiti dipendono dal management, dall’analisi degli utenti, dal contenuto e dai metadati.</text:span></text:p>
      <text:p text:style-name="Standard"><text:span text:style-name="T7">Il </text:span><text:span text:style-name="T4">design</text:span><text:span text:style-name="T7"> prevede blueprints, wireframes, il riordinamento di card per categorie (tecnica di categorizzazione delle task da parte di utenti/clienti). La </text:span><text:span text:style-name="T4">struttura </text:span><text:span text:style-name="T7">può essere piatta per siti semplici, o gerarchica per quelli più complessi.</text:span></text:p>
      <text:p text:style-name="P2"/>
      <text:p text:style-name="Standard"><text:span text:style-name="T2">Valutazione interna - Ispezione</text:span></text:p>
      <text:p text:style-name="Standard"><text:span text:style-name="T7">L’ispezione avviene internamente al team di sviluppo, mentre il prodotto viene sviluppato. Questo risulta essere uno strumento molto economico ed inaccurato per la valutazione dell’usabilità di un sistema. Si hanno 3 attività rilevanti: la guida cognitiva, l’analisi delle azioni e l’analisi euristica.</text:span></text:p>
      <text:p text:style-name="P2"/>
      <text:p text:style-name="Standard"><text:span text:style-name="T6">Cognitive Walkthrough</text:span></text:p>
      <text:p text:style-name="Standard"><text:span text:style-name="T4">Guida cognitiva</text:span><text:span text:style-name="T7"> è un’esecuzione immaginaria passo passo di una task e la valutazione empirica del gradimento (si immaginano pensieri ed azioni).</text:span></text:p>
      <text:p text:style-name="Standard"><text:span text:style-name="T7">Si seleziona una task con una certa interfaccia e si racconta una storia credibile riguardo ogni azione che l’utente deve eseguire per completare la task. Se non si riesce a raccontare c’è un problema di plausibilità dell’interfaccia. Gli aspetti fondamentali da rispettare sono:</text:span></text:p>
      <text:p text:style-name="Standard"><text:span text:style-name="T7">- Prototipo dell’interfaccia</text:span></text:p>
      <text:p text:style-name="Standard"><text:span text:style-name="T7">- Descrizione di una task</text:span></text:p>
      <text:p text:style-name="Standard"><text:span text:style-name="T7">- Lista completa delle azioni per completare la task</text:span></text:p>
      <text:p text:style-name="Standard"><text:span text:style-name="T7">- Chiara descrizione dell’utente e delle sue abilità ed aspettative</text:span></text:p>
      <text:p text:style-name="P2"/>
      <text:p text:style-name="Standard"><text:span text:style-name="T7">Non si deve valutare l’interfaccia ma la credibilità della storia che usa l’interfaccia, ciò potrebbe portare a revisionare sia la storia che l’interfaccia.</text:span></text:p>
      <text:p text:style-name="P2"/>
      <text:p text:style-name="Standard"><text:span text:style-name="T6">Analisi delle azioni</text:span></text:p>
      <text:p text:style-name="Standard"><text:span text:style-name="T7">È un processo di valutazione che </text:span><text:span text:style-name="T5">esamina</text:span><text:span text:style-name="T7"> la sequenza di azioni da fare per completare una task. Può essere di due tipi:</text:span></text:p>
      <text:list xml:id="list4016619992" text:style-name="WWNum27">
        <text:list-item>
          <text:p text:style-name="P36"><text:soft-page-break/><text:span text:style-name="T4">Analisi formale</text:span><text:span text:style-name="T7">: fa accurate predizioni del tempo speso da un utente nell’eseguire una task, si sitime il tempo di ogni singolo step e vengono sommati. Questa analisi è complicata e lunga, ha lo scopo di predire la performance. Il modello più diffuso per l’analisi di azioni è GOMS:</text:span></text:p>
          <text:list>
            <text:list-item>
              <text:p text:style-name="P52"><text:span text:style-name="T8">Goal</text:span><text:span text:style-name="T7">: qualcosa che l’utente vuole ottenere, ha una struttura gerarchica con goals e sub-goals.</text:span></text:p>
            </text:list-item>
            <text:list-item>
              <text:p text:style-name="P52"><text:span text:style-name="T8">Operatori</text:span><text:span text:style-name="T7">: il più basso livello di analisi, azioni associate a precise tempistiche.</text:span></text:p>
            </text:list-item>
            <text:list-item>
              <text:p text:style-name="P52"><text:span text:style-name="T8">Metodi</text:span><text:span text:style-name="T7">: passi per raggiungere il goal, si assume una sequenza conosciuta ed abituale. </text:span></text:p>
            </text:list-item>
            <text:list-item>
              <text:p text:style-name="P52"><text:span text:style-name="T8">Regole di selezione</text:span><text:span text:style-name="T7">: rami delle gerarchie. </text:span></text:p>
            </text:list-item>
          </text:list>
        </text:list-item>
      </text:list>
      <text:p text:style-name="P40"><text:span text:style-name="T7"><text:s text:c="6"/>L’output è il tempo di esecuzione, verificando che i goal frequenti siano raggiunti </text:span></text:p>
      <text:p text:style-name="P40"><text:span text:style-name="T7"><text:s text:c="6"/>in fretta.</text:span></text:p>
      <text:list xml:id="list35405167313486" text:continue-numbering="true" text:style-name="WWNum27">
        <text:list-item>
          <text:p text:style-name="P36"><text:span text:style-name="T4">Analisi informale</text:span><text:span text:style-name="T7">: ignora i micro-dettagli, valutando le azioni globalmente (es. scegli l’opzione X dal menu Y). Lo scopo è quello di determinare gli step con peso maggiore e dopo individuare fonti di complessità / perdita di tempo / disorientamento. È più robusta e meno soggetta ad inesattezze. In sostanza verifica che l’esecuzione di una task non richieda uguale tempo al farla a mano, decide se l’aggiunta di una feature complica il resto dell’interfaccia, e decide se aggiungere più modi per portare a termine una task.</text:span></text:p>
        </text:list-item>
      </text:list>
      <text:p text:style-name="P2"/>
      <text:p text:style-name="Standard"><text:span text:style-name="T6">Analisi euristica</text:span></text:p>
      <text:p text:style-name="Standard"><text:span text:style-name="T7">Usata per verificare l’aderenza del sistema alle linee guida identificate per il progetto e giustificare le deviazioni. Serve anche a valutare l’usabilità di un sistema indipendentemente dalle task per cui è stato progettato (domain-independent), vi è una comparazione dell’applicazione con principi generali, universalmente conosciuti.</text:span></text:p>
      <text:p text:style-name="P2"/>
      <text:p text:style-name="Standard"><text:span text:style-name="T7">Si utilizzano linee guida, possono essere rispettate tre fonti per le guidelines:</text:span></text:p>
      <text:p text:style-name="Standard"><text:span text:style-name="T7">- 10 di Nielsen e Molich</text:span></text:p>
      <text:p text:style-name="Standard"><text:span text:style-name="T7">- 20 di Weinschenk e Barker</text:span></text:p>
      <text:p text:style-name="Standard"><text:span text:style-name="T7">- 9 capitoli di Userfocus</text:span></text:p>
      <text:p text:style-name="P2"/>
      <text:p text:style-name="Standard"><text:span text:style-name="T2">Valutazione esterna - Testing</text:span></text:p>
      <text:p text:style-name="Standard"><text:span text:style-name="T7">Questa valutazione è esterna al team, si ha la partecipazione di potenziali utenti, che forniscono considerazioni realistiche, credibili e dimostrabili sul sistema. Per effettuare questa fase si hanno 2 modi: tramite </text:span><text:span text:style-name="T5">statistiche</text:span><text:span text:style-name="T7"> (si hanno molti individui ed un team specializzato che analizzi), tramite il </text:span><text:span text:style-name="T5">senso comune</text:span><text:span text:style-name="T7"> (si hanno pochi individui e nessun team specializzato).</text:span></text:p>
      <text:p text:style-name="P2"/>
      <text:p text:style-name="Standard"><text:span text:style-name="T6">Full Usability Testing (Deluxe)</text:span></text:p>
      <text:p text:style-name="Standard"><text:soft-page-break/><text:span text:style-name="T7">Di seguito le caratteristiche principali di questo modello:</text:span></text:p>
      <text:p text:style-name="Standard"><text:span text:style-name="T7">- </text:span><text:span text:style-name="T5">Formalizzato</text:span><text:span text:style-name="T7">: protocolli, ruoli, …</text:span></text:p>
      <text:p text:style-name="Standard"><text:span text:style-name="T7">- </text:span><text:span text:style-name="T5">Quantitativo</text:span><text:span text:style-name="T7">: valutazioni obiettivi e giustificato statisticamente.</text:span></text:p>
      <text:p text:style-name="Standard"><text:span text:style-name="T7">- </text:span><text:span text:style-name="T5">Parallelo</text:span><text:span text:style-name="T7">: tanti utenti insieme, si dà solidità al risultato.</text:span></text:p>
      <text:p text:style-name="Standard"><text:span text:style-name="T7">- </text:span><text:span text:style-name="T5">Costoso</text:span><text:span text:style-name="T7">: sviluppo sospeso.</text:span></text:p>
      <text:p text:style-name="Standard"><text:span text:style-name="T7">- Utile </text:span><text:span text:style-name="T5">usato alla fine</text:span><text:span text:style-name="T7">, come test sommativo.</text:span></text:p>
      <text:p text:style-name="P2"/>
      <text:p text:style-name="Standard"><text:span text:style-name="T6">Discount Usability Testing (Guerrilla)</text:span></text:p>
      <text:p text:style-name="Standard"><text:span text:style-name="T7">- </text:span><text:span text:style-name="T5">Informale</text:span><text:span text:style-name="T7">: chat in una stanza.</text:span></text:p>
      <text:p text:style-name="Standard"><text:span text:style-name="T7">- </text:span><text:span text:style-name="T5">Intuitivo</text:span><text:span text:style-name="T7">: si hanno risultati indicativi.</text:span></text:p>
      <text:p text:style-name="Standard"><text:span text:style-name="T7">- </text:span><text:span text:style-name="T5">Sequenziale</text:span><text:span text:style-name="T7">: ogni test è valutato e risolto prima del successivo.</text:span></text:p>
      <text:p text:style-name="Standard"><text:span text:style-name="T7">- </text:span><text:span text:style-name="T5">Economico</text:span><text:span text:style-name="T7">: pochi utenti, nessun team, nessuna sospensione dello sviluppo.</text:span></text:p>
      <text:p text:style-name="Standard"><text:span text:style-name="T7">- Utile </text:span><text:span text:style-name="T5">usato come test formativo</text:span><text:span text:style-name="T7">, identifica i problemi da risolvere in fretta.</text:span></text:p>
      <text:p text:style-name="P2"/>
      <text:p text:style-name="Standard"><text:span text:style-name="T7">Per progetti a basso budget (come siti web) si sceglie il Discount UT, utilizzando scenari, pensare ad alta voce e valutazioni euristiche.</text:span></text:p>
      <text:p text:style-name="Standard"><text:span text:style-name="T7">Gli </text:span><text:span text:style-name="T4">scenari</text:span><text:span text:style-name="T7"> sono prototipi su cui si basa il test (meno costoso). Questi prototipi possono essere </text:span><text:span text:style-name="T8">verticali</text:span><text:span text:style-name="T7">, ovvero implementano in modo completo una sola funzionalità (tra tutte le features); od </text:span><text:span text:style-name="T8">orizzontali</text:span><text:span text:style-name="T7">, ovvero implementano una piccola parte di ogni feature.</text:span></text:p>
      <text:p text:style-name="Standard"><text:span text:style-name="T7">Gli </text:span><text:span text:style-name="T4">errori</text:span><text:span text:style-name="T7"> vengono organizzati per gravità, dividendoli in: </text:span><text:span text:style-name="T8">catastrofici</text:span><text:span text:style-name="T7">, non viene completata l’attività; </text:span><text:span text:style-name="T8">seri</text:span><text:span text:style-name="T7">, l’attività è terminata con rallentamenti o la qualità dell’output è compromessa; </text:span><text:span text:style-name="T8">cosmetici</text:span><text:span text:style-name="T7">, l’utente nota dei rallentamenti nelle performance.</text:span></text:p>
      <text:p text:style-name="P2"/>
      <text:p text:style-name="Standard"><text:span text:style-name="T7">Il problema è che il Deluxe UT non identifica la gravità di un problema, molti troveranno gli stessi errori catastrofici, pochi troveranno i seri e dopo molte iterazioni verranno trovati anche i cosmetici.</text:span></text:p>
      <text:p text:style-name="Standard"><text:span text:style-name="T7">Il Discount UT invece, è sequenziale, quindi permette di accelerare il processo di identificazione degli errori perché il primo partecipante trova molti errori catastrofici che vengono risolti, il secondo avrà a che fare con un prodotto migliorato e troverà i rimanenti catastrofici e alcuni seri, e così via.</text:span></text:p>
      <text:p text:style-name="P2"/>
      <text:p text:style-name="Standard"><text:soft-page-break/><text:span text:style-name="T6">Classificazione errori</text:span></text:p>
      <text:p text:style-name="Standard"><text:span text:style-name="T7">La gravità di un errore dipende da: </text:span><text:span text:style-name="T5">frequenza</text:span><text:span text:style-name="T7"> (quanti utenti lo riscontrano), </text:span><text:span text:style-name="T5">impatto</text:span><text:span text:style-name="T7"> sulla task, </text:span><text:span text:style-name="T5">persistenza</text:span><text:span text:style-name="T7"> (quante task influenza). Per l’impatto si può trattare di errore cosmetico, minore, maggiore, catastrofico o d’implementazione.</text:span></text:p>
      <text:p text:style-name="P2"/>
      <text:p text:style-name="Standard"><text:span text:style-name="T7">La </text:span><text:span text:style-name="T4">curva d’urgenza</text:span><text:span text:style-name="T7"> non è altro che un grafico che mostra l’impatto vs. la frequenza di un errore. Viene decisa una “soglia” d’urgenza sopra la quale l’errore va risolto immediatamente, sotto viene risolto alla prossima release.</text:span></text:p>
      <text:p text:style-name="P2"/>
      <text:p text:style-name="Standard"><text:span text:style-name="T6">Fasi di un test</text:span></text:p>
      <text:p text:style-name="Standard"><text:span text:style-name="T7">Le fasi di un test sono indicativamente le seguenti:</text:span></text:p>
      <text:list xml:id="list1250861151" text:style-name="WWNum14">
        <text:list-item>
          <text:p text:style-name="P37"><text:span text:style-name="T8">Design</text:span><text:span text:style-name="T7">: che può essere di tipo formativo o sommativo, può avere portata globale, verticale od orizzontale, la logistica può comprendere assistenti, partecipanti.</text:span></text:p>
        </text:list-item>
        <text:list-item>
          <text:p text:style-name="P37"><text:span text:style-name="T8">Pilot</text:span><text:span text:style-name="T7">: un test da svolgere fuori quota (senza statistiche), per verificare che tutto funzioni.</text:span></text:p>
        </text:list-item>
        <text:list-item>
          <text:p text:style-name="P37"><text:span text:style-name="T8">Utenti</text:span><text:span text:style-name="T7">: vanno scelti utenti simili al target tenendo conto di problemi etici, privacy e stress.</text:span></text:p>
        </text:list-item>
        <text:list-item>
          <text:p text:style-name="P37"><text:span text:style-name="T8">Sistema</text:span><text:span text:style-name="T7">: il sistema su cui fare i test può consistere in: disegni su carta, mock-up su PC, Wizard of Oz (niente funzioni core, le parte non realizzate sono portate avanti da un essere umano), prototipi, sistemi funzionanti.</text:span></text:p>
        </text:list-item>
        <text:list-item>
          <text:p text:style-name="P37"><text:span text:style-name="T8">Dati</text:span><text:span text:style-name="T7">: i dati di un test possono essere </text:span><text:span text:style-name="T5">di processo</text:span><text:span text:style-name="T7">, osservazioni su cosa fanno i partecipanti e perché durante il test, si da una valutazione qualitativa; o </text:span><text:span text:style-name="T5">bottom-line</text:span><text:span text:style-name="T7">, si misura il tempo per ogni task, il grado di successo e il numero di errori, si dà una valutazione quantitativa.</text:span></text:p>
        </text:list-item>
        <text:list-item>
          <text:p text:style-name="P37"><text:span text:style-name="T8">Scopo</text:span><text:span text:style-name="T7">: lo scopo della valutazione di un test può essere o </text:span><text:span text:style-name="T5">formativo</text:span><text:span text:style-name="T7">, per suggerire modifiche e migliorie, o </text:span><text:span text:style-name="T5">sommativo</text:span><text:span text:style-name="T7">, per valutare l’aderenza di un prodotto alle metriche di design adottate ed alle aspettative. </text:span></text:p>
        </text:list-item>
      </text:list>
      <text:p text:style-name="P2"/>
      <text:p text:style-name="Standard"><text:span text:style-name="T6">Metriche di usabilità</text:span></text:p>
      <text:p text:style-name="Standard"><text:span text:style-name="T7">Le metriche possono essere di due tipi:</text:span></text:p>
      <text:list xml:id="list1647361184" text:style-name="WWNum10">
        <text:list-item>
          <text:p text:style-name="P38"><text:span text:style-name="T4">Quantitative</text:span></text:p>
          <text:list>
            <text:list-item>
              <text:p text:style-name="P53"><text:span text:style-name="T5">Successo</text:span><text:span text:style-name="T7">: il completamento o meno di una task (si può misurare anche in percentuale).</text:span></text:p>
            </text:list-item>
            <text:list-item>
              <text:p text:style-name="P53"><text:span text:style-name="T5">Tempo</text:span><text:span text:style-name="T7">: il tempo dall’inizio alla fine dell’esecuzione (si fissa una soglia accettabile).</text:span></text:p>
            </text:list-item>
            <text:list-item>
              <text:p text:style-name="P53"><text:span text:style-name="T5">Errori</text:span><text:span text:style-name="T7">: se ne calcola il numero.</text:span></text:p>
            </text:list-item>
            <text:list-item>
              <text:p text:style-name="P53"><text:span text:style-name="T5">Efficienza</text:span><text:span text:style-name="T7">: la relazione tra percentuale di successo e tempo.</text:span></text:p>
            </text:list-item>
            <text:list-item>
              <text:p text:style-name="P53"><text:soft-page-break/><text:span text:style-name="T5">Apprendimento</text:span><text:span text:style-name="T7">: performance degli utenti alla prima esplorazione del sistema confrontate con quelle dopo un certo periodo di utilizzo.</text:span></text:p>
            </text:list-item>
          </text:list>
        </text:list-item>
        <text:list-item>
          <text:p text:style-name="P38"><text:span text:style-name="T4">Qualitative</text:span></text:p>
          <text:list>
            <text:list-item>
              <text:p text:style-name="P53"><text:span text:style-name="T5">Soddisfazione</text:span><text:span text:style-name="T7">: si misura la soddisfazione dell’utente tramite vari strumenti.</text:span></text:p>
            </text:list-item>
          </text:list>
        </text:list-item>
      </text:list>
      <text:p text:style-name="P2"/>
      <text:p text:style-name="Standard"><text:span text:style-name="T4">Metriche post </text:span><text:span text:style-name="T7">sessione di</text:span><text:span text:style-name="T4"> testing</text:span><text:span text:style-name="T7"> prevedono:</text:span></text:p>
      <text:p text:style-name="Standard"><text:span text:style-name="T7">- Si pone un </text:span><text:span text:style-name="T5">questionario </text:span><text:span text:style-name="T7">post scenario: 3 domande e likert scale (livello di accordo con la domanda posta).</text:span></text:p>
      <text:p text:style-name="Standard"><text:span text:style-name="T7">- Si misura l’usabilità del sistema: 10 frasi positive/negative e likert scale.</text:span></text:p>
      <text:p text:style-name="Standard"><text:span text:style-name="T7">- </text:span><text:span text:style-name="T5">Net promoter score</text:span><text:span text:style-name="T7">: si valuta la lealtà del cliente ad un brand, gli si chiede se lo consiglierebbe [(#promotori - #detrattori) / #partecipanti].</text:span></text:p>
      <text:p text:style-name="Standard"><text:span text:style-name="T7">- Valutazione con delle card da associare al design.</text:span></text:p>
      <text:p text:style-name="P2"/>
      <text:p text:style-name="Standard"><text:span text:style-name="T4">Metriche </text:span><text:span text:style-name="T7">su </text:span><text:span text:style-name="T4">siti web</text:span><text:span text:style-name="T7"> prevedono:</text:span></text:p>
      <text:p text:style-name="Standard"><text:span text:style-name="T7">- </text:span><text:span text:style-name="T5">Analytics</text:span><text:span text:style-name="T7"> che misurano i visitatori e le pagine visitate.</text:span></text:p>
      <text:p text:style-name="Standard"><text:span text:style-name="T7">- </text:span><text:span text:style-name="T5">Click-through rate</text:span><text:span text:style-name="T7"> che misura il rapporto tra il numero di visitatori a cui viene mostrato un bottone e quelli che cliccano.</text:span></text:p>
      <text:p text:style-name="Standard"><text:span text:style-name="T7">- Drop-off rate è il numero delle persone che iniziano una procedure diviso il numero di quelli che la finiscono.</text:span></text:p>
      <text:p text:style-name="Standard"><text:span text:style-name="T7">- </text:span><text:span text:style-name="T5">A/B test</text:span><text:span text:style-name="T7"> è la comparazione tra due possibili ipotesi dello stesso design, l’obiettivo è identificare i cambiamenti delle pagine web che incrementano il risultato interessato.</text:span></text:p>
      <text:p text:style-name="Standard"><text:span text:style-name="T7">- </text:span><text:span text:style-name="T5">Return on Investiment</text:span><text:span text:style-name="T7"> Data pone l’attenzione sui dati che aumentano il valore del prodotto per la compagnia (più elementi venduti, meno errori, meno costi, …).</text:span></text:p>
      <text:p text:style-name="P2"/>
      <text:p text:style-name="Standard"><text:span text:style-name="T4">Teoria fondata</text:span><text:span text:style-name="T7"> prevede la costruzione di una teoria quantitativa attraverso la raccolta sistematica e l’analisi di dati qualitativi. I ricercatori rivedono i dati ottenuti, identificano le idee e i concetti e li taggano con codici, i codici vengono poi raggruppati in concetti e successivamente in categorie (che formano le basi della nuova teoria).</text:span></text:p>
      <text:p text:style-name="P2"/>
      <text:p text:style-name="Standard"><text:span text:style-name="T2">CAO=S Design Approach</text:span></text:p>
      <text:p text:style-name="Standard"><text:span text:style-name="T7">Concetti, Attori, Operazioni generano Strutture.</text:span></text:p>
      <text:p text:style-name="Standard"><text:soft-page-break/><text:span text:style-name="T7">Questo modello è utilizzato per adottare un </text:span><text:span text:style-name="T4">approccio</text:span><text:span text:style-name="T7"> di design</text:span><text:span text:style-name="T4"> goal oriented</text:span><text:span text:style-name="T7"> in progetti con vincoli economici. QUando non c’è un budget per un’analisi sistematica dell’utente target o per coinvolgere un esperto di usabilità o gli utenti nel design.</text:span></text:p>
      <text:p text:style-name="Standard"><text:span text:style-name="T7">Studia il tipo di </text:span><text:span text:style-name="T5">informazioni</text:span><text:span text:style-name="T7"> (Concetti) che l’applicazione deve manipolare per conto dei tipi di </text:span><text:span text:style-name="T5">utenti</text:span><text:span text:style-name="T7"> (Attori) fornendo </text:span><text:span text:style-name="T5">comandi </text:span><text:span text:style-name="T7">(Operazioni). Una corretta analisi di queste permette di generare tre tipi di strutture, gestite dal modello:</text:span></text:p>
      <text:p text:style-name="Standard"><text:span text:style-name="T7">- Viste: per la presentazione, modelli di schermate view+comandi.</text:span></text:p>
      <text:p text:style-name="Standard"><text:span text:style-name="T7">- Strutture Dati: per il salvataggio persistente dei dati.</text:span></text:p>
      <text:p text:style-name="Standard"><text:span text:style-name="T7">- Navigazione: per i meccanismi di movimento.</text:span></text:p>
      <text:p text:style-name="P2"/>
      <text:p text:style-name="Standard"><text:span text:style-name="T7">Alcune </text:span><text:span text:style-name="T5">cause</text:span><text:span text:style-name="T7"> di </text:span><text:span text:style-name="T5">mancanza di usabilità</text:span><text:span text:style-name="T7"> sono la distanza (linguistica od operazionale) tra il modello espresso dal sistema e quello che si aspetta l’utente, eventuali complicazioni procedurali, come il numero eccessivo di operazioni, o l’incompletezza delle viste, quando non vengono mostrate informazioni utili.</text:span></text:p>
      <text:p text:style-name="P2"/>
      <text:p text:style-name="Standard"><text:span text:style-name="T6">Componenti di CAO=S</text:span></text:p>
      <text:list xml:id="list2609611550" text:style-name="WWNum9">
        <text:list-item>
          <text:p text:style-name="P39"><text:span text:style-name="T8">Concetti</text:span><text:span text:style-name="T7">: non sono le strutture dati manipolate dall’applicazione, ma il modo in cui l’utente percepisce e comprende l’informazione.</text:span></text:p>
        </text:list-item>
        <text:list-item>
          <text:p text:style-name="P39"><text:span text:style-name="T8">Attori</text:span><text:span text:style-name="T7">: differenziati non per le loro caratteristiche ma per il ruolo che hanno nell’applicazione, ed il sistema proporrà loro diverse interfacce.</text:span></text:p>
        </text:list-item>
        <text:list-item>
          <text:p text:style-name="P39"><text:span text:style-name="T8">Operazioni</text:span><text:span text:style-name="T7">: azioni disponibili sull’interfaccia corrispondenti a manipolazioni dei concetti.</text:span></text:p>
        </text:list-item>
        <text:list-item>
          <text:p text:style-name="P39"><text:span text:style-name="T8">Strutture</text:span><text:span text:style-name="T7">: modo in cui il designer implementa le idee di operazioni sui concetti dell’attore come widget dell’applicazione.</text:span></text:p>
        </text:list-item>
      </text:list>
      <text:p text:style-name="P41"/>
      <text:p text:style-name="P40"><text:span text:style-name="T6">Analisi dei requisiti</text:span></text:p>
      <text:p text:style-name="P40"><text:span text:style-name="T7">Vengono raccolti bisogni e desideri, analizzati come requisiti e rappresentati come specifiche. Lo scopo è determinare se i requisiti sono non chiari, incompleti, ambigui e da risolvere.</text:span></text:p>
      <text:p text:style-name="P41"/>
      <text:p text:style-name="P40"><text:span text:style-name="T7">Fondamentalmente vengono registrate le </text:span><text:span text:style-name="T5">differenze</text:span><text:span text:style-name="T7"> tra i concetti degli stakeholder e le strutture concettuali. poi si progettano </text:span><text:span text:style-name="T5">strutture</text:span><text:span text:style-name="T7"> percepibili dall’utente in modo che trasmettano i concetti. Infine si progettano le </text:span><text:span text:style-name="T5">operazioni</text:span><text:span text:style-name="T7"> come manipolazioni dei concetti degli attori e si mappano in funzione del sistema.</text:span></text:p>
      <text:p text:style-name="P41"/>
      <text:p text:style-name="P40"><text:span text:style-name="T6">C - Concetti</text:span></text:p>
      <text:p text:style-name="P40"><text:span text:style-name="T7">I concetti vengono spesso rappresentati tramite nomi ed aggettivi. L’interfaccia deve indicare operazioni sui concetti, non funzioni sulle strutture dati.</text:span></text:p>
      <text:p text:style-name="P40"><text:soft-page-break/><text:span text:style-name="T7">- Problemi di standardizzazione: le scelte lessicali degli attori diretti hanno sempre la priorità (es. abbreviazioni).</text:span></text:p>
      <text:p text:style-name="P40"><text:span text:style-name="T7">- Differenze lessicali: i termini accettati da tutti, anche se preferiti da nessuno.</text:span></text:p>
      <text:p text:style-name="P40"><text:span text:style-name="T7">- Differenze concettuali e polisemie.</text:span></text:p>
      <text:p text:style-name="P41"/>
      <text:p text:style-name="P40"><text:span text:style-name="T7">Ogni concetto deve avere almeno un attore che ne crea un’istanza, le azioni su un sito non sono concetti ma metafore dei concetti (es. carrello metafora di acquisto, forum metafora di scambio di messaggi).</text:span></text:p>
      <text:p text:style-name="P41"/>
      <text:p text:style-name="P40"><text:span text:style-name="T6">A - Attori</text:span></text:p>
      <text:p text:style-name="P40"><text:span text:style-name="T7">Gli attori possono essere:</text:span></text:p>
      <text:p text:style-name="P40"><text:span text:style-name="T7">- </text:span><text:span text:style-name="T4">Diretti</text:span><text:span text:style-name="T7">: quelli che useranno personalmente il sistema, organizzati per ruoli.</text:span></text:p>
      <text:p text:style-name="P40"><text:span text:style-name="T7">- </text:span><text:span text:style-name="T4">Indiretti</text:span><text:span text:style-name="T7">: quelli che possono esprimersi nelle caratteristiche del sistema ma non useranno l’interfaccia: tecnici, clienti, leggi, specifiche dell’architettura, librerie.</text:span></text:p>
      <text:p text:style-name="P41"/>
      <text:p text:style-name="P40"><text:span text:style-name="T8">Analisi utente</text:span><text:span text:style-name="T7">: si identificano 6 basic features con un chiaro impatto sull’implementazione e si caratterizza l’utente con quelle. Non ci si chiede “che livello di X ha l’utente?” ma “per che livello di X vale la pena progettare il sistema”. Si effettua un’analisi costi-benefici sul costo associato al livello di X nella progettazione.</text:span></text:p>
      <text:p text:style-name="P41"/>
      <text:p text:style-name="P40"><text:span text:style-name="T7">Per ogni feature si assegna un punteggio numerico e poi si mappa la valutazione dell’utente in uno strategy diagram:</text:span></text:p>
      <text:p text:style-name="P40"><draw:g text:anchor-type="paragraph" draw:z-index="0" draw:name="Image6" draw:style-name="gr1"><draw:custom-shape draw:name="Shape 130" draw:style-name="gr2" draw:text-style-name="P55" svg:width="1.5157in" svg:height="1.3071in" draw:transform="rotate (-1.5707963267949) translate (1.81111111111111in 0.765578521434821in)"><text:p text:style-name="P59"/><draw:enhanced-geometry draw:mirror-horizontal="false" draw:mirror-vertical="false" draw:text-areas="?f19 ?f20 ?f21 ?f22" svg:viewBox="0 0 0 0"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131" draw:style-name="gr3" draw:text-style-name="P55" svg:width="1.2976in" svg:height="1.1189in" draw:transform="rotate (-1.5707963267949) translate (1.71666666666667in 0.874606299212598in)"><text:p text:style-name="P59"/><draw:enhanced-geometry draw:mirror-horizontal="false" draw:mirror-vertical="false" draw:text-areas="?f19 ?f20 ?f21 ?f22" svg:viewBox="0 0 0 0"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132" draw:style-name="gr4" draw:text-style-name="P55" svg:width="1.0358in" svg:height="0.8941in" draw:transform="rotate (-1.5707963267949) translate (1.60456036745407in 1.00625in)"><text:p text:style-name="P59"/><draw:enhanced-geometry draw:mirror-horizontal="false" draw:mirror-vertical="false" draw:text-areas="?f19 ?f20 ?f21 ?f22" svg:viewBox="0 0 0 0"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133" draw:style-name="gr5" draw:text-style-name="P55" svg:width="0.787in" svg:height="0.6803in" draw:transform="rotate (-1.5707963267949) translate (1.49722222222222in 1.12986111111111in)"><text:p text:style-name="P59"/><draw:enhanced-geometry draw:mirror-horizontal="false" draw:mirror-vertical="false" draw:text-areas="?f19 ?f20 ?f21 ?f22" svg:viewBox="0 0 0 0"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134" draw:style-name="gr6" draw:text-style-name="P55" svg:width="0.5724in" svg:height="0.4953in" draw:transform="rotate (-1.5707963267949) translate (1.40486111111111in 1.23680555555556in)"><text:p text:style-name="P59"/><draw:enhanced-geometry draw:mirror-horizontal="false" draw:mirror-vertical="false" draw:text-areas="?f19 ?f20 ?f21 ?f22" svg:viewBox="0 0 0 0"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style-name="gr7" draw:text-style-name="P55" svg:width="0.0012in" svg:height="1.5157in" svg:x="1.1571in" svg:y="0.7657in"><text:p/><draw:enhanced-geometry draw:mirror-horizontal="false" draw:mirror-vertical="false" svg:viewBox="0 0 21600 21600" draw:type="mso-spt32" draw:enhanced-path="M 0 0 L 21600 21600 N"/></draw:custom-shape><draw:custom-shape draw:style-name="gr8" draw:text-style-name="P55" svg:width="1.3071in" svg:height="0.8579in" svg:x="0.5028in" svg:y="1.0945in"><text:p/><draw:enhanced-geometry draw:mirror-horizontal="false" draw:mirror-vertical="false" svg:viewBox="0 0 21600 21600" draw:type="mso-spt32" draw:enhanced-path="M 0 0 L 21600 21600 N"/></draw:custom-shape><draw:custom-shape draw:style-name="gr8" draw:text-style-name="P55" svg:width="1.3071in" svg:height="0.8579in" draw:transform="rotate (-3.14159265358979) translate (1.81111111111111in 1.95238407699038in)"><text:p/><draw:enhanced-geometry draw:mirror-horizontal="true" draw:mirror-vertical="false" svg:viewBox="0 0 21600 21600" draw:type="mso-spt32" draw:enhanced-path="M 0 0 L 21600 21600 N"/></draw:custom-shape><draw:custom-shape draw:name="Shape 138" draw:style-name="gr9" draw:text-style-name="P57" svg:width="0.6134in" svg:height="0.2717in" svg:x="0.85in" svg:y="0.452in"><text:p text:style-name="P56"><text:span text:style-name="T10">Comp. tecnich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9" draw:style-name="gr10" draw:text-style-name="P57" svg:width="0.6134in" svg:height="0.2724in" svg:x="1.811in" svg:y="0.8213in"><text:p text:style-name="P56"><text:span text:style-name="T10">Comp. di domini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0" draw:style-name="gr11" draw:text-style-name="P57" svg:width="0.7205in" svg:height="0.2724in" svg:x="1.811in" svg:y="1.9528in"><text:p text:style-name="P56"><text:span text:style-name="T10">Comp. linguistich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1" draw:style-name="gr12" draw:text-style-name="P57" svg:width="0.7205in" svg:height="0.2717in" svg:x="0.7965in" svg:y="2.2811in"><text:p text:style-name="P56"><text:span text:style-name="T10">Capacità fisich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2" draw:style-name="gr13" draw:text-style-name="P57" svg:width="0.7697in" svg:height="0.2724in" svg:x="-0.2673in" svg:y="1.9528in"><text:p text:style-name="P56"><text:span text:style-name="T10">Motivazion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3" draw:style-name="gr14" draw:text-style-name="P57" svg:width="0.9343in" svg:height="0.2724in" svg:x="-0.4319in" svg:y="0.8213in"><text:p text:style-name="P56"><text:span text:style-name="T10">Concentrazion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4" draw:style-name="gr15" draw:text-style-name="P58" svg:width="1.0039in" svg:height="0.9996in" svg:x="0.5972in" svg:y="0.8929in"><text:p/><draw:enhanced-geometry draw:mirror-horizontal="false" draw:mirror-vertical="false" drawooo:sub-view-size="46715 46332" draw:text-areas="0 0 ?f0 ?f1" svg:viewBox="0 0 0 0" draw:type="ooxml-non-primitive" draw:enhanced-path="M 26038 0 L 46715 15699 37143 36377 26421 42120 0 46332 11104 19528 Z N"><draw:equation draw:name="f0" draw:formula="logwidth"/><draw:equation draw:name="f1" draw:formula="logheight"/></draw:enhanced-geometry></draw:custom-shape></draw:g><text:span text:style-name="T7">Ogni attore ha un diagramma con un punteggio per ogni categoria.</text:span></text:p>
      <text:p text:style-name="P41"/>
      <text:p text:style-name="P40"><text:span text:style-name="T7">In generale quando un livello di skill è alto il sistema è più facile da progettare.</text:span></text:p>
      <text:p text:style-name="P41"/>
      <text:p text:style-name="P41"/>
      <text:p text:style-name="P41"/>
      <text:p text:style-name="P41"/>
      <text:p text:style-name="P41"><text:soft-page-break/></text:p>
      <text:p text:style-name="P40"><text:span text:style-name="T7">Uno </text:span><text:span text:style-name="T4">scenario</text:span><text:span text:style-name="T7"> è associato ad una </text:span><text:span text:style-name="T4">persona</text:span><text:span text:style-name="T7"> per evidenziarne le caratteristiche ed il comportamento. È importante non scegliere personaggi estremi o indefiniti, ma interessanti, peculiari, che siano difficili da gestire ma pienamente nel target.</text:span></text:p>
      <text:p text:style-name="P41"/>
      <text:p text:style-name="P40"><text:span text:style-name="T7">Ogni azione del diagramma è associata a differenti tipi di azioni per supportare l’utente (ed eventuali conseguenze in caso non siano rispettate):</text:span></text:p>
      <text:p text:style-name="P40"><text:span text:style-name="T7">- concentrazione + motivazione → catturami → abbandono</text:span></text:p>
      <text:p text:style-name="P40"><text:span text:style-name="T7">- capacità fisiche + competenze linguistiche → aiutami → slip</text:span></text:p>
      <text:p text:style-name="P40"><text:span text:style-name="T7">- competenze tecniche + competenze di dominio → spiega → mistake</text:span></text:p>
      <text:p text:style-name="P40"><text:span text:style-name="T7">- altro livello / centro →non preoccuparti → irritazione</text:span></text:p>
      <text:p text:style-name="P41"/>
      <text:p text:style-name="P40"><text:span text:style-name="T4">Verbosità dell’interfaccia</text:span><text:span text:style-name="T7">: in molti casi, la soluzione ad un basso valore in una basic feature è l’aggiunta di spiegazioni testuali. Se le competenze di computer sono basse avremo un’interfaccia densa, se sono nella media si possono usare spiegazioni attivate su richiesta.</text:span></text:p>
      <text:p text:style-name="P41"/>
      <text:p text:style-name="P40"><text:span text:style-name="T6">O - Operazioni</text:span></text:p>
      <text:p text:style-name="P40"><text:span text:style-name="T7">Le operazioni sono essenzialmente le CRUD: Creazione, Vista, Aggiornamento, Cancellazione. Possono essere: semplici, complesse, ripetute, comuni, rare, frequenti, sporadiche, dipendenti/indipendenti dal dominio.</text:span></text:p>
      <text:p text:style-name="P40"><text:span text:style-name="T8">Creazione</text:span><text:span text:style-name="T7">: generazione di una o più istanze del concetto allo stato iniziale. Specificando tipo, valori di default, persistenza, molteplicità, …</text:span></text:p>
      <text:p text:style-name="P40"><text:span text:style-name="T8">Vista</text:span><text:span text:style-name="T7">: visualizzare una o più istanze del concetto in modo comprensibile (full individual view / individual reduced view / multiple view (lista) ).</text:span></text:p>
      <text:p text:style-name="P40"><text:span text:style-name="T8">Aggiornamento</text:span><text:span text:style-name="T7">: modifica di una o più proprietà di una o più istanze. Può essere globale o specifico, multiplo o singolo.</text:span></text:p>
      <text:p text:style-name="P40"><text:span text:style-name="T8">Cancellazione</text:span><text:span text:style-name="T7">: eliminazione o archiviazione.</text:span></text:p>
      <text:p text:style-name="P41"/>
      <text:p text:style-name="P40"><text:span text:style-name="T6">S - Struttura</text:span></text:p>
      <text:p text:style-name="P40"><text:span text:style-name="T7">Creazione di un </text:span><text:span text:style-name="T8">diagramma</text:span><text:span text:style-name="T7"> su come A è in grado di effettuare O su 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draw:marker draw:name="msArrowEnd_20_5" draw:display-name="msArrowEnd 5" svg:viewBox="0 0 300 300" svg:d="M150 0l150 300h-300z"/>
    <draw:marker draw:name="msArrowStealthEnd_20_5" draw:display-name="msArrowStealthEnd 5" svg:viewBox="0 0 300 300" svg:d="M150 0l150 300-150-120-150 120z"/>
    <draw:stroke-dash draw:name="Dashed_20__28_var_29__20_4" draw:display-name="Dashed (var) 4" draw:style="rect" draw:dots2="1" draw:dots2-length="0.0835in" draw:distance="0.0626in"/>
    <draw:stroke-dash draw:name="Dashed_20__28_var_29__20_5" draw:display-name="Dashed (var) 5" draw:style="rect" draw:dots2="1" draw:dots2-length="0.0551in" draw:distance="0.041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fo:font-size="12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fo:font-weight="bold"/>
    </style:style>
    <style:style style:name="ListLabel_20_83" style:display-name="ListLabel 83" style:family="text">
      <style:text-properties fo:font-size="12pt"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2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2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font-size="12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12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size="12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2pt" style:text-underline-style="none"/>
    </style:style>
    <style:style style:name="ListLabel_20_209" style:display-name="ListLabel 209" style:family="text">
      <style:text-properties fo:font-size="12pt"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font-size="12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font-size="12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font-size="12pt" style:text-underline-style="none"/>
    </style:style>
    <style:style style:name="ListLabel_20_236" style:display-name="ListLabel 236" style:family="text">
      <style:text-properties fo:font-size="12pt" style:text-underline-style="none" fo:font-weight="bold" style:font-name-asian="Arial2" style:font-family-asian="Arial" style:font-family-generic-asian="system" style:font-pitch-asian="variable" style:font-weight-asian="bold" style:font-name-complex="Arial2" style:font-family-complex="Arial" style:font-family-generic-complex="system" style:font-pitch-complex="variabl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font-size="12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font-size="12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2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28" meta:paragraph-count="447" meta:word-count="6357" meta:character-count="42471" meta:non-whitespace-character-count="36660"/>
    <meta:generator>LibreOfficeDev/6.0.5.2$Linux_X86_64 LibreOffice_project/</meta:generator>
  </office:meta>
</office:document-meta>
</file>